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TablePreview4.svm" manifest:media-type=""/>
  <manifest:file-entry manifest:full-path="Pictures/TablePreview3.svm" manifest:media-type=""/>
  <manifest:file-entry manifest:full-path="Pictures/TablePreview1.svm" manifest:media-type=""/>
  <manifest:file-entry manifest:full-path="Pictures/TablePreview2.svm" manifest:media-type=""/>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Open Sans Light" svg:font-family="'Open Sans Light'"/>
    <style:font-face style:name="FreeSans1" svg:font-family="FreeSans" style:font-family-generic="swiss"/>
    <style:font-face style:name="Open Sans1" svg:font-family="'Open Sans'" style:font-family-generic="modern" style:font-pitch="fixed"/>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2" svg:font-family="'Ope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gr1" style:family="graphic">
      <style:graphic-properties style:protect="size"/>
    </style:style>
    <style:style style:name="pr1" style:family="presentation" style:parent-style-name="Titelfolie-outline1" style:list-style-name="L6">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2" style:family="presentation" style:parent-style-name="Titelfolie-outline1" style:list-style-name="L6">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 style:family="presentation" style:parent-style-name="Titelfolie-notes">
      <style:graphic-properties draw:fill-color="#ffffff" fo:min-height="13.364cm"/>
    </style:style>
    <style:style style:name="pr4" style:family="presentation" style:parent-style-name="Kapitelfolie-outline1" style:list-style-name="L7">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5" style:family="presentation" style:parent-style-name="Kapitelfolie-notes">
      <style:graphic-properties draw:fill-color="#ffffff" fo:min-height="13.364cm"/>
    </style:style>
    <style:style style:name="pr6" style:family="presentation" style:parent-style-name="Agenda-title" style:list-style-name="L8">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7" style:family="presentation" style:parent-style-name="Agenda-outline1" style:list-style-name="L9">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8"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9"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10" style:family="presentation" style:parent-style-name="Agenda-outline1" style:list-style-name="L10">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1" style:family="presentation" style:parent-style-name="Agenda-notes">
      <style:graphic-properties draw:fill-color="#ffffff" fo:min-height="13.364cm"/>
    </style:style>
    <style:style style:name="pr12" style:family="presentation" style:parent-style-name="Agenda-title" style:list-style-name="L8">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3" style:family="presentation" style:parent-style-name="Agenda-outline1" style:list-style-name="L9">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4"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15"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16" style:family="presentation" style:parent-style-name="Agenda-outline1" style:list-style-name="L10">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17" style:family="presentation" style:parent-style-name="Agenda-title" style:list-style-name="L8">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18"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19"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0" style:family="presentation" style:parent-style-name="Agenda-outline1" style:list-style-name="L10">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1" style:family="presentation" style:parent-style-name="Agenda-title" style:list-style-name="L8">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2"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23"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4" style:family="presentation" style:parent-style-name="Agenda-outline1" style:list-style-name="L10">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5" style:family="presentation" style:parent-style-name="Agenda-title" style:list-style-name="L8">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26"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27"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28" style:family="presentation" style:parent-style-name="Agenda-outline1" style:list-style-name="L10">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29" style:family="presentation" style:parent-style-name="Agenda-title" style:list-style-name="L8">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30"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31"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32" style:family="presentation" style:parent-style-name="Agenda-outline1" style:list-style-name="L10">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3" style:family="presentation" style:parent-style-name="Agenda-title" style:list-style-name="L8">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34"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35" style:family="presentation" style:parent-style-name="Agenda-outline1" style:list-style-name="L9">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36" style:family="presentation" style:parent-style-name="Agenda-outline1" style:list-style-name="L10">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37" style:family="presentation" style:parent-style-name="Schlussfolie-outline1" style:list-style-name="L7">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38" style:family="presentation" style:parent-style-name="Schlussfolie-outline1" style:list-style-name="L7">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39" style:family="presentation" style:parent-style-name="Schlussfolie-backgroundobjects" style:list-style-name="L4">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40" style:family="presentation" style:parent-style-name="Schlussfolie-backgroundobjects" style:list-style-name="L4">
      <style:graphic-properties draw:stroke="none" svg:stroke-width="0cm" draw:fill="none" draw:fill-color="#ffffff" draw:textarea-vertical-align="middle" draw:auto-grow-height="false" draw:fit-to-size="false" style:shrink-to-fit="false" fo:min-height="11.049cm" fo:padding-top="0cm" fo:padding-bottom="0cm" fo:padding-left="0cm" fo:padding-right="0.25cm" fo:wrap-option="wrap"/>
    </style:style>
    <style:style style:name="pr41" style:family="presentation" style:parent-style-name="Schlussfolie-backgroundobjects" style:list-style-name="L4">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42" style:family="presentation" style:parent-style-name="Schlussfolie-notes">
      <style:graphic-properties draw:fill-color="#ffffff" fo:min-height="13.364cm"/>
    </style:style>
    <style:style style:name="pr43" style:family="presentation" style:parent-style-name="Schlussfolie_20__2b__20_Ansprechpartner-outline1" style:list-style-name="L7">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44" style:family="presentation" style:parent-style-name="Schlussfolie_20__2b__20_Ansprechpartner-outline1" style:list-style-name="L7">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45" style:family="presentation" style:parent-style-name="Schlussfolie_20__2b__20_Ansprechpartner-outline1" style:list-style-name="L7">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46" style:family="presentation" style:parent-style-name="Schlussfolie_20__2b__20_Ansprechpartner-outline1" style:list-style-name="L7">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47" style:family="presentation" style:parent-style-name="Schlussfolie_20__2b__20_Ansprechpartner-outline1" style:list-style-name="L7">
      <style:graphic-properties draw:stroke="none" svg:stroke-width="0cm" draw:fill="none" draw:textarea-vertical-align="bottom" draw:auto-grow-height="false" draw:fit-to-size="false" style:shrink-to-fit="false" fo:min-height="10.798cm" fo:padding-top="0cm" fo:padding-bottom="0cm" fo:padding-left="0cm" fo:padding-right="0cm" fo:wrap-option="wrap"/>
    </style:style>
    <style:style style:name="pr48" style:family="presentation" style:parent-style-name="Schlussfolie_20__2b__20_Ansprechpartner-backgroundobjects" style:list-style-name="L4">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49" style:family="presentation" style:parent-style-name="Schlussfolie_20__2b__20_Ansprechpartner-backgroundobjects" style:list-style-name="L4">
      <style:graphic-properties draw:stroke="none" svg:stroke-width="0cm" draw:fill="none" draw:fill-color="#ffffff" draw:textarea-vertical-align="middle" draw:auto-grow-height="false" draw:fit-to-size="false" style:shrink-to-fit="false" fo:min-height="11.049cm" fo:padding-top="0cm" fo:padding-bottom="0cm" fo:padding-left="0cm" fo:padding-right="0.25cm" fo:wrap-option="wrap"/>
    </style:style>
    <style:style style:name="pr50" style:family="presentation" style:parent-style-name="Schlussfolie_20__2b__20_Ansprechpartner-backgroundobjects" style:list-style-name="L4">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51" style:family="presentation" style:parent-style-name="Schlussfolie_20__2b__20_Ansprechpartner-notes">
      <style:graphic-properties draw:fill-color="#ffffff" fo:min-height="13.364cm"/>
    </style:style>
    <style:style style:name="pr52" style:family="presentation" style:parent-style-name="_32__20_spalter_20__2b__20_2_20_zlg._20_Titel-title" style:list-style-name="L8">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pr53" style:family="presentation" style:parent-style-name="_32__20_spalter_20__2b__20_2_20_zlg._20_Titel-outline1" style:list-style-name="L7">
      <style:graphic-properties draw:stroke="none" svg:stroke-width="0cm" draw:fill="none" draw:textarea-vertical-align="middle" draw:auto-grow-height="false" draw:fit-to-size="false" style:shrink-to-fit="false" fo:min-height="10.798cm" fo:padding-top="0cm" fo:padding-bottom="0cm" fo:padding-left="0cm" fo:padding-right="0.247cm" fo:wrap-option="wrap"/>
    </style:style>
    <style:style style:name="pr54" style:family="presentation" style:parent-style-name="_32__20_spalter_20__2b__20_2_20_zlg._20_Titel-backgroundobjects" style:list-style-name="L5">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55" style:family="presentation" style:parent-style-name="_32__20_spalter_20__2b__20_2_20_zlg._20_Titel-backgroundobjects" style:list-style-name="L5">
      <style:graphic-properties draw:stroke="none" svg:stroke-width="0cm" draw:fill="none" draw:fill-color="#ffffff" draw:textarea-vertical-align="middle" draw:auto-grow-height="false" draw:fit-to-size="false" style:shrink-to-fit="false" fo:min-height="11.049cm" fo:padding-top="0cm" fo:padding-bottom="0cm" fo:padding-left="0cm" fo:padding-right="0.25cm" fo:wrap-option="wrap"/>
    </style:style>
    <style:style style:name="pr56" style:family="presentation" style:parent-style-name="_32__20_spalter_20__2b__20_2_20_zlg._20_Titel-backgroundobjects" style:list-style-name="L5">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pr57" style:family="presentation" style:parent-style-name="_32__20_spalter_20__2b__20_2_20_zlg._20_Titel-outline1" style:list-style-name="L7">
      <style:graphic-properties draw:stroke="none" svg:stroke-width="0cm" draw:fill="none" draw:textarea-vertical-align="middle" draw:auto-grow-height="false" draw:fit-to-size="false" style:shrink-to-fit="false" fo:min-height="10.798cm" fo:padding-top="0cm" fo:padding-bottom="0cm" fo:padding-left="0.25cm" fo:padding-right="0cm" fo:wrap-option="wrap"/>
    </style:style>
    <style:style style:name="pr58" style:family="presentation" style:parent-style-name="_32__20_spalter_20__2b__20_2_20_zlg._20_Titel-outline1" style:list-style-name="L7">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59" style:family="presentation" style:parent-style-name="_32__20_spalter_20__2b__20_2_20_zlg._20_Titel-outline1" style:list-style-name="L7">
      <style:graphic-properties draw:stroke="none" svg:stroke-width="0cm" draw:fill="none" draw:textarea-vertical-align="top" draw:auto-grow-height="false" draw:fit-to-size="false" style:shrink-to-fit="false" fo:min-height="10.798cm" fo:padding-top="0cm" fo:padding-bottom="0cm" fo:padding-left="0cm" fo:padding-right="0cm" fo:wrap-option="wrap"/>
    </style:style>
    <style:style style:name="pr60" style:family="presentation" style:parent-style-name="_32__20_spalter_20__2b__20_2_20_zlg._20_Titel-notes">
      <style:graphic-properties draw:fill-color="#ffffff" fo:min-height="13.364cm"/>
    </style:style>
    <style:style style:name="co1" style:family="table-column">
      <style:table-column-properties style:column-width="8.791cm" style:use-optimal-column-width="false"/>
    </style:style>
    <style:style style:name="co2" style:family="table-column">
      <style:table-column-properties style:column-width="9.125cm" style:use-optimal-column-width="false"/>
    </style:style>
    <style:style style:name="co3" style:family="table-column">
      <style:table-column-properties style:column-width="11.005cm" style:use-optimal-column-width="false"/>
    </style:style>
    <style:style style:name="co4" style:family="table-column">
      <style:table-column-properties style:column-width="8.523cm" style:use-optimal-column-width="false"/>
    </style:style>
    <style:style style:name="co5" style:family="table-column">
      <style:table-column-properties style:column-width="6.071cm" style:use-optimal-column-width="false"/>
    </style:style>
    <style:style style:name="co6" style:family="table-column">
      <style:table-column-properties style:column-width="7.745cm" style:use-optimal-column-width="false"/>
    </style:style>
    <style:style style:name="co7" style:family="table-column">
      <style:table-column-properties style:column-width="7.781cm" style:use-optimal-column-width="false"/>
    </style:style>
    <style:style style:name="co8" style:family="table-column">
      <style:table-column-properties style:column-width="5.627cm" style:use-optimal-column-width="false"/>
    </style:style>
    <style:style style:name="co9" style:family="table-column">
      <style:table-column-properties style:column-width="2.129cm" style:use-optimal-column-width="false"/>
    </style:style>
    <style:style style:name="co10" style:family="table-column">
      <style:table-column-properties style:column-width="4.815cm" style:use-optimal-column-width="false"/>
    </style:style>
    <style:style style:name="co11" style:family="table-column">
      <style:table-column-properties style:column-width="2.163cm" style:use-optimal-column-width="false"/>
    </style:style>
    <style:style style:name="co12" style:family="table-column">
      <style:table-column-properties style:column-width="6.776cm" style:use-optimal-column-width="false"/>
    </style:style>
    <style:style style:name="co13" style:family="table-column">
      <style:table-column-properties style:column-width="1.954cm" style:use-optimal-column-width="false"/>
    </style:style>
    <style:style style:name="co14" style:family="table-column">
      <style:table-column-properties style:column-width="5.582cm" style:use-optimal-column-width="false"/>
    </style:style>
    <style:style style:name="co15" style:family="table-column">
      <style:table-column-properties style:column-width="2.017cm" style:use-optimal-column-width="false"/>
    </style:style>
    <style:style style:name="ro1" style:family="table-row">
      <style:table-row-properties style:row-height="1.017cm"/>
    </style:style>
    <style:style style:name="ro2" style:family="table-row">
      <style:table-row-properties style:row-height="1.085cm"/>
    </style:style>
    <style:style style:name="ro3" style:family="table-row">
      <style:table-row-properties style:row-height="0.893cm"/>
    </style:style>
    <style:style style:name="ro4" style:family="table-row">
      <style:table-row-properties style:row-height="1.09cm"/>
    </style:style>
    <style:style style:name="ro5" style:family="table-row">
      <style:table-row-properties style:row-height="0.957cm"/>
    </style:style>
    <style:style style:name="ro6" style:family="table-row">
      <style:table-row-properties style:row-height="0.967cm"/>
    </style:style>
    <style:style style:name="ro7" style:family="table-row">
      <style:table-row-properties style:row-height="1.455cm"/>
    </style:style>
    <style:style style:name="ro8" style:family="table-row">
      <style:table-row-properties style:row-height="0cm"/>
    </style:style>
    <style:style style:name="ce1" style:family="table-cell">
      <style:paragraph-properties fo:text-align="center"/>
      <style:text-properties style:font-name="Liberation Serif" fo:font-weight="bold" style:font-weight-asian="bold" style:font-weight-complex="bold"/>
    </style:style>
    <style:style style:name="ce2" style:family="table-cell">
      <style:paragraph-properties fo:text-align="center"/>
      <style:text-properties style:font-name="Liberation Serif"/>
    </style:style>
    <style:style style:name="ce3" style:family="table-cell">
      <style:paragraph-properties fo:text-align="center"/>
      <style:text-properties style:font-name="Liberation Serif" fo:font-size="18pt" style:font-size-asian="18pt" style:font-size-complex="18pt"/>
    </style:style>
    <style:style style:name="ce4" style:family="table-cell">
      <style:paragraph-properties fo:text-align="center"/>
      <style:text-properties style:font-name="Liberation Serif" fo:font-weight="normal" style:font-weight-asian="normal" style:font-weight-complex="normal"/>
    </style:style>
    <style:style style:name="ce5" style:family="table-cell">
      <style:paragraph-properties style:text-autospace="none"/>
      <style:text-properties fo:font-size="16pt" fo:font-weight="bold" style:font-size-asian="16pt" style:font-weight-asian="bold" style:font-size-complex="16pt" style:font-weight-complex="bold"/>
    </style:style>
    <style:style style:name="ce6" style:family="table-cell">
      <style:paragraph-properties fo:text-align="end" style:text-autospace="none"/>
      <style:text-properties fo:font-size="16pt" fo:font-weight="bold" style:font-size-asian="16pt" style:font-weight-asian="bold" style:font-size-complex="16pt" style:font-weight-complex="bold"/>
    </style:style>
    <style:style style:name="ce7" style:family="table-cell">
      <style:paragraph-properties style:text-autospace="none"/>
      <style:text-properties fo:font-size="16pt" style:font-size-asian="16pt" style:font-size-complex="16pt"/>
    </style:style>
    <style:style style:name="ce8" style:family="table-cell">
      <style:paragraph-properties fo:text-align="end" style:text-autospace="none"/>
      <style:text-properties fo:font-size="16pt" style:font-size-asian="16pt" style:font-size-complex="16pt"/>
    </style:style>
    <style:style style:name="P1" style:family="paragraph">
      <style:paragraph-properties fo:margin-left="0cm" fo:margin-right="0cm" fo:margin-top="0cm" fo:margin-bottom="0.353cm" fo:line-height="90%" fo:text-align="start" fo:text-indent="0cm" style:punctuation-wrap="hanging" style:writing-mode="lr-tb">
        <style:tab-stops>
          <style:tab-stop style:position="0cm"/>
        </style:tab-stops>
      </style:paragraph-properties>
      <style:text-properties fo:hyphenate="false"/>
    </style:style>
    <style:style style:name="P2"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font-size="45pt" fo:language="en" fo:country="US" fo:hyphenate="false"/>
    </style:style>
    <style:style style:name="P3"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font-size="24pt" fo:language="en" fo:country="US" fo:hyphenate="false"/>
    </style:style>
    <style:style style:name="P4" style:family="paragraph">
      <loext:graphic-properties draw:fill-color="#ffffff"/>
      <style:text-properties fo:language="en" fo:country="US"/>
    </style:style>
    <style:style style:name="P5"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text-transform="uppercase" fo:color="#ffffff" style:text-line-through-style="none" style:text-line-through-type="none" style:text-position="0% 100%" style:font-name="Open Sans" fo:font-size="45pt" fo:letter-spacing="normal" fo:language="en" fo:country="US" fo:font-style="normal" style:text-underline-style="none" fo:font-weight="normal" style:font-size-asian="45pt" style:font-style-asian="normal" style:font-weight-asian="normal" style:font-size-complex="45pt" style:font-style-complex="normal" style:font-weight-complex="normal" fo:hyphenate="false"/>
    </style:style>
    <style:style style:name="P6" style:family="paragraph">
      <style:paragraph-properties fo:margin-top="0cm" fo:margin-bottom="0cm" fo:line-height="90%" fo:text-align="start" style:punctuation-wrap="hanging" style:writing-mode="lr-tb"/>
      <style:text-properties fo:hyphenate="false"/>
    </style:style>
    <style:style style:name="P7" style:family="paragraph">
      <loext:graphic-properties draw:fill="none"/>
      <style:paragraph-properties fo:margin-top="0cm" fo:margin-bottom="0cm" fo:line-height="90%" fo:text-align="start" style:punctuation-wrap="hanging" style:writing-mode="lr-tb" style:font-independent-line-spacing="true"/>
      <style:text-properties fo:text-transform="uppercase" fo:color="#0c2577" style:text-line-through-style="none" style:text-line-through-type="none" style:text-position="0% 100%" style:font-name="Open Sans"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fo:hyphenate="false"/>
    </style:style>
    <style:style style:name="P8" style:family="paragraph">
      <loext:graphic-properties draw:fill="none"/>
      <style:paragraph-properties fo:margin-left="0cm" fo:margin-right="0cm" fo:margin-top="0cm" fo:margin-bottom="0.35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0c2577" style:text-line-through-style="none" style:text-line-through-type="none" style:text-position="0% 100%" style:font-name="Open Sans"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fo:hyphenate="false"/>
    </style:style>
    <style:style style:name="P9"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text-transform="uppercase" fo:color="#4188ed" style:text-line-through-style="none" style:text-line-through-type="none" style:text-position="0% 100%" style:font-name="Open Sans" fo:font-size="10pt" fo:letter-spacing="0.018cm" fo:language="en" fo:country="US" fo:font-style="normal" style:text-underline-style="none" fo:font-weight="bold" style:font-name-asian="Open Sans1" style:font-size-asian="10pt" style:font-style-asian="normal" style:font-weight-asian="bold" style:font-name-complex="Open Sans2" style:font-size-complex="10pt" style:font-style-complex="normal" style:font-weight-complex="bold" fo:hyphenate="false"/>
    </style:style>
    <style:style style:name="P10" style:family="paragraph">
      <loext:graphic-properties draw:fill="none"/>
      <style:paragraph-properties fo:margin-left="0cm" fo:margin-right="0cm" fo:margin-top="0cm" fo:margin-bottom="0.35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8c8c8c" style:text-line-through-style="none" style:text-line-through-type="none" style:text-position="0% 100%" style:font-name="Open Sans Light"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fo:hyphenate="false"/>
    </style:style>
    <style:style style:name="P11" style:family="paragraph">
      <loext:graphic-properties draw:fill="none"/>
      <style:paragraph-properties fo:margin-left="0cm" fo:margin-right="0cm" fo:margin-top="0cm" fo:margin-bottom="0cm" fo:line-height="110%" fo:text-align="start" fo:text-indent="0cm" style:punctuation-wrap="hanging" style:writing-mode="lr-tb" style:font-independent-line-spacing="true"/>
      <style:text-properties fo:font-variant="normal" fo:text-transform="none" fo:color="#4188ed" style:text-line-through-style="none" style:text-line-through-type="none" style:text-position="0% 100%" style:font-name="Open San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P12" style:family="paragraph">
      <style:paragraph-properties fo:text-align="center"/>
    </style:style>
    <style:style style:name="P13" style:family="paragraph">
      <style:paragraph-properties fo:margin-top="0.5cm" fo:margin-bottom="0cm" fo:line-height="110%" fo:text-align="start" style:punctuation-wrap="hanging" style:writing-mode="lr-tb"/>
      <style:text-properties fo:hyphenate="false"/>
    </style:style>
    <style:style style:name="P14" style:family="paragraph">
      <style:paragraph-properties style:text-autospace="none"/>
    </style:style>
    <style:style style:name="P15" style:family="paragraph">
      <style:paragraph-properties fo:text-align="end" style:text-autospace="none"/>
    </style:style>
    <style:style style:name="P16" style:family="paragraph">
      <loext:graphic-properties draw:fill="none"/>
      <style:paragraph-properties fo:margin-left="0cm" fo:margin-right="0cm" fo:margin-top="0cm" fo:margin-bottom="0cm" fo:line-height="110%" fo:text-align="start" fo:text-indent="0cm" style:punctuation-wrap="hanging" style:writing-mode="lr-tb" style:font-independent-line-spacing="true"/>
      <style:text-properties fo:font-variant="normal" fo:text-transform="none" fo:color="#4188ed" style:text-line-through-style="none" style:text-line-through-type="none" style:text-position="0% 100%" style:font-name="Liberation Serif"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P17" style:family="paragraph">
      <loext:graphic-properties draw:fill="none"/>
      <style:paragraph-properties fo:margin-left="0cm" fo:margin-right="0cm" fo:margin-top="0cm" fo:margin-bottom="0.353cm" fo:line-height="90%" fo:text-align="end"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Open Sans Light"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fo:hyphenate="false"/>
    </style:style>
    <style:style style:name="P18" style:family="paragraph">
      <style:paragraph-properties fo:margin-left="0cm" fo:margin-right="0cm" fo:margin-top="0cm" fo:margin-bottom="0cm" fo:line-height="90%" fo:text-align="start" fo:text-indent="0cm" style:punctuation-wrap="hanging" style:writing-mode="lr-tb"/>
      <style:text-properties fo:font-size="14pt" fo:language="en" fo:country="US" style:font-size-asian="14pt" style:font-size-complex="14pt" fo:hyphenate="false"/>
    </style:style>
    <style:style style:name="P19" style:family="paragraph">
      <loext:graphic-properties draw:fill="none" draw:fill-color="#ffffff"/>
      <style:paragraph-properties fo:margin-left="0cm" fo:margin-right="0cm" fo:margin-top="0cm" fo:margin-bottom="0cm" fo:line-height="90%" fo:text-align="start" fo:text-indent="0cm" style:punctuation-wrap="hanging" style:writing-mode="lr-tb" style:font-independent-line-spacing="true"/>
      <style:text-properties fo:font-size="14pt" fo:language="en" fo:country="US" style:font-size-asian="14pt" style:font-size-complex="14pt" fo:hyphenate="false"/>
    </style:style>
    <style:style style:name="P20" style:family="paragraph">
      <style:paragraph-properties fo:margin-left="0cm" fo:margin-right="0cm" fo:margin-top="0cm" fo:margin-bottom="0cm" fo:line-height="90%" fo:text-align="end" fo:text-indent="0cm" style:punctuation-wrap="hanging" style:writing-mode="lr-tb"/>
      <style:text-properties fo:font-size="14pt" fo:language="en" fo:country="US" style:font-size-asian="14pt" style:font-size-complex="14pt" fo:hyphenate="false"/>
    </style:style>
    <style:style style:name="P21" style:family="paragraph">
      <loext:graphic-properties draw:fill="none" draw:fill-color="#ffffff"/>
      <style:paragraph-properties fo:margin-left="0cm" fo:margin-right="0cm" fo:margin-top="0cm" fo:margin-bottom="0cm" fo:line-height="90%" fo:text-align="end" fo:text-indent="0cm" style:punctuation-wrap="hanging" style:writing-mode="lr-tb" style:font-independent-line-spacing="true"/>
      <style:text-properties fo:font-size="14pt" fo:language="en" fo:country="US" style:font-size-asian="14pt" style:font-size-complex="14pt" fo:hyphenate="false"/>
    </style:style>
    <style:style style:name="P22" style:family="paragraph">
      <loext:graphic-properties draw:fill="none"/>
      <style:paragraph-properties fo:margin-left="0cm" fo:margin-right="0cm" fo:margin-top="0cm" fo:margin-bottom="0.353cm" fo:line-height="90%" fo:text-align="start" fo:text-indent="0cm" style:punctuation-wrap="hanging" style:writing-mode="lr-tb" style:font-independent-line-spacing="true">
        <style:tab-stops>
          <style:tab-stop style:position="0cm"/>
        </style:tab-stops>
      </style:paragraph-properties>
      <style:text-properties fo:font-variant="normal" fo:text-transform="none" fo:color="#ffffff" style:text-line-through-style="none" style:text-line-through-type="none" style:text-position="0% 100%" style:font-name="Open Sans Light"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fo:hyphenate="false"/>
    </style:style>
    <style:style style:name="P23" style:family="paragraph">
      <loext:graphic-properties draw:fill="none"/>
      <style:paragraph-properties fo:margin-left="0cm" fo:margin-right="0cm" fo:margin-top="0cm" fo:margin-bottom="0.35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909090" style:text-line-through-style="none" style:text-line-through-type="none" style:text-position="0% 100%" style:font-name="Open Sans Light"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fo:hyphenate="false"/>
    </style:style>
    <style:style style:name="P24" style:family="paragraph">
      <loext:graphic-properties draw:fill="none"/>
      <style:paragraph-properties fo:margin-left="0cm" fo:margin-right="0cm" fo:margin-top="0cm" fo:margin-bottom="0.353cm" fo:line-height="110%" fo:text-align="start" fo:text-indent="0cm" style:punctuation-wrap="hanging" style:writing-mode="lr-tb" style:font-independent-line-spacing="true">
        <style:tab-stops>
          <style:tab-stop style:position="0cm"/>
        </style:tab-stops>
      </style:paragraph-properties>
      <style:text-properties fo:font-variant="normal" fo:text-transform="none" fo:color="#4188ed" style:text-line-through-style="none" style:text-line-through-type="none" style:text-position="0% 100%" style:font-name="Open Sans" fo:font-size="20pt" fo:letter-spacing="normal" fo:language="en" fo:country="US" fo:font-style="normal" style:text-underline-style="none" fo:font-weight="normal" style:font-size-asian="20pt" style:font-style-asian="normal" style:font-weight-asian="normal" style:font-size-complex="20pt" style:font-style-complex="normal" style:font-weight-complex="normal" fo:hyphenate="false"/>
    </style:style>
    <style:style style:name="T1" style:family="text">
      <style:text-properties fo:text-transform="uppercase" fo:color="#ffffff" style:text-line-through-style="none" style:text-line-through-type="none" style:text-position="0% 100%" style:font-name="Open Sans" fo:font-size="45pt" fo:letter-spacing="normal" fo:language="en" fo:country="US" fo:font-style="normal" style:text-underline-style="none" fo:font-weight="normal" style:font-size-asian="45pt" style:font-style-asian="normal" style:font-weight-asian="normal" style:font-size-complex="45pt" style:font-style-complex="normal" style:font-weight-complex="normal"/>
    </style:style>
    <style:style style:name="T2" style:family="text">
      <style:text-properties fo:font-variant="normal" fo:text-transform="none" fo:color="#ffffff" style:text-line-through-style="none" style:text-line-through-type="none" style:text-position="0% 100%" style:font-name="Open Sans Light"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text-transform="uppercase" fo:color="#0c2577" style:text-line-through-style="none" style:text-line-through-type="none" style:text-position="0% 100%" style:font-name="Open Sans" fo:font-size="36pt" fo:letter-spacing="normal" fo:language="en" fo:country="US" fo:font-style="normal" style:text-underline-style="none" fo:font-weight="normal" style:font-size-asian="36pt" style:font-style-asian="normal" style:font-weight-asian="normal" style:font-size-complex="36pt" style:font-style-complex="normal" style:font-weight-complex="normal"/>
    </style:style>
    <style:style style:name="T4" style:family="text">
      <style:text-properties fo:language="en" fo:country="US"/>
    </style:style>
    <style:style style:name="T5" style:family="text">
      <style:text-properties fo:language="ro" fo:country="RO"/>
    </style:style>
    <style:style style:name="T6" style:family="text">
      <style:text-properties fo:language="en" fo:country="US" fo:font-style="italic" style:font-style-asian="italic" style:font-style-complex="italic"/>
    </style:style>
    <style:style style:name="T7" style:family="text">
      <style:text-properties fo:language="en" fo:country="US" fo:font-style="normal" style:font-style-asian="normal" style:font-style-complex="normal"/>
    </style:style>
    <style:style style:name="T8" style:family="text">
      <style:text-properties fo:font-variant="normal" fo:text-transform="none" fo:color="#4188ed" style:text-outline="false" style:text-line-through-style="none" style:text-line-through-type="none" style:text-position="0% 100%" style:font-name="Open Sans" fo:font-size="20pt" fo:letter-spacing="normal" fo:language="en" fo:country="US" fo:font-style="normal" fo:text-shadow="none" style:text-underline-style="none" fo:font-weight="normal" style:letter-kerning="true" fo:background-color="transparent" style:font-name-asian="AR PL SungtiL GB" style:font-size-asian="20pt" style:language-asian="de" style:country-asian="DE" style:font-style-asian="normal" style:font-weight-asian="normal" style:font-name-complex="Lohit Devanagari" style:font-size-complex="20pt" style:language-complex="de" style:country-complex="DE" style:font-style-complex="normal" style:font-weight-complex="normal" style:text-emphasize="none" style:font-relief="none" style:text-overline-style="none" style:text-overline-color="font-color"/>
    </style:style>
    <style:style style:name="T9" style:family="text">
      <style:text-properties fo:font-variant="normal" fo:text-transform="none" fo:color="#4188ed" style:text-outline="false" style:text-line-through-style="none" style:text-line-through-type="none" style:text-position="0% 100%" style:font-name="Open Sans" fo:font-size="20pt" fo:letter-spacing="normal" fo:language="en" fo:country="US" fo:font-style="italic" fo:text-shadow="none" style:text-underline-style="none" fo:font-weight="normal" style:letter-kerning="true" fo:background-color="transparent" style:font-name-asian="AR PL SungtiL GB" style:font-size-asian="20pt" style:language-asian="de" style:country-asian="DE" style:font-style-asian="italic" style:font-weight-asian="normal" style:font-name-complex="Lohit Devanagari" style:font-size-complex="20pt" style:language-complex="de" style:country-complex="DE" style:font-style-complex="italic" style:font-weight-complex="normal" style:text-emphasize="none" style:font-relief="none" style:text-overline-style="none" style:text-overline-color="font-color"/>
    </style:style>
    <style:style style:name="T10" style:family="text">
      <style:text-properties style:font-name="Liberation Serif" fo:font-weight="bold" style:font-weight-asian="bold" style:font-weight-complex="bold"/>
    </style:style>
    <style:style style:name="T11" style:family="text">
      <style:text-properties style:font-name="Liberation Serif"/>
    </style:style>
    <style:style style:name="T12" style:family="text">
      <style:text-properties style:use-window-font-color="true" style:font-name="Liberation Serif" fo:font-size="18pt" style:letter-kerning="true" style:font-name-asian="AR PL SungtiL GB" style:font-size-asian="18pt" style:font-name-complex="Lohit Devanagari" style:font-size-complex="18pt"/>
    </style:style>
    <style:style style:name="T13" style:family="text">
      <style:text-properties style:use-window-font-color="true" style:font-name="Liberation Serif" fo:font-size="18pt" fo:font-weight="bold" style:letter-kerning="true" style:font-name-asian="AR PL SungtiL GB" style:font-size-asian="18pt" style:font-weight-asian="bold" style:font-name-complex="Lohit Devanagari" style:font-size-complex="18pt" style:font-weight-complex="bold"/>
    </style:style>
    <style:style style:name="T14" style:family="text">
      <style:text-properties style:font-name="Liberation Serif" fo:font-size="18pt" style:font-size-asian="18pt" style:font-size-complex="18pt"/>
    </style:style>
    <style:style style:name="T15" style:family="text">
      <style:text-properties fo:language="en" fo:country="US" fo:font-weight="bold" style:font-weight-asian="bold" style:font-weight-complex="bold"/>
    </style:style>
    <style:style style:name="T16" style:family="text">
      <style:text-properties style:font-name="Liberation Serif" fo:font-weight="normal" style:font-weight-asian="normal" style:font-weight-complex="normal"/>
    </style:style>
    <style:style style:name="T17" style:family="text">
      <style:text-properties fo:font-weight="normal" style:font-weight-asian="normal" style:font-weight-complex="normal"/>
    </style:style>
    <style:style style:name="T18" style:family="text">
      <style:text-properties fo:font-variant="normal" fo:text-transform="none" fo:color="#4188ed" style:text-outline="false" style:text-line-through-style="none" style:text-line-through-type="none" style:text-position="0% 100%" style:font-name="Open Sans" fo:font-size="2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AR PL SungtiL GB" style:font-size-asian="20pt" style:language-asian="de" style:country-asian="DE" style:font-style-asian="normal" style:font-weight-asian="normal" style:font-name-complex="Lohit Devanagari" style:font-size-complex="20pt" style:language-complex="de" style:country-complex="DE" style:font-style-complex="normal" style:font-weight-complex="normal" style:text-emphasize="none" style:text-scale="100%" style:font-relief="none" style:text-overline-style="none" style:text-overline-color="font-color"/>
    </style:style>
    <style:style style:name="T19" style:family="text">
      <style:text-properties fo:font-size="16pt" fo:font-weight="bold" style:font-size-asian="16pt" style:font-weight-asian="bold" style:font-size-complex="16pt" style:font-weight-complex="bold"/>
    </style:style>
    <style:style style:name="T20" style:family="text">
      <style:text-properties fo:font-size="16pt" style:font-size-asian="16pt" style:font-size-complex="16pt"/>
    </style:style>
    <style:style style:name="T21" style:family="text">
      <style:text-properties style:font-name="Liberation Serif" fo:language="ro" fo:country="RO"/>
    </style:style>
    <style:style style:name="T22" style:family="text">
      <style:text-properties fo:font-variant="normal" fo:text-transform="none" fo:color="#8c8c8c" style:text-line-through-style="none" style:text-line-through-type="none" style:text-position="0% 100%" style:font-name="Open Sans Light"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style:style style:name="T23" style:family="text">
      <style:text-properties fo:font-variant="normal" fo:text-transform="none" fo:color="#bdbdbd" style:text-line-through-style="none" style:text-line-through-type="none" style:text-position="0% 100%" style:font-name="Open Sans Light" fo:font-size="9pt" fo:letter-spacing="normal" fo:language="en" fo:country="US" fo:font-style="normal" style:text-underline-style="none" fo:font-weight="normal" style:font-size-asian="9pt" style:font-style-asian="normal" style:font-weight-asian="normal" style:font-size-complex="9pt" style:font-style-complex="normal" style:font-weight-complex="normal"/>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8c8c8c"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bdbdbd"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9cm" text:min-label-width="0.9cm"/>
        <style:text-properties fo:color="#0c2577"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number text:level="1" style:num-format="">
        <style:list-level-properties text:space-before="-0.6cm" text:min-label-width="0.6cm"/>
        <style:text-properties style:use-window-font-color="true"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9">
      <text:list-level-style-number text:level="1" style:num-format="">
        <style:list-level-properties text:space-before="-0.9cm" text:min-label-width="0.9cm"/>
        <style:text-properties fo:color="#4188e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suffix="." style:num-format="1">
        <style:list-level-properties text:space-before="0.001cm" text:min-label-width="0.757cm"/>
        <style:text-properties fo:color="#4188e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elfolie" presentation:presentation-page-layout-name="AL1T0">
        <office:forms form:automatic-focus="false" form:apply-design-mode="false"/>
        <draw:frame draw:name="Textplatzhalter 1" presentation:style-name="pr1" draw:text-style-name="P2" draw:layer="layout" svg:width="21.205cm" svg:height="4.841cm" svg:x="1.506cm" svg:y="3.883cm" presentation:class="outline" presentation:user-transformed="true">
          <draw:text-box>
            <text:p text:style-name="P1"><text:span text:style-name="T1">Analysis of leads to increase sales efficiency</text:span></text:p>
          </draw:text-box>
        </draw:frame>
        <draw:frame draw:name="Textplatzhalter 2" presentation:style-name="pr2" draw:text-style-name="P3" draw:layer="layout" svg:width="21.205cm" svg:height="5.641cm" svg:x="1.506cm" svg:y="9.525cm" presentation:class="outline" presentation:user-transformed="true">
          <draw:text-box>
            <text:p text:style-name="P1"><text:span text:style-name="T2">By Alberto Escalante, Data Scientist</text:span></text:p>
            <text:p text:style-name="P1"><text:span text:style-name="T2">28.08.2018</text:span></text:p>
          </draw:text-box>
        </draw:frame>
        <presentation:notes draw:style-name="dp2">
          <draw:page-thumbnail draw:style-name="gr1" draw:layer="layout" svg:width="19.798cm" svg:height="11.136cm" svg:x="0.6cm" svg:y="2.257cm" draw:page-number="1" presentation:class="page"/>
          <draw:frame presentation:style-name="pr3" draw:text-style-name="P4" draw:layer="layout" svg:width="16.799cm" svg:height="13.364cm" svg:x="2.1cm" svg:y="14.107cm" presentation:class="notes" presentation:placeholder="true">
            <draw:text-box/>
          </draw:frame>
        </presentation:notes>
      </draw:page>
      <draw:page draw:name="page2" draw:style-name="dp1" draw:master-page-name="Kapitelfolie">
        <office:forms form:automatic-focus="false" form:apply-design-mode="false"/>
        <draw:frame draw:name="Textplatzhalter 1" presentation:style-name="pr4" draw:text-style-name="P5" draw:layer="layout" svg:width="21.205cm" svg:height="7.2cm" svg:x="1.506cm" svg:y="1.524cm" presentation:class="outline" presentation:placeholder="true" presentation:user-transformed="true">
          <draw:text-box/>
        </draw:frame>
        <presentation:notes draw:style-name="dp2">
          <draw:page-thumbnail draw:style-name="gr1" draw:layer="layout" svg:width="19.798cm" svg:height="11.136cm" svg:x="0.6cm" svg:y="2.257cm" draw:page-number="2" presentation:class="page"/>
          <draw:frame presentation:style-name="pr5" draw:text-style-name="P4" draw:layer="layout" svg:width="16.799cm" svg:height="13.364cm" svg:x="2.1cm" svg:y="14.107cm" presentation:class="notes" presentation:placeholder="true">
            <draw:text-box/>
          </draw:frame>
        </presentation:notes>
      </draw:page>
      <draw:page draw:name="page3" draw:style-name="dp1" draw:master-page-name="Agenda">
        <office:forms form:automatic-focus="false" form:apply-design-mode="false"/>
        <draw:frame draw:name="Titel 2" presentation:style-name="pr6" draw:text-style-name="P7" draw:layer="layout" svg:width="26.631cm" svg:height="2.999cm" svg:x="1.5cm" svg:y="2.325cm" presentation:class="title" presentation:user-transformed="true">
          <draw:text-box>
            <text:p text:style-name="P6"><text:span text:style-name="T3">Challenge faced by sales team </text:span></text:p>
          </draw:text-box>
        </draw:frame>
        <draw:frame draw:name="Textplatzhalter 4" presentation:style-name="pr7" draw:text-style-name="P8" draw:layer="layout" svg:width="26.631cm" svg:height="1.499cm" svg:x="1.5cm" svg:y="3.925cm" presentation:class="outline" presentation:placeholder="true" presentation:user-transformed="true">
          <draw:text-box/>
        </draw:frame>
        <draw:frame draw:name="Textplatzhalter 5" presentation:style-name="pr8" draw:text-style-name="P9" draw:layer="layout" svg:width="26.631cm" svg:height="0.599cm" svg:x="1.5cm" svg:y="0.924cm" presentation:class="outline" presentation:placeholder="true" presentation:user-transformed="true">
          <draw:text-box/>
        </draw:frame>
        <draw:frame draw:name="Textplatzhalter 6" presentation:style-name="pr9" draw:text-style-name="P10" draw:layer="layout" svg:width="11.799cm" svg:height="0.849cm" svg:x="16.933cm" svg:y="17.276cm" presentation:class="outline" presentation:placeholder="true" presentation:user-transformed="true">
          <draw:text-box/>
        </draw:frame>
        <draw:frame draw:name="Inhaltsplatzhalter 3" presentation:style-name="pr10" draw:text-style-name="P11" draw:layer="layout" svg:width="30.863cm" svg:height="10.9cm" svg:x="1.504cm" svg:y="5.331cm" presentation:class="outline" presentation:user-transformed="true">
          <draw:text-box>
            <text:list text:style-name="L1">
              <text:list-item>
                <text:p><text:span text:style-name="T4">Sales Director interested in increasing efficiency by understanding the leads</text:span></text:p>
              </text:list-item>
              <text:list-item>
                <text:p><text:span text:style-name="T4">23245 leads, €18,9 M total contract value</text:span></text:p>
              </text:list-item>
              <text:list-item>
                <text:p><text:span text:style-name="T5">13.5% result in a contract</text:span></text:p>
              </text:list-item>
              <text:list-item>
                <text:p><text:span text:style-name="T4">Can we recognize the most promising leads to improve efficiency of the sales team?</text:span></text:p>
              </text:list-item>
              <text:list-item>
                <text:p><text:span text:style-name="T4">How likely is a lead to result in a sale?</text:span></text:p>
              </text:list-item>
              <text:list-item>
                <text:p><text:span text:style-name="T4">In case a lead results in a sale, how high will the contract value be?</text:span></text:p>
              </text:list-item>
              <text:list-item>
                <text:p><text:span text:style-name="T4">What is the expected return of pursuing a lead?</text:span></text:p>
              </text:list-item>
              <text:list-item>
                <text:p><text:span text:style-name="T4">How much revenue can be kept by reducing the load to only 40%</text:span></text:p>
              </text:list-item>
            </text:list>
          </draw:text-box>
        </draw:frame>
        <presentation:notes draw:style-name="dp2">
          <draw:page-thumbnail draw:style-name="gr1" draw:layer="layout" svg:width="19.795cm" svg:height="11.136cm" svg:x="0.602cm" svg:y="2.257cm" draw:page-number="3" presentation:class="page"/>
          <draw:frame presentation:style-name="pr11" draw:text-style-name="P4" draw:layer="layout" svg:width="16.799cm" svg:height="13.364cm" svg:x="2.1cm" svg:y="14.107cm" presentation:class="notes" presentation:placeholder="true">
            <draw:text-box/>
          </draw:frame>
        </presentation:notes>
      </draw:page>
      <draw:page draw:name="page4" draw:style-name="dp1" draw:master-page-name="Agenda">
        <office:forms form:automatic-focus="false" form:apply-design-mode="false"/>
        <draw:frame draw:name="Titel 2" presentation:style-name="pr12" draw:text-style-name="P7" draw:layer="layout" svg:width="26.631cm" svg:height="2.999cm" svg:x="1.5cm" svg:y="2.325cm" presentation:class="title" presentation:user-transformed="true">
          <draw:text-box>
            <text:p text:style-name="P6"><text:span text:style-name="T3">DATA and Method</text:span></text:p>
          </draw:text-box>
        </draw:frame>
        <draw:frame draw:name="Textplatzhalter 4" presentation:style-name="pr13" draw:text-style-name="P8" draw:layer="layout" svg:width="26.631cm" svg:height="1.499cm" svg:x="1.5cm" svg:y="3.925cm" presentation:class="outline" presentation:placeholder="true" presentation:user-transformed="true">
          <draw:text-box/>
        </draw:frame>
        <draw:frame draw:name="Textplatzhalter 5" presentation:style-name="pr14" draw:text-style-name="P9" draw:layer="layout" svg:width="26.631cm" svg:height="0.599cm" svg:x="1.5cm" svg:y="0.924cm" presentation:class="outline" presentation:placeholder="true" presentation:user-transformed="true">
          <draw:text-box/>
        </draw:frame>
        <draw:frame draw:name="Textplatzhalter 6" presentation:style-name="pr15" draw:text-style-name="P10" draw:layer="layout" svg:width="11.799cm" svg:height="0.849cm" svg:x="16.933cm" svg:y="17.276cm" presentation:class="outline" presentation:placeholder="true" presentation:user-transformed="true">
          <draw:text-box/>
        </draw:frame>
        <draw:frame draw:name="Inhaltsplatzhalter 3" presentation:style-name="pr16" draw:text-style-name="P11" draw:layer="layout" svg:width="30.863cm" svg:height="10.9cm" svg:x="1.504cm" svg:y="5.331cm" presentation:class="outline" presentation:user-transformed="true">
          <draw:text-box>
            <text:list text:style-name="L1">
              <text:list-item>
                <text:p><text:span text:style-name="T4">23245 leads, and about 50 variables per lead, including two key variables:</text:span></text:p>
              </text:list-item>
              <text:list-item>
                <text:p><text:span text:style-name="T5">1) Binary variable Target_Sold -&gt; estimated using model 1</text:span></text:p>
              </text:list-item>
              <text:list-item>
                <text:p><text:span text:style-name="T5">2) Real valued variable Target_Sales (if contract) -&gt; estimated using model 2</text:span></text:p>
              </text:list-item>
              <text:list-item>
                <text:p><text:span text:style-name="T4"/></text:p>
              </text:list-item>
              <text:list-item>
                <text:p><text:span text:style-name="T4">Use both models to compute an expected return value of a </text:span><text:span text:style-name="T6">lead</text:span><text:span text:style-name="T7">, defined </text:span><text:span text:style-name="T4">as: </text:span></text:p>
                <text:list>
                  <text:list-header>
                    <text:p><text:span text:style-name="T8">Pr(Target_Sold=1 | </text:span><text:span text:style-name="T9">lead</text:span><text:span text:style-name="T8">) x Target_Sales*(</text:span><text:span text:style-name="T9">lead</text:span><text:span text:style-name="T8">)</text:span></text:p>
                  </text:list-header>
                </text:list>
              </text:list-item>
              <text:list-item>
                <text:p><text:span text:style-name="T4">(Model 3 learns this directly)</text:span></text:p>
                <text:p><text:span text:style-name="T4"/></text:p>
              </text:list-item>
            </text:list>
          </draw:text-box>
        </draw:frame>
        <presentation:notes draw:style-name="dp2">
          <draw:page-thumbnail draw:style-name="gr1" draw:layer="layout" svg:width="19.795cm" svg:height="11.136cm" svg:x="0.602cm" svg:y="2.257cm" draw:page-number="4" presentation:class="page"/>
          <draw:frame presentation:style-name="pr11" draw:text-style-name="P4" draw:layer="layout" svg:width="16.799cm" svg:height="13.364cm" svg:x="2.1cm" svg:y="14.107cm" presentation:class="notes" presentation:placeholder="true">
            <draw:text-box/>
          </draw:frame>
        </presentation:notes>
      </draw:page>
      <draw:page draw:name="page5" draw:style-name="dp1" draw:master-page-name="Agenda">
        <office:forms form:automatic-focus="false" form:apply-design-mode="false"/>
        <draw:frame draw:name="Titel 2" presentation:style-name="pr17" draw:text-style-name="P7" draw:layer="layout" svg:width="26.631cm" svg:height="2.999cm" svg:x="1.5cm" svg:y="2.325cm" presentation:class="title" presentation:user-transformed="true">
          <draw:text-box>
            <text:p text:style-name="P6"><text:span text:style-name="T3">First model (M1)</text:span></text:p>
          </draw:text-box>
        </draw:frame>
        <draw:frame draw:style-name="standard" draw:layer="layout" svg:width="17.915cm" svg:height="5.084cm" svg:x="6.751cm" svg:y="13.128cm" presentation:class="table" presentation:user-transformed="true">
          <table:table table:template-name="default" table:use-first-row-styles="true" table:use-banding-rows-styles="true">
            <table:table-column table:style-name="co1"/>
            <table:table-column table:style-name="co2"/>
            <table:table-row table:style-name="ro1" table:default-cell-style-name="ce1">
              <table:table-cell>
                <text:p text:style-name="P12"><text:span text:style-name="T10">Algorithm</text:span></text:p>
              </table:table-cell>
              <table:table-cell>
                <text:p text:style-name="P12"><text:span text:style-name="T10">Classification Rate (Validation)</text:span></text:p>
              </table:table-cell>
            </table:table-row>
            <table:table-row table:style-name="ro1" table:default-cell-style-name="ce2">
              <table:table-cell>
                <text:p text:style-name="P12"><text:span text:style-name="T11">Logistic regression</text:span></text:p>
              </table:table-cell>
              <table:table-cell>
                <text:p text:style-name="P12"><text:span text:style-name="T12">0.908798</text:span></text:p>
              </table:table-cell>
            </table:table-row>
            <table:table-row table:style-name="ro1">
              <table:table-cell table:style-name="ce2">
                <text:p text:style-name="P12"><text:span text:style-name="T11">Random Forest Classifier</text:span></text:p>
              </table:table-cell>
              <table:table-cell table:style-name="ce1">
                <text:p text:style-name="P12"><text:span text:style-name="T13">0.959991</text:span></text:p>
              </table:table-cell>
            </table:table-row>
            <table:table-row table:style-name="ro1" table:default-cell-style-name="ce2">
              <table:table-cell>
                <text:p text:style-name="P12"><text:span text:style-name="T11">Gradient Boosting Classifier</text:span></text:p>
              </table:table-cell>
              <table:table-cell>
                <text:p text:style-name="P12"><text:span text:style-name="T12">0.958486</text:span></text:p>
              </table:table-cell>
            </table:table-row>
            <table:table-row table:style-name="ro1">
              <table:table-cell table:style-name="ce3">
                <text:p text:style-name="P12"><text:span text:style-name="T14">Chance Level</text:span></text:p>
              </table:table-cell>
              <table:table-cell table:style-name="ce2">
                <text:p text:style-name="P12"><text:span text:style-name="T12">0.862766 </text:span></text:p>
              </table:table-cell>
            </table:table-row>
          </table:table>
          <draw:image xlink:href="Pictures/TablePreview1.svm" xlink:type="simple" xlink:show="embed" xlink:actuate="onLoad"/>
        </draw:frame>
        <draw:frame draw:name="Textplatzhalter 5" presentation:style-name="pr18" draw:text-style-name="P9" draw:layer="layout" svg:width="26.631cm" svg:height="0.599cm" svg:x="1.5cm" svg:y="0.924cm" presentation:class="outline" presentation:placeholder="true" presentation:user-transformed="true">
          <draw:text-box/>
        </draw:frame>
        <draw:frame draw:name="Textplatzhalter 6" presentation:style-name="pr19" draw:text-style-name="P10" draw:layer="layout" svg:width="11.799cm" svg:height="0.849cm" svg:x="21.336cm" svg:y="11.43cm" presentation:class="outline" presentation:placeholder="true" presentation:user-transformed="true">
          <draw:text-box/>
        </draw:frame>
        <draw:frame draw:name="Inhaltsplatzhalter 3" presentation:style-name="pr20" draw:text-style-name="P11" draw:layer="layout" svg:width="30.863cm" svg:height="10.9cm" svg:x="1.504cm" svg:y="5.331cm" presentation:class="outline" presentation:user-transformed="true">
          <draw:text-box>
            <text:list text:style-name="L1">
              <text:list-item>
                <text:p><text:span text:style-name="T5">Data -&gt; Training set (60%), validation set (20%), test set (20%)</text:span></text:p>
              </text:list-item>
              <text:list-item>
                <text:p><text:span text:style-name="T5">Randomized search with 5-fold CV to tune hyperparameters</text:span></text:p>
              </text:list-item>
              <text:list-item>
                <text:p text:style-name="P13"><text:span text:style-name="T4">Missing values: replaced by </text:span><text:span text:style-name="T15">zero</text:span><text:span text:style-name="T4"> / mean, (optional: add variables as missing value flags)</text:span></text:p>
              </text:list-item>
              <text:list-item>
                <text:p text:style-name="P13"><text:span text:style-name="T4">Tree promising candidates: logistic regression (logr), random forest classifier (rfc), gradient boosting classifier (gbc)</text:span></text:p>
                <text:p><text:span text:style-name="T5">Accuracies:</text:span></text:p>
              </text:list-item>
            </text:list>
          </draw:text-box>
        </draw:frame>
        <presentation:notes draw:style-name="dp2">
          <draw:page-thumbnail draw:style-name="gr1" draw:layer="layout" svg:width="19.795cm" svg:height="11.136cm" svg:x="0.602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1" draw:master-page-name="Agenda">
        <office:forms form:automatic-focus="false" form:apply-design-mode="false"/>
        <draw:frame draw:name="Titel 2" presentation:style-name="pr21" draw:text-style-name="P7" draw:layer="layout" svg:width="26.631cm" svg:height="2.999cm" svg:x="1.5cm" svg:y="2.325cm" presentation:class="title" presentation:user-transformed="true">
          <draw:text-box>
            <text:p text:style-name="P6"><text:span text:style-name="T3">Second model (M2)</text:span></text:p>
          </draw:text-box>
        </draw:frame>
        <draw:frame draw:style-name="standard" draw:layer="layout" svg:width="19.795cm" svg:height="6.13cm" svg:x="3.894cm" svg:y="10.98cm" presentation:class="table" presentation:user-transformed="true">
          <table:table table:template-name="default" table:use-first-row-styles="true" table:use-banding-rows-styles="true">
            <table:table-column table:style-name="co1"/>
            <table:table-column table:style-name="co3"/>
            <table:table-row table:style-name="ro2" table:default-cell-style-name="ce1">
              <table:table-cell>
                <text:p text:style-name="P12"><text:span text:style-name="T10">Algorithm</text:span></text:p>
              </table:table-cell>
              <table:table-cell>
                <text:p text:style-name="P12"><text:span text:style-name="T10">Root Mean Square Error (Validation)</text:span></text:p>
              </table:table-cell>
            </table:table-row>
            <table:table-row table:style-name="ro2" table:default-cell-style-name="ce2">
              <table:table-cell>
                <text:p text:style-name="P12"><text:span text:style-name="T11">Linear regression</text:span></text:p>
              </table:table-cell>
              <table:table-cell>
                <text:p text:style-name="P12"><text:span text:style-name="T12">11205.7</text:span></text:p>
              </table:table-cell>
            </table:table-row>
            <table:table-row table:style-name="ro3">
              <table:table-cell table:style-name="ce2">
                <text:p text:style-name="P12"><text:span text:style-name="T11">Ridge regression</text:span></text:p>
              </table:table-cell>
              <table:table-cell table:style-name="ce4">
                <text:p text:style-name="P12"><text:span text:style-name="T16">11215.2</text:span></text:p>
              </table:table-cell>
            </table:table-row>
            <table:table-row table:style-name="ro3">
              <table:table-cell table:style-name="ce2">
                <text:p text:style-name="P12"><text:span text:style-name="T11">Random Forest Regressor</text:span></text:p>
              </table:table-cell>
              <table:table-cell table:style-name="ce1">
                <text:p text:style-name="P12"><text:span text:style-name="T13">8652.3</text:span></text:p>
              </table:table-cell>
            </table:table-row>
            <table:table-row table:style-name="ro2" table:default-cell-style-name="ce2">
              <table:table-cell>
                <text:p text:style-name="P12"><text:span text:style-name="T11">Gradient Boosting Regressor</text:span></text:p>
              </table:table-cell>
              <table:table-cell>
                <text:p text:style-name="P12"><text:span text:style-name="T12">10231.0</text:span></text:p>
              </table:table-cell>
            </table:table-row>
            <table:table-row table:style-name="ro4">
              <table:table-cell table:style-name="ce3">
                <text:p text:style-name="P12"><text:span text:style-name="T14">Chance Level</text:span></text:p>
              </table:table-cell>
              <table:table-cell table:style-name="ce2">
                <text:p text:style-name="P12"><text:span text:style-name="T12">14170.8</text:span></text:p>
              </table:table-cell>
            </table:table-row>
          </table:table>
          <draw:image xlink:href="Pictures/TablePreview2.svm" xlink:type="simple" xlink:show="embed" xlink:actuate="onLoad"/>
        </draw:frame>
        <draw:frame draw:name="Textplatzhalter 5" presentation:style-name="pr22" draw:text-style-name="P9" draw:layer="layout" svg:width="26.631cm" svg:height="0.599cm" svg:x="1.5cm" svg:y="0.924cm" presentation:class="outline" presentation:placeholder="true" presentation:user-transformed="true">
          <draw:text-box/>
        </draw:frame>
        <draw:frame draw:name="Textplatzhalter 6" presentation:style-name="pr23" draw:text-style-name="P10" draw:layer="layout" svg:width="11.799cm" svg:height="0.849cm" svg:x="21.221cm" svg:y="17.693cm" presentation:class="outline" presentation:placeholder="true" presentation:user-transformed="true">
          <draw:text-box/>
        </draw:frame>
        <draw:frame draw:name="Inhaltsplatzhalter 3" presentation:style-name="pr24" draw:text-style-name="P11" draw:layer="layout" svg:width="30.863cm" svg:height="10.9cm" svg:x="1.504cm" svg:y="5.331cm" presentation:class="outline" presentation:user-transformed="true">
          <draw:text-box>
            <text:list text:style-name="L1">
              <text:list-item>
                <text:p><text:span text:style-name="T5">Trained on leads that resulted on a sale</text:span></text:p>
              </text:list-item>
              <text:list-item>
                <text:p text:style-name="P13"><text:span text:style-name="T4">Evaluated algorithms: linear regression, Ridge regression, random forest regression, gradient boosting regression</text:span></text:p>
                <text:p><text:span text:style-name="T5">Accuracies:</text:span></text:p>
              </text:list-item>
            </text:list>
          </draw:text-box>
        </draw:frame>
        <presentation:notes draw:style-name="dp2">
          <draw:page-thumbnail draw:style-name="gr1" draw:layer="layout" svg:width="19.795cm" svg:height="11.136cm" svg:x="0.602cm" svg:y="2.257cm" draw:page-number="6" presentation:class="page"/>
          <draw:frame presentation:style-name="pr11" draw:text-style-name="P4" draw:layer="layout" svg:width="16.799cm" svg:height="13.364cm" svg:x="2.1cm" svg:y="14.107cm" presentation:class="notes" presentation:placeholder="true">
            <draw:text-box/>
          </draw:frame>
        </presentation:notes>
      </draw:page>
      <draw:page draw:name="page7" draw:style-name="dp1" draw:master-page-name="Agenda">
        <office:forms form:automatic-focus="false" form:apply-design-mode="false"/>
        <draw:frame draw:name="Titel 2" presentation:style-name="pr25" draw:text-style-name="P7" draw:layer="layout" svg:width="26.631cm" svg:height="2.999cm" svg:x="1.5cm" svg:y="2.325cm" presentation:class="title" presentation:user-transformed="true">
          <draw:text-box>
            <text:p text:style-name="P6"><text:span text:style-name="T3">Expected revenue (M1 &amp; M2)</text:span></text:p>
          </draw:text-box>
        </draw:frame>
        <draw:frame draw:style-name="standard" draw:layer="layout" svg:width="30.119cm" svg:height="4.924cm" svg:x="2.031cm" svg:y="10.603cm" presentation:class="table" presentation:user-transformed="true">
          <table:table table:template-name="default" table:use-first-row-styles="true" table:use-banding-rows-styles="true">
            <table:table-column table:style-name="co4"/>
            <table:table-column table:style-name="co5"/>
            <table:table-column table:style-name="co6"/>
            <table:table-column table:style-name="co7"/>
            <table:table-row table:style-name="ro1" table:default-cell-style-name="ce1">
              <table:table-cell>
                <text:p text:style-name="P12"><text:span text:style-name="T10">M2 \ M1</text:span></text:p>
              </table:table-cell>
              <table:table-cell>
                <text:p text:style-name="P12"><text:span text:style-name="T10">Logistic regression</text:span></text:p>
              </table:table-cell>
              <table:table-cell>
                <text:p text:style-name="P12"><text:span text:style-name="T10">Random forest classifier</text:span></text:p>
              </table:table-cell>
              <table:table-cell>
                <text:p text:style-name="P12"><text:span text:style-name="T10">Boosted gradient classifier</text:span></text:p>
              </table:table-cell>
            </table:table-row>
            <table:table-row table:style-name="ro1" table:default-cell-style-name="ce4">
              <table:table-cell table:style-name="ce1">
                <text:p text:style-name="P12"><text:span text:style-name="T10">Linear regression</text:span></text:p>
              </table:table-cell>
              <table:table-cell>
                <text:p text:style-name="P12"><text:span text:style-name="T17">89.87</text:span></text:p>
              </table:table-cell>
              <table:table-cell>
                <text:p text:style-name="P12"><text:span text:style-name="T16">94.06</text:span></text:p>
              </table:table-cell>
              <table:table-cell>
                <text:p text:style-name="P12"><text:span text:style-name="T16">93.53</text:span></text:p>
              </table:table-cell>
            </table:table-row>
            <table:table-row table:style-name="ro5" table:default-cell-style-name="ce4">
              <table:table-cell table:style-name="ce1">
                <text:p text:style-name="P12"><text:span text:style-name="T10">Ridge regression</text:span></text:p>
              </table:table-cell>
              <table:table-cell>
                <text:p text:style-name="P12"><text:span text:style-name="T17">90.79</text:span></text:p>
              </table:table-cell>
              <table:table-cell>
                <text:p text:style-name="P12"><text:span text:style-name="T16">93.31</text:span></text:p>
              </table:table-cell>
              <table:table-cell>
                <text:p text:style-name="P12"><text:span text:style-name="T16">93.83</text:span></text:p>
              </table:table-cell>
            </table:table-row>
            <table:table-row table:style-name="ro6" table:default-cell-style-name="ce1">
              <table:table-cell>
                <text:p text:style-name="P12"><text:span text:style-name="T10">Random Forest Regressor</text:span></text:p>
              </table:table-cell>
              <table:table-cell table:style-name="ce4">
                <text:p text:style-name="P12"><text:span text:style-name="T17">98.48</text:span></text:p>
              </table:table-cell>
              <table:table-cell>
                <text:p text:style-name="P12"><text:span text:style-name="T10">99.72</text:span></text:p>
              </table:table-cell>
              <table:table-cell table:style-name="ce4">
                <text:p text:style-name="P12"><text:span text:style-name="T16">98.90</text:span></text:p>
              </table:table-cell>
            </table:table-row>
            <table:table-row table:style-name="ro6" table:default-cell-style-name="ce4">
              <table:table-cell table:style-name="ce1">
                <text:p text:style-name="P12"><text:span text:style-name="T10">Boosted Gradient Regressor</text:span></text:p>
              </table:table-cell>
              <table:table-cell>
                <text:p text:style-name="P12"><text:span text:style-name="T16">98.27</text:span></text:p>
              </table:table-cell>
              <table:table-cell>
                <text:p text:style-name="P12"><text:span text:style-name="T16">99.34</text:span></text:p>
              </table:table-cell>
              <table:table-cell>
                <text:p text:style-name="P12"><text:span text:style-name="T16">98.90</text:span></text:p>
              </table:table-cell>
            </table:table-row>
          </table:table>
          <draw:image xlink:href="Pictures/TablePreview3.svm" xlink:type="simple" xlink:show="embed" xlink:actuate="onLoad"/>
        </draw:frame>
        <draw:frame draw:name="Textplatzhalter 5" presentation:style-name="pr26" draw:text-style-name="P9" draw:layer="layout" svg:width="26.631cm" svg:height="0.599cm" svg:x="1.5cm" svg:y="0.924cm" presentation:class="outline" presentation:placeholder="true" presentation:user-transformed="true">
          <draw:text-box/>
        </draw:frame>
        <draw:frame draw:name="Textplatzhalter 6" presentation:style-name="pr27" draw:text-style-name="P10" draw:layer="layout" svg:width="11.799cm" svg:height="0.849cm" svg:x="21.221cm" svg:y="17.693cm" presentation:class="outline" presentation:placeholder="true" presentation:user-transformed="true">
          <draw:text-box/>
        </draw:frame>
        <draw:frame draw:name="Inhaltsplatzhalter 3" presentation:style-name="pr28" draw:text-style-name="P11" draw:layer="layout" svg:width="30.863cm" svg:height="10.9cm" svg:x="1.504cm" svg:y="5.331cm" presentation:class="outline" presentation:user-transformed="true">
          <draw:text-box>
            <text:list text:style-name="L1">
              <text:list-item>
                <text:p><text:span text:style-name="T5">Tested all combinations algorithms for m1 and m2</text:span></text:p>
              </text:list-item>
              <text:list-item>
                <text:p text:style-name="P13"><text:span text:style-name="T4">Ordered the leads by expected revenue, kept the most promising 40% leads, computed total sales value for such leads</text:span></text:p>
              </text:list-item>
              <text:list-item>
                <text:p text:style-name="P13"><text:span text:style-name="T8">Table shows the percentage of sales kept (validation data, €</text:span><text:span text:style-name="T18">3.506.349 total</text:span><text:span text:style-name="T4">)</text:span></text:p>
                <text:p text:style-name="P13"><text:span text:style-name="T4"/></text:p>
                <text:p text:style-name="P13"><text:span text:style-name="T4"/></text:p>
                <text:p text:style-name="P13"><text:span text:style-name="T4"/></text:p>
                <text:p text:style-name="P13"><text:span text:style-name="T4"/></text:p>
              </text:list-item>
              <text:list-item>
                <text:p text:style-name="P13"><text:span text:style-name="T5">Final evaluation using test data: <text:s/>from €4.299.377 (100% leads), one can keep €4.329.002 (99.78%) by pursuing only 40% of the leads</text:span></text:p>
              </text:list-item>
            </text:list>
          </draw:text-box>
        </draw:frame>
        <presentation:notes draw:style-name="dp2">
          <draw:page-thumbnail draw:style-name="gr1" draw:layer="layout" svg:width="19.795cm" svg:height="11.136cm" svg:x="0.602cm" svg:y="2.257cm" draw:page-number="7" presentation:class="page"/>
          <draw:frame presentation:style-name="pr11" draw:text-style-name="P4" draw:layer="layout" svg:width="16.799cm" svg:height="13.364cm" svg:x="2.1cm" svg:y="14.107cm" presentation:class="notes" presentation:placeholder="true">
            <draw:text-box/>
          </draw:frame>
        </presentation:notes>
      </draw:page>
      <draw:page draw:name="page8" draw:style-name="dp1" draw:master-page-name="Agenda">
        <office:forms form:automatic-focus="false" form:apply-design-mode="false"/>
        <draw:frame draw:name="Titel 2" presentation:style-name="pr29" draw:text-style-name="P7" draw:layer="layout" svg:width="26.631cm" svg:height="2.999cm" svg:x="1.5cm" svg:y="2.325cm" presentation:class="title" presentation:user-transformed="true">
          <draw:text-box>
            <text:p text:style-name="P6"><text:span text:style-name="T3">variable importance (gini, var)</text:span></text:p>
          </draw:text-box>
        </draw:frame>
        <draw:frame draw:name="Textplatzhalter 5" presentation:style-name="pr30" draw:text-style-name="P9" draw:layer="layout" svg:width="26.631cm" svg:height="0.599cm" svg:x="1.5cm" svg:y="0.924cm" presentation:class="outline" presentation:placeholder="true" presentation:user-transformed="true">
          <draw:text-box/>
        </draw:frame>
        <draw:frame draw:name="Textplatzhalter 6" presentation:style-name="pr31" draw:text-style-name="P10" draw:layer="layout" svg:width="11.799cm" svg:height="0.849cm" svg:x="21.221cm" svg:y="17.693cm" presentation:class="outline" presentation:placeholder="true" presentation:user-transformed="true">
          <draw:text-box/>
        </draw:frame>
        <draw:frame draw:name="Inhaltsplatzhalter 3" presentation:style-name="pr32" draw:text-style-name="P11" draw:layer="layout" svg:width="30.863cm" svg:height="10.9cm" svg:x="1.504cm" svg:y="5.331cm" presentation:class="outline" presentation:user-transformed="true">
          <draw:text-box>
            <text:list text:style-name="L1">
              <text:list-item>
                <text:p><text:span text:style-name="T5">Final evaluation using test data: <text:s/>from €4.299.377 (100% leads), one can keep €4.329.002 (99.78%) by pursuing only 40% of the leads</text:span></text:p>
              </text:list-item>
              <text:list-item>
                <text:p><text:span text:style-name="T5">Variable importance (average of M1, M2, M3) , (using gini/var metrics)</text:span></text:p>
                <text:p><text:span text:style-name="T5"/></text:p>
              </text:list-item>
            </text:list>
          </draw:text-box>
        </draw:frame>
        <draw:frame draw:style-name="standard" draw:layer="layout" svg:width="31.062cm" svg:height="13.066cm" svg:x="1.347cm" svg:y="4.467cm">
          <table:table table:template-name="default" table:use-first-row-styles="true" table:use-banding-rows-styles="true">
            <table:table-column table:style-name="co8"/>
            <table:table-column table:style-name="co9"/>
            <table:table-column table:style-name="co10"/>
            <table:table-column table:style-name="co11"/>
            <table:table-column table:style-name="co12"/>
            <table:table-column table:style-name="co13"/>
            <table:table-column table:style-name="co14"/>
            <table:table-column table:style-name="co15"/>
            <table:table-row table:style-name="ro7" table:default-cell-style-name="ce7">
              <table:table-cell table:style-name="ce5">
                <text:p text:style-name="P14"><text:span text:style-name="T19">Cre_Val_6M</text:span></text:p>
              </table:table-cell>
              <table:table-cell table:style-name="ce6">
                <text:p text:style-name="P15"><text:span text:style-name="T19">0.116</text:span></text:p>
              </table:table-cell>
              <table:table-cell>
                <text:p text:style-name="P14"><text:span text:style-name="T20">Inv_Val_12M</text:span></text:p>
              </table:table-cell>
              <table:table-cell table:style-name="ce8">
                <text:p text:style-name="P15"><text:span text:style-name="T20">0.018</text:span></text:p>
              </table:table-cell>
              <table:table-cell>
                <text:p text:style-name="P14"><text:span text:style-name="T20">No_List_On_24M</text:span></text:p>
              </table:table-cell>
              <table:table-cell table:style-name="ce8">
                <text:p text:style-name="P15"><text:span text:style-name="T20">0.012</text:span></text:p>
              </table:table-cell>
              <table:table-cell>
                <text:p text:style-name="P14"><text:span text:style-name="T20">No_Act_WOF_1vs2</text:span></text:p>
              </table:table-cell>
              <table:table-cell table:style-name="ce8">
                <text:p text:style-name="P15"><text:span text:style-name="T20">0.007</text:span></text:p>
              </table:table-cell>
            </table:table-row>
            <table:table-row table:style-name="ro8" table:default-cell-style-name="ce7">
              <table:table-cell>
                <text:p text:style-name="P14"><text:span text:style-name="T20">No_List_STST_6M</text:span></text:p>
              </table:table-cell>
              <table:table-cell table:style-name="ce8">
                <text:p text:style-name="P15"><text:span text:style-name="T20">0.074</text:span></text:p>
              </table:table-cell>
              <table:table-cell>
                <text:p text:style-name="P14"><text:span text:style-name="T20">Inv_Days_1M</text:span></text:p>
              </table:table-cell>
              <table:table-cell table:style-name="ce8">
                <text:p text:style-name="P15"><text:span text:style-name="T20">0.017</text:span></text:p>
              </table:table-cell>
              <table:table-cell>
                <text:p text:style-name="P14"><text:span text:style-name="T20">Inv_Val_1M</text:span></text:p>
              </table:table-cell>
              <table:table-cell table:style-name="ce8">
                <text:p text:style-name="P15"><text:span text:style-name="T20">0.011</text:span></text:p>
              </table:table-cell>
              <table:table-cell>
                <text:p text:style-name="P14"><text:span text:style-name="T20">No_Act_6M</text:span></text:p>
              </table:table-cell>
              <table:table-cell table:style-name="ce8">
                <text:p text:style-name="P15"><text:span text:style-name="T20">0.007</text:span></text:p>
              </table:table-cell>
            </table:table-row>
            <table:table-row table:style-name="ro8" table:default-cell-style-name="ce7">
              <table:table-cell>
                <text:p text:style-name="P14"><text:span text:style-name="T20">No_Act_Ph_1M</text:span></text:p>
              </table:table-cell>
              <table:table-cell table:style-name="ce8">
                <text:p text:style-name="P15"><text:span text:style-name="T20">0.071</text:span></text:p>
              </table:table-cell>
              <table:table-cell>
                <text:p text:style-name="P14"><text:span text:style-name="T20">List_STS_Index_12M</text:span></text:p>
              </table:table-cell>
              <table:table-cell table:style-name="ce8">
                <text:p text:style-name="P15"><text:span text:style-name="T20">0.017</text:span></text:p>
              </table:table-cell>
              <table:table-cell>
                <text:p text:style-name="P14"><text:span text:style-name="T20">AVG_Share_Online</text:span></text:p>
              </table:table-cell>
              <table:table-cell table:style-name="ce8">
                <text:p text:style-name="P15"><text:span text:style-name="T20">0.011</text:span></text:p>
              </table:table-cell>
              <table:table-cell>
                <text:p text:style-name="P14"><text:span text:style-name="T20">List_STS_T4_12M</text:span></text:p>
              </table:table-cell>
              <table:table-cell table:style-name="ce8">
                <text:p text:style-name="P15"><text:span text:style-name="T20">0.007</text:span></text:p>
              </table:table-cell>
            </table:table-row>
            <table:table-row table:style-name="ro8" table:default-cell-style-name="ce7">
              <table:table-cell>
                <text:p text:style-name="P14"><text:span text:style-name="T20">Cre_Val_12M</text:span></text:p>
              </table:table-cell>
              <table:table-cell table:style-name="ce8">
                <text:p text:style-name="P15"><text:span text:style-name="T20">0.053</text:span></text:p>
              </table:table-cell>
              <table:table-cell>
                <text:p text:style-name="P14"><text:span text:style-name="T20">Inv_Val_3M</text:span></text:p>
              </table:table-cell>
              <table:table-cell table:style-name="ce8">
                <text:p text:style-name="P15"><text:span text:style-name="T20">0.017</text:span></text:p>
              </table:table-cell>
              <table:table-cell>
                <text:p text:style-name="P14"><text:span text:style-name="T20">AVG_Refresh_p_Posting</text:span></text:p>
              </table:table-cell>
              <table:table-cell table:style-name="ce8">
                <text:p text:style-name="P15"><text:span text:style-name="T20">0.011</text:span></text:p>
              </table:table-cell>
              <table:table-cell>
                <text:p text:style-name="P14"><text:span text:style-name="T20">No_Act_Lo_1vs2</text:span></text:p>
              </table:table-cell>
              <table:table-cell table:style-name="ce8">
                <text:p text:style-name="P15"><text:span text:style-name="T20">0.006</text:span></text:p>
              </table:table-cell>
            </table:table-row>
            <table:table-row table:style-name="ro8" table:default-cell-style-name="ce7">
              <table:table-cell>
                <text:p text:style-name="P14"><text:span text:style-name="T20">MISC_Days_Since_Last_Offer</text:span></text:p>
              </table:table-cell>
              <table:table-cell table:style-name="ce8">
                <text:p text:style-name="P15"><text:span text:style-name="T20">0.050</text:span></text:p>
              </table:table-cell>
              <table:table-cell>
                <text:p text:style-name="P14"><text:span text:style-name="T20">Offer_days_24M</text:span></text:p>
              </table:table-cell>
              <table:table-cell table:style-name="ce8">
                <text:p text:style-name="P15"><text:span text:style-name="T20">0.016</text:span></text:p>
              </table:table-cell>
              <table:table-cell>
                <text:p text:style-name="P14"><text:span text:style-name="T20">Count_SIC_3</text:span></text:p>
              </table:table-cell>
              <table:table-cell table:style-name="ce8">
                <text:p text:style-name="P15"><text:span text:style-name="T20">0.011</text:span></text:p>
              </table:table-cell>
              <table:table-cell>
                <text:p text:style-name="P14"><text:span text:style-name="T20">List_STS_off_24M</text:span></text:p>
              </table:table-cell>
              <table:table-cell table:style-name="ce8">
                <text:p text:style-name="P15"><text:span text:style-name="T20">0.006</text:span></text:p>
              </table:table-cell>
            </table:table-row>
            <table:table-row table:style-name="ro8" table:default-cell-style-name="ce7">
              <table:table-cell>
                <text:p text:style-name="P14"><text:span text:style-name="T20">Cre_Val_1M</text:span></text:p>
              </table:table-cell>
              <table:table-cell table:style-name="ce8">
                <text:p text:style-name="P15"><text:span text:style-name="T20">0.043</text:span></text:p>
              </table:table-cell>
              <table:table-cell>
                <text:p text:style-name="P14"><text:span text:style-name="T20">No_Act_3M</text:span></text:p>
              </table:table-cell>
              <table:table-cell table:style-name="ce8">
                <text:p text:style-name="P15"><text:span text:style-name="T20">0.016</text:span></text:p>
              </table:table-cell>
              <table:table-cell>
                <text:p text:style-name="P14"><text:span text:style-name="T20">Avg_Views_1M</text:span></text:p>
              </table:table-cell>
              <table:table-cell table:style-name="ce8">
                <text:p text:style-name="P15"><text:span text:style-name="T20">0.010</text:span></text:p>
              </table:table-cell>
              <table:table-cell>
                <text:p text:style-name="P14"><text:span text:style-name="T20">AVG_STF_1M</text:span></text:p>
              </table:table-cell>
              <table:table-cell table:style-name="ce8">
                <text:p text:style-name="P15"><text:span text:style-name="T20">0.005</text:span></text:p>
              </table:table-cell>
            </table:table-row>
            <table:table-row table:style-name="ro8" table:default-cell-style-name="ce7">
              <table:table-cell>
                <text:p text:style-name="P14"><text:span text:style-name="T20">No_List_STST_3M</text:span></text:p>
              </table:table-cell>
              <table:table-cell table:style-name="ce8">
                <text:p text:style-name="P15"><text:span text:style-name="T20">0.042</text:span></text:p>
              </table:table-cell>
              <table:table-cell>
                <text:p text:style-name="P14"><text:span text:style-name="T20">List_STS_Index_3M</text:span></text:p>
              </table:table-cell>
              <table:table-cell table:style-name="ce8">
                <text:p text:style-name="P15"><text:span text:style-name="T20">0.016</text:span></text:p>
              </table:table-cell>
              <table:table-cell>
                <text:p text:style-name="P14"><text:span text:style-name="T20">Avg_Views_6M</text:span></text:p>
              </table:table-cell>
              <table:table-cell table:style-name="ce8">
                <text:p text:style-name="P15"><text:span text:style-name="T20">0.010</text:span></text:p>
              </table:table-cell>
              <table:table-cell>
                <text:p text:style-name="P14"><text:span text:style-name="T20">List_FB_HOM_1M</text:span></text:p>
              </table:table-cell>
              <table:table-cell table:style-name="ce8">
                <text:p text:style-name="P15"><text:span text:style-name="T20">0.004</text:span></text:p>
              </table:table-cell>
            </table:table-row>
            <table:table-row table:style-name="ro8" table:default-cell-style-name="ce7">
              <table:table-cell>
                <text:p text:style-name="P14"><text:span text:style-name="T20">Offer_days_1M</text:span></text:p>
              </table:table-cell>
              <table:table-cell table:style-name="ce8">
                <text:p text:style-name="P15"><text:span text:style-name="T20">0.038</text:span></text:p>
              </table:table-cell>
              <table:table-cell>
                <text:p text:style-name="P14"><text:span text:style-name="T20">Inv_Days_12M</text:span></text:p>
              </table:table-cell>
              <table:table-cell table:style-name="ce8">
                <text:p text:style-name="P15"><text:span text:style-name="T20">0.015</text:span></text:p>
              </table:table-cell>
              <table:table-cell>
                <text:p text:style-name="P14"><text:span text:style-name="T20">No_Act_WOS_12M</text:span></text:p>
              </table:table-cell>
              <table:table-cell table:style-name="ce8">
                <text:p text:style-name="P15"><text:span text:style-name="T20">0.010</text:span></text:p>
              </table:table-cell>
              <table:table-cell>
                <text:p text:style-name="P14"><text:span text:style-name="T20">No_Act_WOF_1M</text:span></text:p>
              </table:table-cell>
              <table:table-cell table:style-name="ce8">
                <text:p text:style-name="P15"><text:span text:style-name="T20">0.004</text:span></text:p>
              </table:table-cell>
            </table:table-row>
            <table:table-row table:style-name="ro8" table:default-cell-style-name="ce7">
              <table:table-cell>
                <text:p text:style-name="P14"><text:span text:style-name="T20">No_list_IND_24M</text:span></text:p>
              </table:table-cell>
              <table:table-cell table:style-name="ce8">
                <text:p text:style-name="P15"><text:span text:style-name="T20">0.032</text:span></text:p>
              </table:table-cell>
              <table:table-cell>
                <text:p text:style-name="P14"><text:span text:style-name="T20">No_Act_1M</text:span></text:p>
              </table:table-cell>
              <table:table-cell table:style-name="ce8">
                <text:p text:style-name="P15"><text:span text:style-name="T20">0.015</text:span></text:p>
              </table:table-cell>
              <table:table-cell>
                <text:p text:style-name="P14"><text:span text:style-name="T20">AVG_Renew_p_Posting</text:span></text:p>
              </table:table-cell>
              <table:table-cell table:style-name="ce8">
                <text:p text:style-name="P15"><text:span text:style-name="T20">0.009</text:span></text:p>
              </table:table-cell>
              <table:table-cell>
                <text:p text:style-name="P14"><text:span text:style-name="T20">Var_04</text:span></text:p>
              </table:table-cell>
              <table:table-cell table:style-name="ce8">
                <text:p text:style-name="P15"><text:span text:style-name="T20">0.004</text:span></text:p>
              </table:table-cell>
            </table:table-row>
            <table:table-row table:style-name="ro8" table:default-cell-style-name="ce7">
              <table:table-cell>
                <text:p text:style-name="P14"><text:span text:style-name="T20">Avg_OAF_6M</text:span></text:p>
              </table:table-cell>
              <table:table-cell table:style-name="ce8">
                <text:p text:style-name="P15"><text:span text:style-name="T20">0.028</text:span></text:p>
              </table:table-cell>
              <table:table-cell>
                <text:p text:style-name="P14"><text:span text:style-name="T20">Inv_Days_6M</text:span></text:p>
              </table:table-cell>
              <table:table-cell table:style-name="ce8">
                <text:p text:style-name="P15"><text:span text:style-name="T20">0.014</text:span></text:p>
              </table:table-cell>
              <table:table-cell>
                <text:p text:style-name="P14"><text:span text:style-name="T20">List_STS_FB_1M</text:span></text:p>
              </table:table-cell>
              <table:table-cell table:style-name="ce8">
                <text:p text:style-name="P15"><text:span text:style-name="T20">0.009</text:span></text:p>
              </table:table-cell>
              <table:table-cell>
                <text:p text:style-name="P14"><text:span text:style-name="T20">List_FB_off_6M</text:span></text:p>
              </table:table-cell>
              <table:table-cell table:style-name="ce8">
                <text:p text:style-name="P15"><text:span text:style-name="T20">0.002</text:span></text:p>
              </table:table-cell>
            </table:table-row>
            <table:table-row table:style-name="ro8" table:default-cell-style-name="ce7">
              <table:table-cell>
                <text:p text:style-name="P14"><text:span text:style-name="T20">Avg_Views_12M</text:span></text:p>
              </table:table-cell>
              <table:table-cell table:style-name="ce8">
                <text:p text:style-name="P15"><text:span text:style-name="T20">0.027</text:span></text:p>
              </table:table-cell>
              <table:table-cell>
                <text:p text:style-name="P14"><text:span text:style-name="T20">No_Act_Ph_3M</text:span></text:p>
              </table:table-cell>
              <table:table-cell table:style-name="ce8">
                <text:p text:style-name="P15"><text:span text:style-name="T20">0.014</text:span></text:p>
              </table:table-cell>
              <table:table-cell>
                <text:p text:style-name="P14"><text:span text:style-name="T20">AVG_STF_12M</text:span></text:p>
              </table:table-cell>
              <table:table-cell table:style-name="ce8">
                <text:p text:style-name="P15"><text:span text:style-name="T20">0.008</text:span></text:p>
              </table:table-cell>
              <table:table-cell>
                <text:p text:style-name="P14"><text:span text:style-name="T20">No_List_Off_1M</text:span></text:p>
              </table:table-cell>
              <table:table-cell table:style-name="ce8">
                <text:p text:style-name="P15"><text:span text:style-name="T20">0.001</text:span></text:p>
              </table:table-cell>
            </table:table-row>
            <table:table-row table:style-name="ro8" table:default-cell-style-name="ce7">
              <table:table-cell>
                <text:p text:style-name="P14"><text:span text:style-name="T20">MISC_Days_Since_Last_act_noffer</text:span></text:p>
              </table:table-cell>
              <table:table-cell table:style-name="ce8">
                <text:p text:style-name="P15"><text:span text:style-name="T20">0.027</text:span></text:p>
              </table:table-cell>
              <table:table-cell>
                <text:p text:style-name="P14"><text:span text:style-name="T20">List_STS_Index_1M</text:span></text:p>
              </table:table-cell>
              <table:table-cell table:style-name="ce8">
                <text:p text:style-name="P15"><text:span text:style-name="T20">0.013</text:span></text:p>
              </table:table-cell>
              <table:table-cell>
                <text:p text:style-name="P14"><text:span text:style-name="T20">No_List_T7_1M</text:span></text:p>
              </table:table-cell>
              <table:table-cell table:style-name="ce8">
                <text:p text:style-name="P15"><text:span text:style-name="T20">0.007</text:span></text:p>
              </table:table-cell>
              <table:table-cell/>
              <table:table-cell/>
            </table:table-row>
            <table:table-row table:style-name="ro8" table:default-cell-style-name="ce7">
              <table:table-cell>
                <text:p text:style-name="P14"><text:span text:style-name="T20">No_list_FB_6M</text:span></text:p>
              </table:table-cell>
              <table:table-cell table:style-name="ce8">
                <text:p text:style-name="P15"><text:span text:style-name="T20">0.019</text:span></text:p>
              </table:table-cell>
              <table:table-cell>
                <text:p text:style-name="P14"><text:span text:style-name="T20">No_Act_Lo_1M</text:span></text:p>
              </table:table-cell>
              <table:table-cell table:style-name="ce8">
                <text:p text:style-name="P15"><text:span text:style-name="T20">0.013</text:span></text:p>
              </table:table-cell>
              <table:table-cell>
                <text:p text:style-name="P14"><text:span text:style-name="T20">AVG_STF_6M</text:span></text:p>
              </table:table-cell>
              <table:table-cell table:style-name="ce8">
                <text:p text:style-name="P15"><text:span text:style-name="T20">0.007</text:span></text:p>
              </table:table-cell>
              <table:table-cell/>
              <table:table-cell/>
            </table:table-row>
          </table:table>
          <draw:image xlink:href="Pictures/TablePreview4.svm" xlink:type="simple" xlink:show="embed" xlink:actuate="onLoad"/>
        </draw:frame>
        <presentation:notes draw:style-name="dp2">
          <draw:page-thumbnail draw:style-name="gr1" draw:layer="layout" svg:width="19.795cm" svg:height="11.136cm" svg:x="0.602cm" svg:y="2.257cm" draw:page-number="8" presentation:class="page"/>
          <draw:frame presentation:style-name="pr11" draw:text-style-name="P4" draw:layer="layout" svg:width="16.799cm" svg:height="13.364cm" svg:x="2.1cm" svg:y="14.107cm" presentation:class="notes" presentation:placeholder="true">
            <draw:text-box/>
          </draw:frame>
        </presentation:notes>
      </draw:page>
      <draw:page draw:name="page9" draw:style-name="dp1" draw:master-page-name="Agenda">
        <office:forms form:automatic-focus="false" form:apply-design-mode="false"/>
        <draw:frame draw:name="Titel 2" presentation:style-name="pr33" draw:text-style-name="P7" draw:layer="layout" svg:width="26.631cm" svg:height="2.999cm" svg:x="1.5cm" svg:y="2.325cm" presentation:class="title" presentation:user-transformed="true">
          <draw:text-box>
            <text:p text:style-name="P6"><text:span text:style-name="T3">Recommendation and future work</text:span></text:p>
          </draw:text-box>
        </draw:frame>
        <draw:frame draw:name="Textplatzhalter 5" presentation:style-name="pr34" draw:text-style-name="P9" draw:layer="layout" svg:width="26.631cm" svg:height="0.599cm" svg:x="1.5cm" svg:y="0.924cm" presentation:class="outline" presentation:placeholder="true" presentation:user-transformed="true">
          <draw:text-box/>
        </draw:frame>
        <draw:frame draw:name="Textplatzhalter 6" presentation:style-name="pr35" draw:text-style-name="P10" draw:layer="layout" svg:width="11.799cm" svg:height="0.849cm" svg:x="21.221cm" svg:y="17.693cm" presentation:class="outline" presentation:placeholder="true" presentation:user-transformed="true">
          <draw:text-box/>
        </draw:frame>
        <draw:frame draw:name="Inhaltsplatzhalter 3" presentation:style-name="pr36" draw:text-style-name="P16" draw:layer="layout" svg:width="30.863cm" svg:height="10.9cm" svg:x="1.504cm" svg:y="5.331cm" presentation:class="outline" presentation:user-transformed="true">
          <draw:text-box>
            <text:list text:style-name="L1">
              <text:list-item>
                <text:p><text:span text:style-name="T21">Use the proposed method to pursue the most promising leads</text:span></text:p>
              </text:list-item>
              <text:list-item>
                <text:p><text:span text:style-name="T21">Estimate cost of pursuing a lead, and use the method to decide if it should be pursued</text:span></text:p>
              </text:list-item>
              <text:list-item>
                <text:p><text:span text:style-name="T21">Limitations: pursuing a lead (even if not sold) may result in a sale in the future. One should thus reduce the number of pursued leads with care.</text:span></text:p>
              </text:list-item>
              <text:list-item>
                <text:p><text:span text:style-name="T21">Variable importance (average of M1, M2, M3) , (using gini/var metrics) is model dependant. They do not necesarily indicate which variables can be controlled to improve the expected revenue of a lead</text:span></text:p>
              </text:list-item>
              <text:list-item>
                <text:p><text:span text:style-name="T21">Future work: variable selection, outlier control, long-term effects (reinforcement learning)</text:span></text:p>
              </text:list-item>
            </text:list>
          </draw:text-box>
        </draw:frame>
        <presentation:notes draw:style-name="dp2">
          <draw:page-thumbnail draw:style-name="gr1" draw:layer="layout" svg:width="19.795cm" svg:height="11.136cm" svg:x="0.602cm" svg:y="2.257cm" draw:page-number="9" presentation:class="page"/>
          <draw:frame presentation:style-name="pr11" draw:text-style-name="P4" draw:layer="layout" svg:width="16.799cm" svg:height="13.364cm" svg:x="2.1cm" svg:y="14.107cm" presentation:class="notes" presentation:placeholder="true">
            <draw:text-box/>
          </draw:frame>
        </presentation:notes>
      </draw:page>
      <draw:page draw:name="page10" draw:style-name="dp1" draw:master-page-name="Schlussfolie">
        <office:forms form:automatic-focus="false" form:apply-design-mode="false"/>
        <draw:frame draw:name="Textplatzhalter 9" presentation:style-name="pr37" draw:text-style-name="P5" draw:layer="layout" svg:width="21.205cm" svg:height="7.2cm" svg:x="1.506cm" svg:y="1.524cm" presentation:class="outline" presentation:placeholder="true" presentation:user-transformed="true">
          <draw:text-box/>
        </draw:frame>
        <draw:frame draw:name="Textplatzhalter 10" presentation:style-name="pr38" draw:text-style-name="P17" draw:layer="layout" svg:width="30.821cm" svg:height="5.476cm" svg:x="1.504cm" svg:y="10.751cm" presentation:class="outline" presentation:placeholder="true" presentation:user-transformed="true">
          <draw:text-box/>
        </draw:frame>
        <draw:frame draw:name="Datumsplatzhalter 4" presentation:style-name="pr39" draw:text-style-name="P19" draw:layer="layout" svg:width="1.798cm" svg:height="0.85cm" svg:x="0cm" svg:y="17.277cm" presentation:class="date-time" presentation:user-transformed="true">
          <draw:text-box>
            <text:p text:style-name="P18"><text:span text:style-name="T22"><text:date style:data-style-name="D4" text:date-value="2018-08-24">08/24/2018</text:date></text:span></text:p>
          </draw:text-box>
        </draw:frame>
        <draw:frame draw:name="Fußzeilenplatzhalter 5" presentation:style-name="pr40" draw:text-style-name="P21" draw:layer="layout" svg:width="11.804cm" svg:height="0.85cm" svg:x="0cm" svg:y="17.277cm" presentation:class="footer" presentation:user-transformed="true">
          <draw:text-box>
            <text:p text:style-name="P20"><text:span text:style-name="T22">Fügen Sie hier Ihre Fußzeile ein</text:span></text:p>
          </draw:text-box>
        </draw:frame>
        <draw:frame draw:name="Foliennummernplatzhalter 6" presentation:style-name="pr41" draw:text-style-name="P21" draw:layer="layout" svg:width="1.798cm" svg:height="0.85cm" svg:x="32.063cm" svg:y="17.277cm" presentation:class="page-number" presentation:user-transformed="true">
          <draw:text-box>
            <text:p text:style-name="P20"><text:span text:style-name="T22"><text:page-number>&lt;number&gt;</text:page-number></text:span></text:p>
          </draw:text-box>
        </draw:frame>
        <presentation:notes draw:style-name="dp2">
          <draw:page-thumbnail draw:style-name="gr1" draw:layer="layout" svg:width="19.795cm" svg:height="11.136cm" svg:x="0.602cm" svg:y="2.257cm" draw:page-number="10" presentation:class="page"/>
          <draw:frame presentation:style-name="pr42" draw:text-style-name="P4" draw:layer="layout" svg:width="16.799cm" svg:height="13.364cm" svg:x="2.1cm" svg:y="14.107cm" presentation:class="notes" presentation:placeholder="true">
            <draw:text-box/>
          </draw:frame>
        </presentation:notes>
      </draw:page>
      <draw:page draw:name="page11" draw:style-name="dp1" draw:master-page-name="Schlussfolie_20__2b__20_Ansprechpartner">
        <office:forms form:automatic-focus="false" form:apply-design-mode="false"/>
        <draw:frame draw:name="Textplatzhalter 9" presentation:style-name="pr43" draw:text-style-name="P5" draw:layer="layout" svg:width="21.205cm" svg:height="7.2cm" svg:x="1.506cm" svg:y="1.524cm" presentation:class="outline" presentation:placeholder="true" presentation:user-transformed="true">
          <draw:text-box/>
        </draw:frame>
        <draw:frame draw:name="Textplatzhalter 10" presentation:style-name="pr44" draw:text-style-name="P17" draw:layer="layout" svg:width="7.877cm" svg:height="5.476cm" svg:x="24.448cm" svg:y="10.751cm" presentation:class="outline" presentation:placeholder="true" presentation:user-transformed="true">
          <draw:text-box/>
        </draw:frame>
        <draw:frame draw:name="Textplatzhalter 11" presentation:style-name="pr45" draw:text-style-name="P22" draw:layer="layout" svg:width="6.986cm" svg:height="3.342cm" svg:x="1.506cm" svg:y="12.885cm" presentation:class="outline" presentation:placeholder="true" presentation:user-transformed="true">
          <draw:text-box/>
        </draw:frame>
        <draw:frame draw:name="Textplatzhalter 12" presentation:style-name="pr46" draw:text-style-name="P22" draw:layer="layout" svg:width="6.986cm" svg:height="3.342cm" svg:x="9.153cm" svg:y="12.885cm" presentation:class="outline" presentation:placeholder="true" presentation:user-transformed="true">
          <draw:text-box/>
        </draw:frame>
        <draw:frame draw:name="Textplatzhalter 13" presentation:style-name="pr47" draw:text-style-name="P22" draw:layer="layout" svg:width="6.986cm" svg:height="3.342cm" svg:x="16.8cm" svg:y="12.885cm" presentation:class="outline" presentation:placeholder="true" presentation:user-transformed="true">
          <draw:text-box/>
        </draw:frame>
        <draw:frame draw:name="Datumsplatzhalter 4" presentation:style-name="pr48" draw:text-style-name="P19" draw:layer="layout" svg:width="1.798cm" svg:height="0.85cm" svg:x="0cm" svg:y="17.277cm" presentation:class="date-time" presentation:user-transformed="true">
          <draw:text-box>
            <text:p text:style-name="P18"><text:span text:style-name="T22"><text:date style:data-style-name="D4" text:date-value="2018-08-24">08/24/2018</text:date></text:span></text:p>
          </draw:text-box>
        </draw:frame>
        <draw:frame draw:name="Fußzeilenplatzhalter 5" presentation:style-name="pr49" draw:text-style-name="P21" draw:layer="layout" svg:width="11.804cm" svg:height="0.85cm" svg:x="0cm" svg:y="17.277cm" presentation:class="footer" presentation:user-transformed="true">
          <draw:text-box>
            <text:p text:style-name="P20"><text:span text:style-name="T22">Fügen Sie hier Ihre Fußzeile ein</text:span></text:p>
          </draw:text-box>
        </draw:frame>
        <draw:frame draw:name="Foliennummernplatzhalter 6" presentation:style-name="pr50" draw:text-style-name="P21" draw:layer="layout" svg:width="1.798cm" svg:height="0.85cm" svg:x="32.063cm" svg:y="17.277cm" presentation:class="page-number" presentation:user-transformed="true">
          <draw:text-box>
            <text:p text:style-name="P20"><text:span text:style-name="T22"><text:page-number>&lt;number&gt;</text:page-number></text:span></text:p>
          </draw:text-box>
        </draw:frame>
        <presentation:notes draw:style-name="dp2">
          <draw:page-thumbnail draw:style-name="gr1" draw:layer="layout" svg:width="19.795cm" svg:height="11.136cm" svg:x="0.602cm" svg:y="2.257cm" draw:page-number="11" presentation:class="page"/>
          <draw:frame presentation:style-name="pr51" draw:text-style-name="P4" draw:layer="layout" svg:width="16.799cm" svg:height="13.364cm" svg:x="2.1cm" svg:y="14.107cm" presentation:class="notes" presentation:placeholder="true">
            <draw:text-box/>
          </draw:frame>
        </presentation:notes>
      </draw:page>
      <draw:page draw:name="page12" draw:style-name="dp1" draw:master-page-name="_32__20_spalter_20__2b__20_2_20_zlg._20_Titel">
        <draw:frame draw:name="Titel 9" presentation:style-name="pr52" draw:text-style-name="P7" draw:layer="layout" svg:width="26.631cm" svg:height="2.999cm" svg:x="1.5cm" svg:y="2.325cm" presentation:class="title" presentation:placeholder="true" presentation:user-transformed="true">
          <draw:text-box/>
        </draw:frame>
        <draw:frame draw:name="Textplatzhalter 11" presentation:style-name="pr53" draw:text-style-name="P9" draw:layer="layout" svg:width="26.631cm" svg:height="0.599cm" svg:x="1.5cm" svg:y="0.924cm" presentation:class="outline" presentation:placeholder="true" presentation:user-transformed="true">
          <draw:text-box/>
        </draw:frame>
        <draw:frame draw:name="Datumsplatzhalter 4" presentation:style-name="pr54" draw:text-style-name="P19" draw:layer="layout" svg:width="1.799cm" svg:height="0.853cm" svg:x="1.504cm" svg:y="17.276cm" presentation:class="date-time" presentation:user-transformed="true">
          <draw:text-box>
            <text:p text:style-name="P18"><text:span text:style-name="T23"><text:date style:data-style-name="D4" text:date-value="2018-08-24">08/24/2018</text:date></text:span></text:p>
          </draw:text-box>
        </draw:frame>
        <draw:frame draw:name="Fußzeilenplatzhalter 5" presentation:style-name="pr55" draw:text-style-name="P21" draw:layer="layout" svg:width="11.803cm" svg:height="0.853cm" svg:x="5.13cm" svg:y="17.276cm" presentation:class="footer" presentation:user-transformed="true">
          <draw:text-box>
            <text:p text:style-name="P20"><text:span text:style-name="T23">Fügen Sie hier Ihre Fußzeile ein</text:span></text:p>
          </draw:text-box>
        </draw:frame>
        <draw:frame draw:name="Foliennummernplatzhalter 6" presentation:style-name="pr56" draw:text-style-name="P21" draw:layer="layout" svg:width="1.799cm" svg:height="0.853cm" svg:x="30.56cm" svg:y="17.276cm" presentation:class="page-number" presentation:user-transformed="true">
          <draw:text-box>
            <text:p text:style-name="P20"><text:span text:style-name="T23"><text:page-number>&lt;number&gt;</text:page-number></text:span></text:p>
          </draw:text-box>
        </draw:frame>
        <draw:frame draw:name="Textplatzhalter 12" presentation:style-name="pr57" draw:text-style-name="P23" draw:layer="layout" svg:width="11.799cm" svg:height="0.849cm" svg:x="16.933cm" svg:y="17.276cm" presentation:class="outline" presentation:placeholder="true" presentation:user-transformed="true">
          <draw:text-box/>
        </draw:frame>
        <draw:frame draw:name="Inhaltsplatzhalter 10" presentation:style-name="pr58" draw:text-style-name="P24" draw:layer="layout" svg:width="14.799cm" svg:height="10.895cm" svg:x="1.504cm" svg:y="5.331cm" presentation:class="outline" presentation:placeholder="true" presentation:user-transformed="true">
          <draw:text-box/>
        </draw:frame>
        <draw:frame draw:name="Inhaltsplatzhalter 13" presentation:style-name="pr59" draw:text-style-name="P24" draw:layer="layout" svg:width="14.799cm" svg:height="10.895cm" svg:x="17.54cm" svg:y="5.331cm" presentation:class="outline" presentation:placeholder="true" presentation:user-transformed="true">
          <draw:text-box/>
        </draw:frame>
        <presentation:notes draw:style-name="dp2">
          <draw:page-thumbnail draw:style-name="gr1" draw:layer="layout" svg:width="19.795cm" svg:height="11.136cm" svg:x="0.602cm" svg:y="2.257cm" draw:page-number="12" presentation:class="page"/>
          <draw:frame presentation:style-name="pr60"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Open Sans Light" svg:font-family="'Open Sans Light'"/>
    <style:font-face style:name="FreeSans1" svg:font-family="FreeSans" style:font-family-generic="swiss"/>
    <style:font-face style:name="Open Sans1" svg:font-family="'Open Sans'" style:font-family-generic="modern" style:font-pitch="fixed"/>
    <style:font-face style:name="FreeSans" svg:font-family="FreeSans"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Open Sans2" svg:font-family="'Ope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gradient draw:name="Gradient_20_7" draw:display-name="Gradient 7" draw:style="linear" draw:start-color="#001c65" draw:end-color="#4188ed" draw:start-intensity="100%" draw:end-intensity="100%" draw:angle="1350" draw:border="4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 style:font-family-asian="FreeSans" style:font-pitch-asian="variable" style:font-size-asian="12pt" style:language-asian="hi" style:country-asian="IN"/>
    </style:style>
    <style:style style:name="Index" style:family="graphic">
      <style:paragraph-properties style:text-autospace="none"/>
      <style:text-properties style:font-name-asian="FreeSans1" style:font-family-asian="FreeSans" style:font-family-generic-asian="swiss"/>
    </style:style>
    <style:style style:name="Caption" style:family="graphic">
      <style:paragraph-properties fo:margin-top="0.374cm" fo:margin-bottom="0.374cm" style:text-autospace="none"/>
      <style:text-properties fo:font-style="italic" style:font-name-asian="FreeSans1"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1"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AR PL SungtiL GB" style:font-family-asian="'AR PL SungtiL GB'"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Titelfolie-background" style:family="presentation">
      <style:graphic-properties draw:stroke="none" draw:fill="solid" draw:fill-color="#ffffff"/>
      <style:text-properties style:letter-kerning="true"/>
    </style:style>
    <style:style style:name="Titelfolie-backgroundobjects" style:family="presentation">
      <style:graphic-properties draw:textarea-horizontal-align="justify" draw:shadow="hidden" draw:shadow-offset-x="0.2cm" draw:shadow-offset-y="0.2cm" draw:shadow-color="#808080"/>
      <style:text-properties style:letter-kerning="true"/>
    </style:style>
    <style:style style:name="T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elfolie-outline1" style:family="presentation">
      <style:graphic-properties draw:stroke="none" draw:fill="none" draw:auto-grow-height="false" draw:fit-to-size="shrink-to-fit" style:shrink-to-fit="true">
        <text:list-style style:name="T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Titelfolie-outline2" style:family="presentation" style:parent-style-name="Titelfolie-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itelfolie-outline3" style:family="presentation" style:parent-style-name="Titelfolie-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elfolie-outline4" style:family="presentation" style:parent-style-name="Titelfolie-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Titelfolie-outline5" style:family="presentation" style:parent-style-name="Titelfolie-outline4">
      <style:paragraph-properties fo:margin-top="0.1cm" fo:margin-bottom="0cm"/>
      <style:text-properties fo:font-size="20pt" style:font-size-asian="20pt" style:font-size-complex="20pt"/>
    </style:style>
    <style:style style:name="Titelfolie-outline6" style:family="presentation" style:parent-style-name="Titelfolie-outline5">
      <style:paragraph-properties fo:margin-top="0.1cm" fo:margin-bottom="0cm"/>
      <style:text-properties fo:font-size="20pt" style:font-size-asian="20pt" style:font-size-complex="20pt"/>
    </style:style>
    <style:style style:name="Titelfolie-outline7" style:family="presentation" style:parent-style-name="Titelfolie-outline6">
      <style:paragraph-properties fo:margin-top="0.1cm" fo:margin-bottom="0cm"/>
      <style:text-properties fo:font-size="20pt" style:font-size-asian="20pt" style:font-size-complex="20pt"/>
    </style:style>
    <style:style style:name="Titelfolie-outline8" style:family="presentation" style:parent-style-name="Titelfolie-outline7">
      <style:paragraph-properties fo:margin-top="0.1cm" fo:margin-bottom="0cm"/>
      <style:text-properties fo:font-size="20pt" style:font-size-asian="20pt" style:font-size-complex="20pt"/>
    </style:style>
    <style:style style:name="Titelfolie-outline9" style:family="presentation" style:parent-style-name="Titelfolie-outline8">
      <style:paragraph-properties fo:margin-top="0.1cm" fo:margin-bottom="0cm"/>
      <style:text-properties fo:font-size="20pt" style:font-size-asian="20pt" style:font-size-complex="20pt"/>
    </style:style>
    <style:style style:name="Titelfolie-subtitle" style:family="presentation">
      <style:graphic-properties draw:stroke="none" draw:fill="none" draw:textarea-vertical-align="middle">
        <text:list-style style:name="T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elfolie-title" style:family="presentation">
      <style:graphic-properties draw:stroke="none" draw:fill="none" draw:textarea-vertical-align="middle">
        <text:list-style style:name="T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Kapitelfolie-background" style:family="presentation">
      <style:graphic-properties draw:stroke="none" draw:fill="solid" draw:fill-color="#0c2577"/>
      <style:text-properties style:letter-kerning="true"/>
    </style:style>
    <style:style style:name="Kapitelfolie-backgroundobjects" style:family="presentation">
      <style:graphic-properties draw:textarea-horizontal-align="justify" draw:shadow="hidden" draw:shadow-offset-x="0.2cm" draw:shadow-offset-y="0.2cm" draw:shadow-color="#808080"/>
      <style:text-properties style:letter-kerning="true"/>
    </style:style>
    <style:style style:name="Kapitel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Kapitelfolie-outline1" style:family="presentation">
      <style:graphic-properties draw:stroke="none" draw:fill="none" draw:auto-grow-height="false" draw:fit-to-size="shrink-to-fit" style:shrink-to-fit="true">
        <text:list-style style:name="Kapitel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Kapitelfolie-outline2" style:family="presentation" style:parent-style-name="Kapitelfolie-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Kapitelfolie-outline3" style:family="presentation" style:parent-style-name="Kapitelfolie-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Kapitelfolie-outline4" style:family="presentation" style:parent-style-name="Kapitelfolie-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Kapitelfolie-outline5" style:family="presentation" style:parent-style-name="Kapitelfolie-outline4">
      <style:paragraph-properties fo:margin-top="0.1cm" fo:margin-bottom="0cm"/>
      <style:text-properties fo:font-size="20pt" style:font-size-asian="20pt" style:font-size-complex="20pt"/>
    </style:style>
    <style:style style:name="Kapitelfolie-outline6" style:family="presentation" style:parent-style-name="Kapitelfolie-outline5">
      <style:paragraph-properties fo:margin-top="0.1cm" fo:margin-bottom="0cm"/>
      <style:text-properties fo:font-size="20pt" style:font-size-asian="20pt" style:font-size-complex="20pt"/>
    </style:style>
    <style:style style:name="Kapitelfolie-outline7" style:family="presentation" style:parent-style-name="Kapitelfolie-outline6">
      <style:paragraph-properties fo:margin-top="0.1cm" fo:margin-bottom="0cm"/>
      <style:text-properties fo:font-size="20pt" style:font-size-asian="20pt" style:font-size-complex="20pt"/>
    </style:style>
    <style:style style:name="Kapitelfolie-outline8" style:family="presentation" style:parent-style-name="Kapitelfolie-outline7">
      <style:paragraph-properties fo:margin-top="0.1cm" fo:margin-bottom="0cm"/>
      <style:text-properties fo:font-size="20pt" style:font-size-asian="20pt" style:font-size-complex="20pt"/>
    </style:style>
    <style:style style:name="Kapitelfolie-outline9" style:family="presentation" style:parent-style-name="Kapitelfolie-outline8">
      <style:paragraph-properties fo:margin-top="0.1cm" fo:margin-bottom="0cm"/>
      <style:text-properties fo:font-size="20pt" style:font-size-asian="20pt" style:font-size-complex="20pt"/>
    </style:style>
    <style:style style:name="Kapitelfolie-subtitle" style:family="presentation">
      <style:graphic-properties draw:stroke="none" draw:fill="none" draw:textarea-vertical-align="middle">
        <text:list-style style:name="Kapitel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Kapitelfolie-title" style:family="presentation">
      <style:graphic-properties draw:stroke="none" draw:fill="none" draw:textarea-vertical-align="middle">
        <text:list-style style:name="Kapitel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style:shrink-to-fit="true">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Agenda-outline2" style:family="presentation" style:parent-style-name="Agenda-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Agenda-outline3" style:family="presentation" style:parent-style-name="Agenda-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Agenda-outline4" style:family="presentation" style:parent-style-name="Agenda-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Agenda-outline5" style:family="presentation" style:parent-style-name="Agenda-outline4">
      <style:paragraph-properties fo:margin-top="0.1cm" fo:margin-bottom="0cm"/>
      <style:text-properties fo:font-size="20pt" style:font-size-asian="20pt" style:font-size-complex="20pt"/>
    </style:style>
    <style:style style:name="Agenda-outline6" style:family="presentation" style:parent-style-name="Agenda-outline5">
      <style:paragraph-properties fo:margin-top="0.1cm" fo:margin-bottom="0cm"/>
      <style:text-properties fo:font-size="20pt" style:font-size-asian="20pt" style:font-size-complex="20pt"/>
    </style:style>
    <style:style style:name="Agenda-outline7" style:family="presentation" style:parent-style-name="Agenda-outline6">
      <style:paragraph-properties fo:margin-top="0.1cm" fo:margin-bottom="0cm"/>
      <style:text-properties fo:font-size="20pt" style:font-size-asian="20pt" style:font-size-complex="20pt"/>
    </style:style>
    <style:style style:name="Agenda-outline8" style:family="presentation" style:parent-style-name="Agenda-outline7">
      <style:paragraph-properties fo:margin-top="0.1cm" fo:margin-bottom="0cm"/>
      <style:text-properties fo:font-size="20pt" style:font-size-asian="20pt" style:font-size-complex="20pt"/>
    </style:style>
    <style:style style:name="Agenda-outline9" style:family="presentation" style:parent-style-name="Agenda-outline8">
      <style:paragraph-properties fo:margin-top="0.1cm" fo:margin-bottom="0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background" style:family="presentation">
      <style:graphic-properties draw:stroke="none" draw:fill="solid" draw:fill-color="#0c2577"/>
      <style:text-properties style:letter-kerning="true"/>
    </style:style>
    <style:style style:name="Schlussfolie-backgroundobjects" style:family="presentation">
      <style:graphic-properties draw:textarea-horizontal-align="justify" draw:shadow="hidden" draw:shadow-offset-x="0.2cm" draw:shadow-offset-y="0.2cm" draw:shadow-color="#808080"/>
      <style:text-properties style:letter-kerning="true"/>
    </style:style>
    <style:style style:name="Schlussfoli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outline1" style:family="presentation">
      <style:graphic-properties draw:stroke="none" draw:fill="none" draw:auto-grow-height="false" draw:fit-to-size="shrink-to-fit" style:shrink-to-fit="true">
        <text:list-style style:name="Schlussfol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Schlussfolie-outline2" style:family="presentation" style:parent-style-name="Schlussfolie-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chlussfolie-outline3" style:family="presentation" style:parent-style-name="Schlussfolie-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outline4" style:family="presentation" style:parent-style-name="Schlussfolie-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outline5" style:family="presentation" style:parent-style-name="Schlussfolie-outline4">
      <style:paragraph-properties fo:margin-top="0.1cm" fo:margin-bottom="0cm"/>
      <style:text-properties fo:font-size="20pt" style:font-size-asian="20pt" style:font-size-complex="20pt"/>
    </style:style>
    <style:style style:name="Schlussfolie-outline6" style:family="presentation" style:parent-style-name="Schlussfolie-outline5">
      <style:paragraph-properties fo:margin-top="0.1cm" fo:margin-bottom="0cm"/>
      <style:text-properties fo:font-size="20pt" style:font-size-asian="20pt" style:font-size-complex="20pt"/>
    </style:style>
    <style:style style:name="Schlussfolie-outline7" style:family="presentation" style:parent-style-name="Schlussfolie-outline6">
      <style:paragraph-properties fo:margin-top="0.1cm" fo:margin-bottom="0cm"/>
      <style:text-properties fo:font-size="20pt" style:font-size-asian="20pt" style:font-size-complex="20pt"/>
    </style:style>
    <style:style style:name="Schlussfolie-outline8" style:family="presentation" style:parent-style-name="Schlussfolie-outline7">
      <style:paragraph-properties fo:margin-top="0.1cm" fo:margin-bottom="0cm"/>
      <style:text-properties fo:font-size="20pt" style:font-size-asian="20pt" style:font-size-complex="20pt"/>
    </style:style>
    <style:style style:name="Schlussfolie-outline9" style:family="presentation" style:parent-style-name="Schlussfolie-outline8">
      <style:paragraph-properties fo:margin-top="0.1cm" fo:margin-bottom="0cm"/>
      <style:text-properties fo:font-size="20pt" style:font-size-asian="20pt" style:font-size-complex="20pt"/>
    </style:style>
    <style:style style:name="Schlussfolie-subtitle" style:family="presentation">
      <style:graphic-properties draw:stroke="none" draw:fill="none" draw:textarea-vertical-align="middle">
        <text:list-style style:name="Schlussfoli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title" style:family="presentation">
      <style:graphic-properties draw:stroke="none" draw:fill="none" draw:textarea-vertical-align="middle">
        <text:list-style style:name="Schlussfoli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Schlussfolie_20__2b__20_Ansprechpartner-background" style:display-name="Schlussfolie + Ansprechpartner-background" style:family="presentation">
      <style:graphic-properties draw:stroke="none" draw:fill="solid" draw:fill-color="#0c2577"/>
      <style:text-properties style:letter-kerning="true"/>
    </style:style>
    <style:style style:name="Schlussfolie_20__2b__20_Ansprechpartner-backgroundobjects" style:display-name="Schlussfolie + Ansprechpartner-backgroundobjects" style:family="presentation">
      <style:graphic-properties draw:textarea-horizontal-align="justify" draw:shadow="hidden" draw:shadow-offset-x="0.2cm" draw:shadow-offset-y="0.2cm" draw:shadow-color="#808080"/>
      <style:text-properties style:letter-kerning="true"/>
    </style:style>
    <style:style style:name="Schlussfolie_20__2b__20_Ansprechpartner-notes" style:display-name="Schlussfolie + Ansprechpartner-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chlussfolie_20__2b__20_Ansprechpartner-outline1" style:display-name="Schlussfolie + Ansprechpartner-outline1" style:family="presentation">
      <style:graphic-properties draw:stroke="none" draw:fill="none" draw:auto-grow-height="false" draw:fit-to-size="shrink-to-fit" style:shrink-to-fit="true">
        <text:list-style style:name="Schlussfolie_20__2b__20_Ansprechpartner-outline1" style:display-name="Schlussfolie + Ansprechpartner-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Schlussfolie_20__2b__20_Ansprechpartner-outline2" style:display-name="Schlussfolie + Ansprechpartner-outline2" style:family="presentation" style:parent-style-name="Schlussfolie_20__2b__20_Ansprechpartner-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chlussfolie_20__2b__20_Ansprechpartner-outline3" style:display-name="Schlussfolie + Ansprechpartner-outline3" style:family="presentation" style:parent-style-name="Schlussfolie_20__2b__20_Ansprechpartner-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_20__2b__20_Ansprechpartner-outline4" style:display-name="Schlussfolie + Ansprechpartner-outline4" style:family="presentation" style:parent-style-name="Schlussfolie_20__2b__20_Ansprechpartner-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Schlussfolie_20__2b__20_Ansprechpartner-outline5" style:display-name="Schlussfolie + Ansprechpartner-outline5" style:family="presentation" style:parent-style-name="Schlussfolie_20__2b__20_Ansprechpartner-outline4">
      <style:paragraph-properties fo:margin-top="0.1cm" fo:margin-bottom="0cm"/>
      <style:text-properties fo:font-size="20pt" style:font-size-asian="20pt" style:font-size-complex="20pt"/>
    </style:style>
    <style:style style:name="Schlussfolie_20__2b__20_Ansprechpartner-outline6" style:display-name="Schlussfolie + Ansprechpartner-outline6" style:family="presentation" style:parent-style-name="Schlussfolie_20__2b__20_Ansprechpartner-outline5">
      <style:paragraph-properties fo:margin-top="0.1cm" fo:margin-bottom="0cm"/>
      <style:text-properties fo:font-size="20pt" style:font-size-asian="20pt" style:font-size-complex="20pt"/>
    </style:style>
    <style:style style:name="Schlussfolie_20__2b__20_Ansprechpartner-outline7" style:display-name="Schlussfolie + Ansprechpartner-outline7" style:family="presentation" style:parent-style-name="Schlussfolie_20__2b__20_Ansprechpartner-outline6">
      <style:paragraph-properties fo:margin-top="0.1cm" fo:margin-bottom="0cm"/>
      <style:text-properties fo:font-size="20pt" style:font-size-asian="20pt" style:font-size-complex="20pt"/>
    </style:style>
    <style:style style:name="Schlussfolie_20__2b__20_Ansprechpartner-outline8" style:display-name="Schlussfolie + Ansprechpartner-outline8" style:family="presentation" style:parent-style-name="Schlussfolie_20__2b__20_Ansprechpartner-outline7">
      <style:paragraph-properties fo:margin-top="0.1cm" fo:margin-bottom="0cm"/>
      <style:text-properties fo:font-size="20pt" style:font-size-asian="20pt" style:font-size-complex="20pt"/>
    </style:style>
    <style:style style:name="Schlussfolie_20__2b__20_Ansprechpartner-outline9" style:display-name="Schlussfolie + Ansprechpartner-outline9" style:family="presentation" style:parent-style-name="Schlussfolie_20__2b__20_Ansprechpartner-outline8">
      <style:paragraph-properties fo:margin-top="0.1cm" fo:margin-bottom="0cm"/>
      <style:text-properties fo:font-size="20pt" style:font-size-asian="20pt" style:font-size-complex="20pt"/>
    </style:style>
    <style:style style:name="Schlussfolie_20__2b__20_Ansprechpartner-subtitle" style:display-name="Schlussfolie + Ansprechpartner-subtitle" style:family="presentation">
      <style:graphic-properties draw:stroke="none" draw:fill="none" draw:textarea-vertical-align="middle">
        <text:list-style style:name="Schlussfolie_20__2b__20_Ansprechpartner-subtitle" style:display-name="Schlussfolie + Ansprechpartner-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chlussfolie_20__2b__20_Ansprechpartner-title" style:display-name="Schlussfolie + Ansprechpartner-title" style:family="presentation">
      <style:graphic-properties draw:stroke="none" draw:fill="none" draw:textarea-vertical-align="middle">
        <text:list-style style:name="Schlussfolie_20__2b__20_Ansprechpartner-title" style:display-name="Schlussfolie + Ansprechpartner-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_32__20_spalter_20__2b__20_2_20_zlg._20_Titel-background" style:display-name="2 spalter + 2 zlg. Titel-background" style:family="presentation">
      <style:graphic-properties draw:stroke="none" draw:fill="solid" draw:fill-color="#ffffff"/>
      <style:text-properties style:letter-kerning="true"/>
    </style:style>
    <style:style style:name="_32__20_spalter_20__2b__20_2_20_zlg._20_Titel-backgroundobjects" style:display-name="2 spalter + 2 zlg. Titel-backgroundobjects" style:family="presentation">
      <style:graphic-properties draw:textarea-horizontal-align="justify" draw:shadow="hidden" draw:shadow-offset-x="0.2cm" draw:shadow-offset-y="0.2cm" draw:shadow-color="#808080"/>
      <style:text-properties style:letter-kerning="true"/>
    </style:style>
    <style:style style:name="_32__20_spalter_20__2b__20_2_20_zlg._20_Titel-notes" style:display-name="2 spalter + 2 zlg. Titel-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2__20_spalter_20__2b__20_2_20_zlg._20_Titel-outline1" style:display-name="2 spalter + 2 zlg. Titel-outline1" style:family="presentation">
      <style:graphic-properties draw:stroke="none" draw:fill="none" draw:auto-grow-height="false" draw:fit-to-size="shrink-to-fit" style:shrink-to-fit="true">
        <text:list-style style:name="_32__20_spalter_20__2b__20_2_20_zlg._20_Titel-outline1" style:display-name="2 spalter + 2 zlg. Titel-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110%" fo:text-align="start" style:punctuation-wrap="hanging"/>
      <style:text-properties fo:font-variant="normal" fo:text-transform="none" fo:color="#4188ed" style:text-outline="false" style:text-line-through-style="none" style:text-line-through-type="none" style:text-position="0% 100%" style:font-name="Open Sans" fo:font-family="'Open Sans'" fo:font-size="20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20pt" style:language-asian="de" style:country-asian="DE" style:font-style-asian="normal" style:font-weight-asian="normal" style:font-name-complex="Lohit Devanagari" style:font-family-complex="'Lohit Devanagari'" style:font-family-generic-complex="system" style:font-pitch-complex="variable" style:font-size-complex="20pt" style:language-complex="de" style:country-complex="DE" style:font-style-complex="normal" style:font-weight-complex="normal" style:text-emphasize="none" style:font-relief="none" style:text-overline-style="none" style:text-overline-color="font-color" fo:hyphenate="false"/>
    </style:style>
    <style:style style:name="_32__20_spalter_20__2b__20_2_20_zlg._20_Titel-outline2" style:display-name="2 spalter + 2 zlg. Titel-outline2" style:family="presentation" style:parent-style-name="_32__20_spalter_20__2b__20_2_20_zlg._20_Titel-outline1">
      <style:paragraph-properties fo:margin-top="0.4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_32__20_spalter_20__2b__20_2_20_zlg._20_Titel-outline3" style:display-name="2 spalter + 2 zlg. Titel-outline3" style:family="presentation" style:parent-style-name="_32__20_spalter_20__2b__20_2_20_zlg._20_Titel-outline2">
      <style:paragraph-properties fo:margin-top="0.3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spalter_20__2b__20_2_20_zlg._20_Titel-outline4" style:display-name="2 spalter + 2 zlg. Titel-outline4" style:family="presentation" style:parent-style-name="_32__20_spalter_20__2b__20_2_20_zlg._20_Titel-outline3">
      <style:paragraph-properties fo:margin-top="0.2cm" fo:margin-bottom="0cm" fo:line-height="110%" fo:text-align="start" style:punctuation-wrap="hanging"/>
      <style:text-properties fo:font-variant="normal" fo:text-transform="none" fo:color="#222222" style:text-line-through-style="none" style:text-line-through-type="none" style:text-position="0% 100%" style:font-name="Open Sans Light" fo:font-family="'Open Sans Light'" fo:font-size="14pt" fo:letter-spacing="normal" fo:font-style="normal" style:text-underline-style="none" fo:font-weight="normal" style:font-size-asian="14pt" style:font-style-asian="normal" style:font-weight-asian="normal" style:font-size-complex="14pt" style:font-style-complex="normal" style:font-weight-complex="normal" fo:hyphenate="false"/>
    </style:style>
    <style:style style:name="_32__20_spalter_20__2b__20_2_20_zlg._20_Titel-outline5" style:display-name="2 spalter + 2 zlg. Titel-outline5" style:family="presentation" style:parent-style-name="_32__20_spalter_20__2b__20_2_20_zlg._20_Titel-outline4">
      <style:paragraph-properties fo:margin-top="0.1cm" fo:margin-bottom="0cm"/>
      <style:text-properties fo:font-size="20pt" style:font-size-asian="20pt" style:font-size-complex="20pt"/>
    </style:style>
    <style:style style:name="_32__20_spalter_20__2b__20_2_20_zlg._20_Titel-outline6" style:display-name="2 spalter + 2 zlg. Titel-outline6" style:family="presentation" style:parent-style-name="_32__20_spalter_20__2b__20_2_20_zlg._20_Titel-outline5">
      <style:paragraph-properties fo:margin-top="0.1cm" fo:margin-bottom="0cm"/>
      <style:text-properties fo:font-size="20pt" style:font-size-asian="20pt" style:font-size-complex="20pt"/>
    </style:style>
    <style:style style:name="_32__20_spalter_20__2b__20_2_20_zlg._20_Titel-outline7" style:display-name="2 spalter + 2 zlg. Titel-outline7" style:family="presentation" style:parent-style-name="_32__20_spalter_20__2b__20_2_20_zlg._20_Titel-outline6">
      <style:paragraph-properties fo:margin-top="0.1cm" fo:margin-bottom="0cm"/>
      <style:text-properties fo:font-size="20pt" style:font-size-asian="20pt" style:font-size-complex="20pt"/>
    </style:style>
    <style:style style:name="_32__20_spalter_20__2b__20_2_20_zlg._20_Titel-outline8" style:display-name="2 spalter + 2 zlg. Titel-outline8" style:family="presentation" style:parent-style-name="_32__20_spalter_20__2b__20_2_20_zlg._20_Titel-outline7">
      <style:paragraph-properties fo:margin-top="0.1cm" fo:margin-bottom="0cm"/>
      <style:text-properties fo:font-size="20pt" style:font-size-asian="20pt" style:font-size-complex="20pt"/>
    </style:style>
    <style:style style:name="_32__20_spalter_20__2b__20_2_20_zlg._20_Titel-outline9" style:display-name="2 spalter + 2 zlg. Titel-outline9" style:family="presentation" style:parent-style-name="_32__20_spalter_20__2b__20_2_20_zlg._20_Titel-outline8">
      <style:paragraph-properties fo:margin-top="0.1cm" fo:margin-bottom="0cm"/>
      <style:text-properties fo:font-size="20pt" style:font-size-asian="20pt" style:font-size-complex="20pt"/>
    </style:style>
    <style:style style:name="_32__20_spalter_20__2b__20_2_20_zlg._20_Titel-subtitle" style:display-name="2 spalter + 2 zlg. Titel-subtitle" style:family="presentation">
      <style:graphic-properties draw:stroke="none" draw:fill="none" draw:textarea-vertical-align="middle">
        <text:list-style style:name="_32__20_spalter_20__2b__20_2_20_zlg._20_Titel-subtitle" style:display-name="2 spalter + 2 zlg. Tite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2__20_spalter_20__2b__20_2_20_zlg._20_Titel-title" style:display-name="2 spalter + 2 zlg. Titel-title" style:family="presentation">
      <style:graphic-properties draw:stroke="none" draw:fill="none" draw:textarea-vertical-align="middle">
        <text:list-style style:name="_32__20_spalter_20__2b__20_2_20_zlg._20_Titel-title" style:display-name="2 spalter + 2 zlg. Tite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222222" style:text-outline="false" style:text-line-through-style="none" style:text-line-through-type="none" style:text-position="0% 100%" style:font-name="Open Sans Light" fo:font-family="'Open Sans Light'" fo:font-size="18pt" fo:letter-spacing="normal" fo:language="de" fo:country="DE" fo:font-style="normal" fo:text-shadow="none" style:text-underline-style="none" fo:font-weight="normal" style:letter-kerning="true" fo:background-color="transparent" style:font-name-asian="AR PL SungtiL GB" style:font-family-asian="'AR PL SungtiL GB'" style:font-family-generic-asian="system" style:font-pitch-asian="variable" style:font-size-asian="18pt" style:language-asian="de" style:country-asian="DE" style:font-style-asian="normal" style:font-weight-asian="normal" style:font-name-complex="Lohit Devanagari" style:font-family-complex="'Lohit Devanagari'"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62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0c2577"/>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solid" svg:stroke-width="0.026cm" svg:stroke-color="#c00000" draw:fill="none" draw:textarea-horizontal-align="center" draw:textarea-vertical-align="top" draw:auto-grow-height="false" fo:padding-top="0.125cm" fo:padding-bottom="0.125cm" fo:padding-left="0.25cm" fo:padding-right="0.25cm" fo:wrap-option="wrap"/>
    </style:style>
    <style:style style:name="Mgr4" style:family="graphic" style:parent-style-name="standard">
      <style:graphic-properties draw:stroke="none" svg:stroke-width="0cm" draw:fill="solid" draw:fill-color="#0c2577" draw:textarea-vertical-align="top" draw:auto-grow-height="false" draw:fit-to-size="false" style:shrink-to-fit="false" fo:min-height="0cm" fo:min-width="0cm" fo:padding-top="0.127cm" fo:padding-bottom="0.127cm" fo:padding-left="0.254cm" fo:padding-right="0.254cm" fo:wrap-option="wrap"/>
    </style:style>
    <style:style style:name="Mgr5" style:family="graphic" style:parent-style-name="standard">
      <style:graphic-properties draw:stroke="none" svg:stroke-width="0cm" draw:fill="none" draw:textarea-vertical-align="top" draw:auto-grow-height="false" draw:fit-to-size="false" style:shrink-to-fit="false" fo:min-height="0cm" fo:min-width="0cm" fo:padding-top="0.127cm" fo:padding-bottom="0.127cm" fo:padding-left="0.254cm" fo:padding-right="0.254cm" fo:wrap-option="wrap"/>
    </style:style>
    <style:style style:name="Mgr6" style:family="graphic" style:parent-style-name="standard">
      <style:graphic-properties draw:stroke="solid" svg:stroke-width="0.026cm" svg:stroke-color="#909090" draw:fill="none" draw:textarea-horizontal-align="center" draw:textarea-vertical-align="top" draw:auto-grow-height="false" fo:padding-top="0.125cm" fo:padding-bottom="0.125cm" fo:padding-left="0.25cm" fo:padding-right="0.25cm" fo:wrap-option="wrap"/>
    </style:style>
    <style:style style:name="Mgr7" style:family="graphic" style:parent-style-name="standard">
      <style:graphic-properties draw:stroke="none" svg:stroke-width="0cm" draw:fill="none" draw:textarea-vertical-align="top" draw:auto-grow-height="false" draw:fit-to-size="false" style:shrink-to-fit="false" fo:min-height="0cm" fo:min-width="0cm" fo:padding-top="0cm" fo:padding-bottom="0cm" fo:padding-left="0.3cm" fo:padding-right="0cm" fo:wrap-option="wrap"/>
    </style:style>
    <style:style style:name="Mgr8" style:family="graphic" style:parent-style-name="standard">
      <style:graphic-properties draw:stroke="none" svg:stroke-width="0cm" draw:fill="none" draw:textarea-vertical-align="middle" draw:auto-grow-height="false" draw:fit-to-size="false" style:shrink-to-fit="false" fo:min-height="0cm" fo:min-width="0cm" fo:padding-top="0cm" fo:padding-bottom="0cm" fo:padding-left="0cm" fo:padding-right="0.3cm" fo:wrap-option="wrap"/>
    </style:style>
    <style:style style:name="Mgr9" style:family="graphic" style:parent-style-name="standard">
      <style:graphic-properties draw:stroke="none" svg:stroke-width="0.071cm" draw:fill="gradient" draw:fill-gradient-name="Gradient_20_7" draw:textarea-vertical-align="middle" draw:auto-grow-height="false" draw:fit-to-size="false" style:shrink-to-fit="false" fo:min-height="0cm" fo:min-width="0cm" fo:padding-top="0.125cm" fo:padding-bottom="0.125cm" fo:padding-left="0.25cm" fo:padding-right="0.25cm" fo:wrap-option="wrap"/>
    </style:style>
    <style:style style:name="Mgr10" style:family="graphic" style:parent-style-name="standard">
      <style:graphic-properties draw:stroke="solid" svg:stroke-width="0.159cm" svg:stroke-color="#ffffff" draw:fill="none" draw:textarea-horizontal-align="center" draw:textarea-vertical-align="top" draw:auto-grow-height="false" fo:padding-top="0.125cm" fo:padding-bottom="0.125cm" fo:padding-left="0.25cm" fo:padding-right="0.25cm" fo:wrap-option="wrap"/>
    </style:style>
    <style:style style:name="Mgr11" style:family="graphic" style:parent-style-name="standard">
      <style:graphic-properties draw:stroke="none" svg:stroke-width="0.071cm" draw:fill="solid" draw:fill-color="#4188ed" draw:textarea-vertical-align="middle" draw:auto-grow-height="false" draw:fit-to-size="false" style:shrink-to-fit="false" fo:min-height="0cm" fo:min-width="0cm" fo:padding-top="0.125cm" fo:padding-bottom="0.125cm" fo:padding-left="0.25cm" fo:padding-right="0.25cm" fo:wrap-option="wrap"/>
    </style:style>
    <style:style style:name="Mgr12" style:family="graphic" style:parent-style-name="standard">
      <style:graphic-properties draw:stroke="solid" svg:stroke-width="0.026cm" svg:stroke-color="#ffffff" draw:fill="none" draw:textarea-horizontal-align="center" draw:textarea-vertical-align="top" draw:auto-grow-height="false" fo:padding-top="0.125cm" fo:padding-bottom="0.125cm" fo:padding-left="0.25cm" fo:padding-right="0.25cm" fo:wrap-option="wrap"/>
    </style:style>
    <style:style style:name="Mpr1" style:family="presentation" style:parent-style-name="Titelfoli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2" style:family="presentation" style:parent-style-name="Titelfolie-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3" style:family="presentation" style:parent-style-name="Titelfolie-backgroundobjects">
      <style:graphic-properties draw:stroke="none" draw:fill="none" draw:fill-color="#ffffff" draw:auto-grow-height="false" fo:min-height="1.485cm"/>
    </style:style>
    <style:style style:name="Mpr4" style:family="presentation" style:parent-style-name="Titelfolie-backgroundobjects">
      <style:graphic-properties draw:stroke="none" draw:fill="none" draw:fill-color="#ffffff" draw:textarea-vertical-align="bottom" draw:auto-grow-height="false" fo:min-height="1.485cm"/>
    </style:style>
    <style:style style:name="Mpr5" style:family="presentation" style:parent-style-name="Kapitelfoli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6" style:family="presentation" style:parent-style-name="Kapitelfolie-backgroundobjects">
      <style:graphic-properties draw:stroke="none" draw:fill="none" draw:fill-color="#ffffff" draw:auto-grow-height="false" fo:min-height="1.485cm"/>
    </style:style>
    <style:style style:name="Mpr7" style:family="presentation" style:parent-style-name="Kapitelfolie-backgroundobjects">
      <style:graphic-properties draw:stroke="none" draw:fill="none" draw:fill-color="#ffffff" draw:textarea-vertical-align="bottom" draw:auto-grow-height="false" fo:min-height="1.485cm"/>
    </style:style>
    <style:style style:name="Mpr8" style:family="presentation" style:parent-style-name="Agenda-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9" style:family="presentation" style:parent-style-name="Agenda-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10" style:family="presentation" style:parent-style-name="Agenda-outline1">
      <style:graphic-properties draw:stroke="none" svg:stroke-width="0cm" draw:fill="none" draw:textarea-vertical-align="middle" draw:auto-grow-height="false" draw:fit-to-size="false" style:shrink-to-fit="false" fo:min-height="11.049cm" fo:padding-top="0cm" fo:padding-bottom="0cm" fo:padding-left="0cm" fo:padding-right="0.247cm" fo:wrap-option="wrap"/>
    </style:style>
    <style:style style:name="Mpr11" style:family="presentation" style:parent-style-name="Agenda-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12" style:family="presentation" style:parent-style-name="Agenda-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25cm" fo:wrap-option="wrap"/>
    </style:style>
    <style:style style:name="Mpr13" style:family="presentation" style:parent-style-name="Agenda-outline1">
      <style:graphic-properties draw:stroke="none" svg:stroke-width="0cm" draw:fill="none" draw:textarea-vertical-align="middle" draw:auto-grow-height="false" draw:fit-to-size="false" style:shrink-to-fit="false" fo:min-height="11.049cm" fo:padding-top="0cm" fo:padding-bottom="0cm" fo:padding-left="0.25cm" fo:padding-right="0cm" fo:wrap-option="wrap"/>
    </style:style>
    <style:style style:name="Mpr14" style:family="presentation" style:parent-style-name="Agenda-backgroundobjects">
      <style:graphic-properties draw:stroke="none" draw:fill="none" draw:fill-color="#ffffff" draw:auto-grow-height="false" fo:min-height="1.485cm"/>
    </style:style>
    <style:style style:name="Mpr15" style:family="presentation" style:parent-style-name="Agenda-backgroundobjects">
      <style:graphic-properties draw:stroke="none" draw:fill="none" draw:fill-color="#ffffff" draw:textarea-vertical-align="bottom" draw:auto-grow-height="false" fo:min-height="1.485cm"/>
    </style:style>
    <style:style style:name="Mpr16" style:family="presentation" style:parent-style-name="Schlussfolie-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17" style:family="presentation" style:parent-style-name="Schlussfolie-backgroundobjects">
      <style:graphic-properties draw:stroke="none" draw:fill="none" draw:fill-color="#ffffff" draw:auto-grow-height="false" fo:min-height="1.485cm"/>
    </style:style>
    <style:style style:name="Mpr18" style:family="presentation" style:parent-style-name="Schlussfolie-backgroundobjects">
      <style:graphic-properties draw:stroke="none" draw:fill="none" draw:fill-color="#ffffff" draw:textarea-vertical-align="bottom" draw:auto-grow-height="false" fo:min-height="1.485cm"/>
    </style:style>
    <style:style style:name="Mpr19" style:family="presentation" style:parent-style-name="Schlussfolie_20__2b__20_Ansprechpartner-outline1">
      <style:graphic-properties draw:stroke="none" svg:stroke-width="0cm" draw:fill="none" draw:textarea-vertical-align="bottom" draw:auto-grow-height="false" draw:fit-to-size="false" style:shrink-to-fit="false" fo:min-height="11.049cm" fo:padding-top="0cm" fo:padding-bottom="0cm" fo:padding-left="0cm" fo:padding-right="0cm" fo:wrap-option="wrap"/>
    </style:style>
    <style:style style:name="Mpr20" style:family="presentation" style:parent-style-name="Schlussfolie_20__2b__20_Ansprechpartner-backgroundobjects">
      <style:graphic-properties draw:stroke="none" draw:fill="none" draw:fill-color="#ffffff" draw:auto-grow-height="false" fo:min-height="1.485cm"/>
    </style:style>
    <style:style style:name="Mpr21" style:family="presentation" style:parent-style-name="Schlussfolie_20__2b__20_Ansprechpartner-backgroundobjects">
      <style:graphic-properties draw:stroke="none" draw:fill="none" draw:fill-color="#ffffff" draw:textarea-vertical-align="bottom" draw:auto-grow-height="false" fo:min-height="1.485cm"/>
    </style:style>
    <style:style style:name="Mpr22" style:family="presentation" style:parent-style-name="_32__20_spalter_20__2b__20_2_20_zlg._20_Titel-title">
      <style:graphic-properties draw:stroke="none" svg:stroke-width="0cm" draw:fill="none" draw:textarea-vertical-align="top" draw:auto-grow-height="false" draw:fit-to-size="false" style:shrink-to-fit="false" fo:min-height="3.181cm" fo:padding-top="0cm" fo:padding-bottom="0cm" fo:padding-left="0cm" fo:padding-right="0cm" fo:wrap-option="wrap"/>
    </style:style>
    <style:style style:name="Mpr23" style:family="presentation" style:parent-style-name="_32__20_spalter_20__2b__20_2_20_zlg._20_Titel-outline1">
      <style:graphic-properties draw:stroke="none" svg:stroke-width="0cm" draw:fill="none" draw:textarea-vertical-align="middle" draw:auto-grow-height="false" draw:fit-to-size="false" style:shrink-to-fit="false" fo:min-height="11.049cm" fo:padding-top="0cm" fo:padding-bottom="0cm" fo:padding-left="0cm" fo:padding-right="0.247cm" fo:wrap-option="wrap"/>
    </style:style>
    <style:style style:name="Mpr24" style:family="presentation" style:parent-style-name="_32__20_spalter_20__2b__20_2_20_zlg._20_Titel-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cm" fo:wrap-option="wrap"/>
    </style:style>
    <style:style style:name="Mpr25" style:family="presentation" style:parent-style-name="_32__20_spalter_20__2b__20_2_20_zlg._20_Titel-backgroundobjects">
      <style:graphic-properties draw:stroke="none" svg:stroke-width="0cm" draw:fill="none" draw:fill-color="#ffffff" draw:textarea-vertical-align="middle" draw:auto-grow-height="false" draw:fit-to-size="false" style:shrink-to-fit="false" fo:min-height="11.049cm" fo:padding-top="0cm" fo:padding-bottom="0cm" fo:padding-left="0cm" fo:padding-right="0.25cm" fo:wrap-option="wrap"/>
    </style:style>
    <style:style style:name="Mpr26" style:family="presentation" style:parent-style-name="_32__20_spalter_20__2b__20_2_20_zlg._20_Titel-outline1">
      <style:graphic-properties draw:stroke="none" svg:stroke-width="0cm" draw:fill="none" draw:textarea-vertical-align="middle" draw:auto-grow-height="false" draw:fit-to-size="false" style:shrink-to-fit="false" fo:min-height="11.049cm" fo:padding-top="0cm" fo:padding-bottom="0cm" fo:padding-left="0.25cm" fo:padding-right="0cm" fo:wrap-option="wrap"/>
    </style:style>
    <style:style style:name="Mpr27" style:family="presentation" style:parent-style-name="_32__20_spalter_20__2b__20_2_20_zlg._20_Titel-outline1">
      <style:graphic-properties draw:stroke="none" svg:stroke-width="0cm" draw:fill="none" draw:textarea-vertical-align="top" draw:auto-grow-height="false" draw:fit-to-size="false" style:shrink-to-fit="false" fo:min-height="11.049cm" fo:padding-top="0cm" fo:padding-bottom="0cm" fo:padding-left="0cm" fo:padding-right="0cm" fo:wrap-option="wrap"/>
    </style:style>
    <style:style style:name="Mpr28" style:family="presentation" style:parent-style-name="_32__20_spalter_20__2b__20_2_20_zlg._20_Titel-backgroundobjects">
      <style:graphic-properties draw:stroke="none" draw:fill="none" draw:fill-color="#ffffff" draw:auto-grow-height="false" fo:min-height="1.485cm"/>
    </style:style>
    <style:style style:name="Mpr29" style:family="presentation" style:parent-style-name="_32__20_spalter_20__2b__20_2_20_zlg._20_Titel-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loext:graphic-properties draw:fill="solid" draw:fill-color="#0c2577"/>
      <style:paragraph-properties fo:text-align="start" style:font-independent-line-spacing="true"/>
      <style:text-properties fo:font-size="18pt"/>
    </style:style>
    <style:style style:name="MP7" style:family="paragraph">
      <loext:graphic-properties draw:fill="none"/>
      <style:paragraph-properties fo:text-align="start" style:font-independent-line-spacing="true"/>
      <style:text-properties fo:font-size="18pt"/>
    </style:style>
    <style:style style:name="MP8" style:family="paragraph">
      <style:paragraph-properties fo:margin-left="0cm" fo:margin-right="0cm" fo:margin-top="0cm" fo:margin-bottom="0.353cm" fo:line-height="11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margin-left="0cm" fo:margin-right="0cm" fo:margin-top="0cm" fo:margin-bottom="0.353cm" fo:line-height="110%" fo:text-align="end" fo:text-indent="0cm" style:punctuation-wrap="hanging" style:writing-mode="lr-tb">
        <style:tab-stops>
          <style:tab-stop style:position="0cm"/>
        </style:tab-stops>
      </style:paragraph-properties>
      <style:text-properties fo:hyphenate="false"/>
    </style:style>
    <style:style style:name="MP10" style:family="paragraph">
      <loext:graphic-properties draw:fill="gradient" draw:fill-gradient-name="Gradient_20_7"/>
      <style:paragraph-properties fo:text-align="start" style:font-independent-line-spacing="true"/>
      <style:text-properties fo:font-size="18pt"/>
    </style:style>
    <style:style style:name="MP11" style:family="paragraph">
      <style:paragraph-properties fo:margin-left="0cm" fo:margin-right="0cm" fo:margin-top="0cm" fo:margin-bottom="0.353cm" fo:line-height="90%" fo:text-align="start" fo:text-indent="0cm" style:punctuation-wrap="hanging" style:writing-mode="lr-tb">
        <style:tab-stops>
          <style:tab-stop style:position="0cm"/>
        </style:tab-stops>
      </style:paragraph-properties>
      <style:text-properties fo:hyphenate="false"/>
    </style:style>
    <style:style style:name="MP12" style:family="paragraph">
      <loext:graphic-properties draw:fill="none"/>
      <style:paragraph-properties fo:text-align="start" style:font-independent-line-spacing="true"/>
      <style:text-properties fo:font-size="45pt"/>
    </style:style>
    <style:style style:name="MP13" style:family="paragraph">
      <loext:graphic-properties draw:fill="none"/>
      <style:paragraph-properties fo:text-align="start" style:font-independent-line-spacing="true"/>
      <style:text-properties fo:font-size="24pt"/>
    </style:style>
    <style:style style:name="MP14" style:family="paragraph">
      <loext:graphic-properties draw:fill="solid" draw:fill-color="#4188ed"/>
      <style:paragraph-properties fo:text-align="start" style:font-independent-line-spacing="true"/>
      <style:text-properties fo:font-size="18pt"/>
    </style:style>
    <style:style style:name="MP15" style:family="paragraph">
      <style:paragraph-properties fo:margin-top="0cm" fo:margin-bottom="0cm" fo:line-height="90%" fo:text-align="start" style:punctuation-wrap="hanging" style:writing-mode="lr-tb"/>
      <style:text-properties fo:hyphenate="false"/>
    </style:style>
    <style:style style:name="MP16" style:family="paragraph">
      <loext:graphic-properties draw:fill="none"/>
      <style:paragraph-properties fo:text-align="start" style:font-independent-line-spacing="true"/>
      <style:text-properties fo:font-size="36pt"/>
    </style:style>
    <style:style style:name="MP17" style:family="paragraph">
      <loext:graphic-properties draw:fill="none"/>
      <style:paragraph-properties fo:text-align="start" style:font-independent-line-spacing="true"/>
      <style:text-properties fo:font-size="22pt"/>
    </style:style>
    <style:style style:name="MP18" style:family="paragraph">
      <loext:graphic-properties draw:fill="none"/>
      <style:paragraph-properties fo:text-align="start" style:font-independent-line-spacing="true"/>
      <style:text-properties fo:font-size="10pt"/>
    </style:style>
    <style:style style:name="MP19" style:family="paragraph">
      <style:paragraph-properties fo:margin-left="0cm" fo:margin-right="0cm" fo:margin-top="0cm" fo:margin-bottom="0cm" fo:line-height="90%" fo:text-align="start" fo:text-indent="0cm" style:punctuation-wrap="hanging" style:writing-mode="lr-tb"/>
      <style:text-properties fo:font-size="9pt" style:font-size-asian="14pt" style:font-size-complex="14pt" fo:hyphenate="false"/>
    </style:style>
    <style:style style:name="MP20" style:family="paragraph">
      <loext:graphic-properties draw:fill="none" draw:fill-color="#ffffff"/>
      <style:paragraph-properties fo:text-align="start" style:font-independent-line-spacing="true"/>
      <style:text-properties fo:font-size="9pt" style:font-size-asian="14pt" style:font-size-complex="14pt"/>
    </style:style>
    <style:style style:name="MP21" style:family="paragraph">
      <style:paragraph-properties fo:margin-left="0cm" fo:margin-right="0cm" fo:margin-top="0cm" fo:margin-bottom="0cm" fo:line-height="90%" fo:text-align="end" fo:text-indent="0cm" style:punctuation-wrap="hanging" style:writing-mode="lr-tb"/>
      <style:text-properties fo:font-size="9pt" style:font-size-asian="14pt" style:font-size-complex="14pt" fo:hyphenate="false"/>
    </style:style>
    <style:style style:name="MP22" style:family="paragraph">
      <loext:graphic-properties draw:fill="none"/>
      <style:paragraph-properties fo:text-align="start" style:font-independent-line-spacing="true"/>
      <style:text-properties fo:font-size="9pt"/>
    </style:style>
    <style:style style:name="MP23" style:family="paragraph">
      <style:paragraph-properties fo:margin-left="0cm" fo:margin-right="0cm" fo:margin-top="0cm" fo:margin-bottom="0cm" fo:line-height="110%" fo:text-align="start" fo:text-indent="0cm" style:punctuation-wrap="hanging" style:writing-mode="lr-tb"/>
      <style:text-properties fo:hyphenate="false"/>
    </style:style>
    <style:style style:name="MP24" style:family="paragraph">
      <loext:graphic-properties draw:fill="none"/>
      <style:paragraph-properties fo:text-align="start" style:font-independent-line-spacing="true"/>
      <style:text-properties fo:font-size="20pt"/>
    </style:style>
    <style:style style:name="MP25" style:family="paragraph">
      <style:paragraph-properties fo:margin-left="0cm" fo:margin-right="0cm" fo:margin-top="0cm" fo:margin-bottom="0.353cm" fo:line-height="90%" fo:text-align="end" fo:text-indent="0cm" style:punctuation-wrap="hanging" style:writing-mode="lr-tb">
        <style:tab-stops>
          <style:tab-stop style:position="0cm"/>
        </style:tab-stops>
      </style:paragraph-properties>
      <style:text-properties fo:hyphenate="false"/>
    </style:style>
    <style:style style:name="MP26" style:family="paragraph">
      <loext:graphic-properties draw:fill="none"/>
      <style:paragraph-properties fo:text-align="start" style:font-independent-line-spacing="true"/>
      <style:text-properties fo:font-size="14pt"/>
    </style:style>
    <style:style style:name="MT1" style:family="text">
      <style:text-properties fo:font-size="14pt" style:font-size-asian="14pt" style:font-size-complex="14pt"/>
    </style:style>
    <style:style style:name="MT2" style:family="text">
      <style:text-properties fo:font-variant="normal" fo:text-transform="none" fo:color="#d54500" style:text-line-through-style="none" style:text-line-through-type="none" style:text-position="0% 100%" style:font-name="Open Sans Light" fo:font-size="10pt" fo:letter-spacing="normal" fo:font-style="normal" style:text-underline-style="none" fo:font-weight="normal" style:font-size-asian="10pt" style:font-style-asian="normal" style:font-weight-asian="normal" style:font-size-complex="10pt" style:font-style-complex="normal" style:font-weight-complex="normal"/>
    </style:style>
    <style:style style:name="MT3" style:family="text">
      <style:text-properties fo:text-transform="uppercase" fo:color="#ffffff" style:text-line-through-style="none" style:text-line-through-type="none" style:text-position="0% 100%" style:font-name="Open Sans" fo:font-size="45pt" fo:letter-spacing="normal" fo:font-style="normal" style:text-underline-style="none" fo:font-weight="normal" style:font-size-asian="45pt" style:font-style-asian="normal" style:font-weight-asian="normal" style:font-size-complex="45pt" style:font-style-complex="normal" style:font-weight-complex="normal"/>
    </style:style>
    <style:style style:name="MT4" style:family="text">
      <style:text-properties fo:font-variant="normal" fo:text-transform="none" fo:color="#ffffff" style:text-line-through-style="none" style:text-line-through-type="none" style:text-position="0% 100%" style:font-name="Open Sans Light"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5" style:family="text">
      <style:text-properties fo:text-transform="uppercase" fo:color="#0c2577" style:text-line-through-style="none" style:text-line-through-type="none" style:text-position="0% 100%" style:font-name="Open Sans" fo:font-size="36pt" fo:letter-spacing="normal" fo:font-style="normal" style:text-underline-style="none" fo:font-weight="normal" style:font-size-asian="36pt" style:font-style-asian="normal" style:font-weight-asian="normal" style:font-size-complex="36pt" style:font-style-complex="normal" style:font-weight-complex="normal"/>
    </style:style>
    <style:style style:name="MT6" style:family="text">
      <style:text-properties fo:font-variant="normal" fo:text-transform="none" fo:color="#0c2577" style:text-line-through-style="none" style:text-line-through-type="none" style:text-position="0% 100%" style:font-name="Open Sans"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MT7" style:family="text">
      <style:text-properties fo:text-transform="uppercase" fo:color="#4188ed" style:text-line-through-style="none" style:text-line-through-type="none" style:text-position="0% 100%" style:font-name="Open Sans" fo:font-size="10pt" fo:letter-spacing="0.018cm" fo:font-style="normal" style:text-underline-style="none" fo:font-weight="bold" style:font-name-asian="Open Sans1" style:font-size-asian="10pt" style:font-style-asian="normal" style:font-weight-asian="bold" style:font-name-complex="Open Sans2" style:font-size-complex="10pt" style:font-style-complex="normal" style:font-weight-complex="bold"/>
    </style:style>
    <style:style style:name="MT8" style:family="text">
      <style:text-properties fo:font-variant="normal" fo:text-transform="none" fo:color="#bababa"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9" style:family="text">
      <style:text-properties fo:font-variant="normal" fo:text-transform="none" fo:color="#8c8c8c"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0" style:family="text">
      <style:text-properties fo:font-variant="normal" fo:text-transform="none" fo:color="#4188ed" style:text-line-through-style="none" style:text-line-through-type="none" style:text-position="0% 100%" style:font-name="Open Sans"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11" style:family="text">
      <style:text-properties fo:font-variant="normal" fo:text-transform="none" fo:color="#222222" style:text-line-through-style="none" style:text-line-through-type="none" style:text-position="0% 100%" style:font-name="Open Sans Light"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12" style:family="text">
      <style:text-properties fo:font-variant="normal" fo:text-transform="none" fo:color="#ffffff" style:text-line-through-style="none" style:text-line-through-type="none" style:text-position="0% 100%" style:font-name="Open Sans Light"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13" style:family="text">
      <style:text-properties fo:font-variant="normal" fo:text-transform="none" fo:color="#bdbdbd"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4" style:family="text">
      <style:text-properties fo:font-variant="normal" fo:text-transform="none" fo:color="#909090" style:text-line-through-style="none" style:text-line-through-type="none" style:text-position="0% 100%" style:font-name="Open Sans Light" fo:font-size="9pt" fo:letter-spacing="normal" fo:font-style="normal" style:text-underline-style="none" fo:font-weight="normal" style:font-size-asian="9pt" style:font-style-asian="normal" style:font-weight-asian="normal" style:font-size-complex="9pt" style:font-style-complex="normal" style:font-weight-complex="normal"/>
    </style:style>
    <style:style style:name="MT15" style:family="text">
      <style:text-properties fo:font-variant="normal" fo:text-transform="none" fo:color="#222222" style:text-line-through-style="none" style:text-line-through-type="none" style:text-position="0% 100%" style:font-name="Open Sans Light"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16" style:family="text">
      <style:text-properties fo:font-variant="normal" fo:text-transform="none" fo:color="#222222" style:text-line-through-style="none" style:text-line-through-type="none" style:text-position="0% 100%" style:font-name="Open Sans Light"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number text:level="1" style:num-suffix="." style:num-format="1">
        <style:list-level-properties text:space-before="0.001cm" text:min-label-width="0.757cm"/>
        <style:text-properties fo:color="#4188ed"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number text:level="1" style:num-suffix="." style:num-format="1">
        <style:list-level-properties text:space-before="0.001cm" text:min-label-width="0.757cm"/>
        <style:text-properties fo:color="#4188ed" fo:font-size="100%"/>
      </text:list-level-style-number>
      <text:list-level-style-number text:level="2" style:num-suffix="." style:num-format="1">
        <style:list-level-properties text:space-before="0.759cm" text:min-label-width="0.731cm"/>
        <style:text-properties fo:color="#222222" fo:font-size="100%"/>
      </text:list-level-style-number>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0.731cm" text:min-label-width="0.759cm"/>
        <style:text-properties fo:font-family="Arial" style:font-family-generic="swiss" style:font-pitch="variable" fo:color="#0c2577"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0.731cm" text:min-label-width="0.759cm"/>
        <style:text-properties fo:font-family="Arial" style:font-family-generic="swiss" style:font-pitch="variable" fo:color="#0c2577" fo:font-size="100%"/>
      </text:list-level-style-bullet>
      <text:list-level-style-bullet text:level="4" text:bullet-char="•">
        <style:list-level-properties text:space-before="1.492cm" text:min-label-width="0.757cm"/>
        <style:text-properties fo:font-family="Arial" style:font-family-generic="swiss" style:font-pitch="variable" fo:color="#0c2577"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0c2577" fo:font-size="100%"/>
      </text:list-level-style-number>
      <text:list-level-style-bullet text:level="2" text:bullet-char="•">
        <style:list-level-properties text:space-before="0.001cm" text:min-label-width="0.757cm"/>
        <style:text-properties fo:font-family="Arial" style:font-family-generic="swiss" style:font-pitch="variable" fo:color="#0c2577" fo:font-size="100%"/>
      </text:list-level-style-bullet>
      <text:list-level-style-bullet text:level="3" text:bullet-char="•">
        <style:list-level-properties text:space-before="0.731cm" text:min-label-width="0.759cm"/>
        <style:text-properties fo:font-family="Arial" style:font-family-generic="swiss" style:font-pitch="variable" fo:color="#0c2577" fo:font-size="100%"/>
      </text:list-level-style-bullet>
      <text:list-level-style-bullet text:level="4" text:bullet-char="•">
        <style:list-level-properties text:space-before="1.492cm" text:min-label-width="0.757cm"/>
        <style:text-properties fo:font-family="Arial" style:font-family-generic="swiss" style:font-pitch="variable" fo:color="#0c2577" fo:font-size="100%"/>
      </text:list-level-style-bullet>
      <text:list-level-style-bullet text:level="5" text:bullet-char="•">
        <style:list-level-properties text:space-before="2.222cm" text:min-label-width="0.759cm"/>
        <style:text-properties fo:font-family="Arial" style:font-family-generic="swiss" style:font-pitch="variable" fo:color="#0c2577"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Titelfolie" style:page-layout-name="PM1" draw:style-name="Mdp1">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0" draw:style-name="Mgr9" draw:text-style-name="MP10" draw:layer="backgroundobjects" svg:width="33.861cm" svg:height="11.282cm" svg:x="0cm" svg:y="3.88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7" draw:style-name="Mgr10" draw:text-style-name="MP5" draw:layer="backgroundobjects" svg:x1="1.505cm" svg:y1="9.124cm" svg:x2="14.542cm" svg:y2="9.125cm">
        <text:p/>
      </draw:line>
      <draw:frame draw:name="Textplatzhalter 15" presentation:style-name="Mpr1" draw:text-style-name="MP12" draw:layer="backgroundobjects" svg:width="21.205cm" svg:height="4.841cm" svg:x="1.506cm" svg:y="3.883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g draw:name="Gruppieren 30">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40">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frame draw:name="Textplatzhalter 15" presentation:style-name="Mpr2" draw:text-style-name="MP13" draw:layer="backgroundobjects" svg:width="21.205cm" svg:height="5.641cm" svg:x="1.506cm" svg:y="9.525cm" presentation:class="outline" presentation:user-transformed="true">
        <draw:text-box>
          <text:p text:style-name="MP11"><text:span text:style-name="MT4">Textmasterformat </text:span><text:span text:style-name="MT4"><text:line-break/></text:span><text:span text:style-name="MT4">bearbeiten</text:span></text:p>
        </draw:text-box>
      </draw:frame>
      <draw:custom-shape draw:name="Rechteck 1" draw:style-name="Mgr11" draw:text-style-name="MP14" draw:layer="backgroundobjects" svg:width="33.861cm" svg:height="0.422cm" svg:x="0cm" svg:y="15.16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elfolie-title" draw:layer="backgroundobjects" svg:width="30.474cm" svg:height="3.18cm" svg:x="1.693cm" svg:y="0.76cm" presentation:class="title" presentation:placeholder="true">
        <draw:text-box/>
      </draw:frame>
      <presentation:notes style:page-layout-name="PM0">
        <draw:page-thumbnail presentation:style-name="Titelfolie-title" draw:layer="backgroundobjects" svg:width="19.798cm" svg:height="11.136cm" svg:x="0.6cm" svg:y="2.257cm" presentation:class="page"/>
        <draw:frame presentation:style-name="Titelfolie-notes" draw:layer="backgroundobjects" svg:width="16.799cm" svg:height="13.364cm" svg:x="2.1cm" svg:y="14.107cm" presentation:class="notes" presentation:placeholder="true">
          <draw:text-box/>
        </draw:frame>
        <draw:frame presentation:style-name="Mpr3" draw:text-style-name="MP2" draw:layer="backgroundobjects" svg:width="9.113cm" svg:height="1.484cm" svg:x="0cm" svg:y="0cm" presentation:class="header">
          <draw:text-box>
            <text:p text:style-name="MP1"><text:span text:style-name="MT1"><presentation:header/></text:span></text:p>
          </draw:text-box>
        </draw:frame>
        <draw:frame presentation:style-name="Mpr3" draw:text-style-name="MP4" draw:layer="backgroundobjects" svg:width="9.113cm" svg:height="1.484cm" svg:x="11.886cm" svg:y="0cm" presentation:class="date-time">
          <draw:text-box>
            <text:p text:style-name="MP3"><text:span text:style-name="MT1"><presentation:date-time/></text:span></text:p>
          </draw:text-box>
        </draw:frame>
        <draw:frame presentation:style-name="Mpr4" draw:text-style-name="MP2" draw:layer="backgroundobjects" svg:width="9.113cm" svg:height="1.484cm" svg:x="0cm" svg:y="28.215cm" presentation:class="footer">
          <draw:text-box>
            <text:p text:style-name="MP1"><text:span text:style-name="MT1"><presentation:footer/></text:span></text:p>
          </draw:text-box>
        </draw:frame>
        <draw:frame presentation:style-name="Mpr4"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Kapitelfolie" style:page-layout-name="PM1" draw:style-name="Mdp2">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Gerade Verbindung 17" draw:style-name="Mgr10" draw:text-style-name="MP5" draw:layer="backgroundobjects" svg:x1="1.505cm" svg:y1="9.124cm" svg:x2="14.922cm" svg:y2="9.125cm">
        <text:p/>
      </draw:line>
      <draw:frame draw:name="Textplatzhalter 15" presentation:style-name="Mpr5" draw:text-style-name="MP12" draw:layer="backgroundobjects" svg:width="21.205cm" svg:height="7.2cm" svg:x="1.506cm" svg:y="1.524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frame presentation:style-name="Kapitelfolie-title" draw:layer="backgroundobjects" svg:width="30.474cm" svg:height="3.18cm" svg:x="1.693cm" svg:y="0.76cm" presentation:class="title" presentation:placeholder="true">
        <draw:text-box/>
      </draw:frame>
      <presentation:notes style:page-layout-name="PM0">
        <draw:page-thumbnail presentation:style-name="Kapitelfolie-title" draw:layer="backgroundobjects" svg:width="19.795cm" svg:height="11.136cm" svg:x="0.602cm" svg:y="2.257cm" presentation:class="page"/>
        <draw:frame presentation:style-name="Kapitelfolie-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Agenda" style:page-layout-name="PM1" draw:style-name="Mdp1">
      <draw:line draw:name="Gerade Verbindung 13" draw:style-name="Mgr3" draw:text-style-name="MP5" draw:layer="backgroundobjects" svg:x1="0cm" svg:y1="5.335cm" svg:x2="-2.944cm" svg:y2="5.336cm">
        <text:p/>
      </draw:line>
      <draw:line draw:name="Gerade Verbindung 14" draw:style-name="Mgr3" draw:text-style-name="MP5" draw:layer="backgroundobjects" svg:x1="0cm" svg:y1="16.235cm" svg:x2="-2.944cm" svg:y2="16.236cm">
        <text:p/>
      </draw:line>
      <draw:g draw:name="Gruppieren 27">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svg:x1="0cm" svg:y1="10.778cm" svg:x2="-2.944cm" svg:y2="10.779cm">
        <text:p/>
      </draw:line>
      <draw:line draw:name="Gerade Verbindung 2" draw:style-name="Mgr6" draw:text-style-name="MP5" draw:layer="backgroundobjects" svg:x1="16.933cm" svg:y1="17.463cm" svg:x2="16.934cm" svg:y2="17.941cm">
        <text:p/>
      </draw:line>
      <draw:line draw:name="Gerade Verbindung 52" draw:style-name="Mgr3" draw:text-style-name="MP5" draw:layer="backgroundobjects" svg:x1="1.511cm" svg:y1="0cm" svg:x2="1.512cm" svg:y2="-2cm">
        <text:p/>
      </draw:line>
      <draw:line draw:name="Gerade Verbindung 53" draw:style-name="Mgr3" draw:text-style-name="MP5" draw:layer="backgroundobjects" svg:x1="32.351cm" svg:y1="0cm" svg:x2="32.352cm" svg:y2="-2cm">
        <text:p/>
      </draw:line>
      <draw:line draw:name="Gerade Verbindung 46" draw:style-name="Mgr3" draw:text-style-name="MP5" draw:layer="backgroundobjects" svg:x1="16.931cm" svg:y1="0cm" svg:x2="16.932cm" svg:y2="-2cm">
        <text:p/>
      </draw:line>
      <draw:custom-shape draw:name="Textfeld 1" draw:style-name="Mgr7" draw:text-style-name="MP7" draw:layer="backgroundobjects"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Mpr8" draw:text-style-name="MP16" draw:layer="backgroundobjects" svg:width="26.631cm" svg:height="2.999cm" svg:x="1.5cm" svg:y="2.325cm" presentation:class="title" presentation:user-transformed="true">
        <draw:text-box>
          <text:p text:style-name="MP15"><text:span text:style-name="MT5">Textmasterformat bearbeiten</text:span></text:p>
        </draw:text-box>
      </draw:frame>
      <draw:frame draw:name="Subline" presentation:style-name="Mpr9" draw:text-style-name="MP17" draw:layer="backgroundobjects" svg:width="26.631cm" svg:height="1.499cm" svg:x="1.5cm" svg:y="3.825cm" presentation:class="outline" presentation:user-transformed="true">
        <draw:text-box>
          <text:list text:style-name="ML2">
            <text:list-item>
              <text:p text:style-name="MP8"><text:span text:style-name="MT6">Formatvorlagen des Textmasters bearbeiten</text:span></text:p>
            </text:list-item>
          </text:list>
        </draw:text-box>
      </draw:frame>
      <draw:frame draw:name="Text Placeholder 7" presentation:style-name="Mpr10" draw:text-style-name="MP18" draw:layer="backgroundobjects" svg:width="26.631cm" svg:height="0.599cm" svg:x="1.5cm" svg:y="0.924cm" presentation:class="outline" presentation:user-transformed="true">
        <draw:text-box>
          <text:p text:style-name="MP11"><text:span text:style-name="MT7">Formatvorlagen des Textmasters bearbeiten</text:span></text:p>
        </draw:text-box>
      </draw:frame>
      <draw:frame draw:name="Datumsplatzhalter 3" presentation:style-name="Mpr11" draw:text-style-name="MP20" draw:layer="backgroundobjects" svg:width="1.799cm" svg:height="0.853cm" svg:x="1.504cm" svg:y="17.276cm" presentation:class="date-time" presentation:user-transformed="true">
        <draw:text-box>
          <text:p text:style-name="MP19"><text:span text:style-name="MT8"><text:date style:data-style-name="D4" text:date-value="2018-08-24">24/08/2018</text:date></text:span></text:p>
        </draw:text-box>
      </draw:frame>
      <draw:frame draw:name="Fußzeilenplatzhalter 4" presentation:style-name="Mpr12" draw:text-style-name="MP20" draw:layer="backgroundobjects" svg:width="11.803cm" svg:height="0.853cm" svg:x="5.13cm" svg:y="17.276cm" presentation:class="footer" presentation:user-transformed="true">
        <draw:text-box>
          <text:p text:style-name="MP21"><text:span text:style-name="MT8">Fügen Sie hier Ihre Fußzeile ein</text:span></text:p>
        </draw:text-box>
      </draw:frame>
      <draw:frame draw:name="Foliennummernplatzhalter 5" presentation:style-name="Mpr11" draw:text-style-name="MP20" draw:layer="backgroundobjects" svg:width="1.799cm" svg:height="0.853cm" svg:x="30.56cm" svg:y="17.276cm" presentation:class="page-number" presentation:user-transformed="true">
        <draw:text-box>
          <text:p text:style-name="MP21"><text:span text:style-name="MT8"><text:page-number>&lt;number&gt;</text:page-number></text:span></text:p>
        </draw:text-box>
      </draw:frame>
      <draw:frame draw:name="Textplatzhalter 10" presentation:style-name="Mpr13" draw:text-style-name="MP22" draw:layer="backgroundobjects" svg:width="11.799cm" svg:height="0.849cm" svg:x="16.933cm" svg:y="17.276cm" presentation:class="outline" presentation:user-transformed="true">
        <draw:text-box>
          <text:p text:style-name="MP8"><text:span text:style-name="MT9">Quelle Einfügen</text:span></text:p>
        </draw:text-box>
      </draw:frame>
      <draw:frame draw:name="Content" presentation:style-name="Mpr9" draw:text-style-name="MP24" draw:layer="backgroundobjects" svg:width="30.863cm" svg:height="10.9cm" svg:x="1.504cm" svg:y="5.331cm" presentation:class="outline" presentation:user-transformed="true">
        <draw:text-box>
          <text:list text:style-name="ML4">
            <text:list-item>
              <text:p text:style-name="MP23"><text:span text:style-name="MT10">Formatvorlagen des Textmasters bearbeiten</text:span></text:p>
            </text:list-item>
          </text:list>
          <text:list text:style-name="ML5">
            <text:list-item>
              <text:list>
                <text:list-item>
                  <text:p text:style-name="MP23"><text:span text:style-name="MT11">Zweite Ebene</text:span></text:p>
                </text:list-item>
              </text:list>
            </text:list-item>
          </text:list>
        </draw:text-box>
      </draw:frame>
      <presentation:notes style:page-layout-name="PM0">
        <draw:page-thumbnail presentation:style-name="Agenda-title" draw:layer="backgroundobjects" svg:width="19.795cm" svg:height="11.136cm" svg:x="0.602cm" svg:y="2.257cm" presentation:class="page"/>
        <draw:frame presentation:style-name="Agenda-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chlussfolie" style:page-layout-name="PM1" draw:style-name="Mdp2">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15" presentation:style-name="Mpr16" draw:text-style-name="MP12" draw:layer="backgroundobjects" svg:width="21.205cm" svg:height="7.2cm" svg:x="1.506cm" svg:y="1.524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line draw:name="Gerade Verbindung 17" draw:style-name="Mgr10" draw:text-style-name="MP5" draw:layer="backgroundobjects" svg:x1="1.505cm" svg:y1="9.124cm" svg:x2="14.542cm" svg:y2="9.125cm">
        <text:p/>
      </draw:line>
      <draw:frame draw:name="Textplatzhalter 15" presentation:style-name="Mpr16" draw:text-style-name="MP26" draw:layer="backgroundobjects" svg:width="30.821cm" svg:height="5.476cm" svg:x="1.504cm" svg:y="10.751cm" presentation:class="outline" presentation:user-transformed="true">
        <draw:text-box>
          <text:p text:style-name="MP25"><text:span text:style-name="MT12">Textmasterformat </text:span><text:span text:style-name="MT12"><text:line-break/></text:span><text:span text:style-name="MT12">bearbeiten</text:span></text:p>
        </draw:text-box>
      </draw:frame>
      <draw:frame presentation:style-name="Schlussfolie-title" draw:layer="backgroundobjects" svg:width="30.474cm" svg:height="3.18cm" svg:x="1.693cm" svg:y="0.76cm" presentation:class="title" presentation:placeholder="true">
        <draw:text-box/>
      </draw:frame>
      <presentation:notes style:page-layout-name="PM0">
        <draw:page-thumbnail presentation:style-name="Schlussfolie-title" draw:layer="backgroundobjects" svg:width="19.795cm" svg:height="11.136cm" svg:x="0.602cm" svg:y="2.257cm" presentation:class="page"/>
        <draw:frame presentation:style-name="Schlussfolie-notes" draw:layer="backgroundobjects" svg:width="16.799cm" svg:height="13.364cm" svg:x="2.1cm" svg:y="14.107cm" presentation:class="notes" presentation:placeholder="true">
          <draw:text-box/>
        </draw:frame>
        <draw:frame presentation:style-name="Mpr17" draw:text-style-name="MP2" draw:layer="backgroundobjects" svg:width="9.113cm" svg:height="1.484cm" svg:x="0cm" svg:y="0cm" presentation:class="header">
          <draw:text-box>
            <text:p text:style-name="MP1"><text:span text:style-name="MT1"><presentation:header/></text:span></text:p>
          </draw:text-box>
        </draw:frame>
        <draw:frame presentation:style-name="Mpr17" draw:text-style-name="MP4" draw:layer="backgroundobjects" svg:width="9.113cm" svg:height="1.484cm" svg:x="11.886cm" svg:y="0cm" presentation:class="date-time">
          <draw:text-box>
            <text:p text:style-name="MP3"><text:span text:style-name="MT1"><presentation:date-time/></text:span></text:p>
          </draw:text-box>
        </draw:frame>
        <draw:frame presentation:style-name="Mpr18" draw:text-style-name="MP2" draw:layer="backgroundobjects" svg:width="9.113cm" svg:height="1.484cm" svg:x="0cm" svg:y="28.215cm" presentation:class="footer">
          <draw:text-box>
            <text:p text:style-name="MP1"><text:span text:style-name="MT1"><presentation:footer/></text:span></text:p>
          </draw:text-box>
        </draw:frame>
        <draw:frame presentation:style-name="Mpr18"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chlussfolie_20__2b__20_Ansprechpartner" style:display-name="Schlussfolie + Ansprechpartner" style:page-layout-name="PM1" draw:style-name="Mdp2">
      <draw:line draw:name="Gerade Verbindung 13" draw:style-name="Mgr3" draw:text-style-name="MP5" draw:layer="backgroundobjects" drawooo:display="printer" svg:x1="0cm" svg:y1="5.335cm" svg:x2="-2.944cm" svg:y2="5.336cm">
        <text:p/>
      </draw:line>
      <draw:line draw:name="Gerade Verbindung 14" draw:style-name="Mgr3" draw:text-style-name="MP5" draw:layer="backgroundobjects" drawooo:display="printer" svg:x1="0cm" svg:y1="16.235cm" svg:x2="-2.944cm" svg:y2="16.236cm">
        <text:p/>
      </draw:line>
      <draw:g draw:name="Gruppieren 27" drawooo:display="printer">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drawooo:display="printer" svg:x1="0cm" svg:y1="10.778cm" svg:x2="-2.944cm" svg:y2="10.779cm">
        <text:p/>
      </draw:line>
      <draw:line draw:name="Gerade Verbindung 2" draw:style-name="Mgr6" draw:text-style-name="MP5" draw:layer="backgroundobjects" drawooo:display="printer" svg:x1="16.933cm" svg:y1="17.463cm" svg:x2="16.934cm" svg:y2="17.941cm">
        <text:p/>
      </draw:line>
      <draw:line draw:name="Gerade Verbindung 52" draw:style-name="Mgr3" draw:text-style-name="MP5" draw:layer="backgroundobjects" drawooo:display="printer" svg:x1="1.511cm" svg:y1="0cm" svg:x2="1.512cm" svg:y2="-2cm">
        <text:p/>
      </draw:line>
      <draw:line draw:name="Gerade Verbindung 53" draw:style-name="Mgr3" draw:text-style-name="MP5" draw:layer="backgroundobjects" drawooo:display="printer" svg:x1="32.351cm" svg:y1="0cm" svg:x2="32.352cm" svg:y2="-2cm">
        <text:p/>
      </draw:line>
      <draw:line draw:name="Gerade Verbindung 46" draw:style-name="Mgr3" draw:text-style-name="MP5" draw:layer="backgroundobjects" drawooo:display="printer" svg:x1="16.931cm" svg:y1="0cm" svg:x2="16.932cm" svg:y2="-2cm">
        <text:p/>
      </draw:line>
      <draw:custom-shape draw:name="Textfeld 1" draw:style-name="Mgr7" draw:text-style-name="MP7" draw:layer="backgroundobjects" drawooo:display="printer"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drawooo:display="printer"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drawooo:display="printer"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drawooo:display="printer"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drawooo:display="printer"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drawooo:display="printer"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platzhalter 15" presentation:style-name="Mpr19" draw:text-style-name="MP12" draw:layer="backgroundobjects" svg:width="21.205cm" svg:height="7.2cm" svg:x="1.506cm" svg:y="1.524cm" presentation:class="outline" presentation:user-transformed="true">
        <draw:text-box>
          <text:list text:style-name="ML2">
            <text:list-item>
              <text:p text:style-name="MP11"><text:span text:style-name="MT3">Textmasterformat </text:span><text:span text:style-name="MT3"><text:line-break/></text:span><text:span text:style-name="MT3">bearbeiten</text:span></text:p>
            </text:list-item>
          </text:list>
        </draw:text-box>
      </draw:frame>
      <draw:line draw:name="Gerade Verbindung 17" draw:style-name="Mgr10" draw:text-style-name="MP5" draw:layer="backgroundobjects" svg:x1="1.505cm" svg:y1="9.124cm" svg:x2="14.542cm" svg:y2="9.125cm">
        <text:p/>
      </draw:line>
      <draw:frame draw:name="Textplatzhalter 15" presentation:style-name="Mpr19" draw:text-style-name="MP26" draw:layer="backgroundobjects" svg:width="7.877cm" svg:height="5.476cm" svg:x="24.448cm" svg:y="10.751cm" presentation:class="outline" presentation:user-transformed="true">
        <draw:text-box>
          <text:p text:style-name="MP25"><text:span text:style-name="MT12">Textmasterformat </text:span><text:span text:style-name="MT12"><text:line-break/></text:span><text:span text:style-name="MT12">bearbeiten</text:span></text:p>
        </draw:text-box>
      </draw:frame>
      <draw:frame draw:name="Textplatzhalter 15" presentation:style-name="Mpr19" draw:text-style-name="MP26" draw:layer="backgroundobjects" svg:width="6.986cm" svg:height="3.342cm" svg:x="1.506cm" svg:y="12.885cm" presentation:class="outline" presentation:user-transformed="true">
        <draw:text-box>
          <text:p text:style-name="MP11"><text:span text:style-name="MT12">Textmasterformat </text:span><text:span text:style-name="MT12"><text:line-break/></text:span><text:span text:style-name="MT12">bearbeiten</text:span></text:p>
        </draw:text-box>
      </draw:frame>
      <draw:frame draw:name="Textplatzhalter 15" presentation:style-name="Mpr19" draw:text-style-name="MP26" draw:layer="backgroundobjects" svg:width="6.986cm" svg:height="3.342cm" svg:x="9.153cm" svg:y="12.885cm" presentation:class="outline" presentation:user-transformed="true">
        <draw:text-box>
          <text:p text:style-name="MP11"><text:span text:style-name="MT12">Textmasterformat </text:span><text:span text:style-name="MT12"><text:line-break/></text:span><text:span text:style-name="MT12">bearbeiten</text:span></text:p>
        </draw:text-box>
      </draw:frame>
      <draw:frame draw:name="Textplatzhalter 15" presentation:style-name="Mpr19" draw:text-style-name="MP26" draw:layer="backgroundobjects" svg:width="6.986cm" svg:height="3.342cm" svg:x="16.8cm" svg:y="12.885cm" presentation:class="outline" presentation:user-transformed="true">
        <draw:text-box>
          <text:p text:style-name="MP11"><text:span text:style-name="MT12">Textmasterformat </text:span><text:span text:style-name="MT12"><text:line-break/></text:span><text:span text:style-name="MT12">bearbeiten</text:span></text:p>
        </draw:text-box>
      </draw:frame>
      <draw:g draw:name="Gruppieren 2">
        <draw:line draw:name="Gerade Verbindung 32" draw:style-name="Mgr12" draw:text-style-name="MP5" draw:layer="layout" svg:x1="8.493cm" svg:y1="12.885cm" svg:x2="8.494cm" svg:y2="16.227cm">
          <text:p/>
        </draw:line>
        <draw:line draw:name="Gerade Verbindung 37" draw:style-name="Mgr12" draw:text-style-name="MP5" draw:layer="layout" svg:x1="16.14cm" svg:y1="12.885cm" svg:x2="16.141cm" svg:y2="16.227cm">
          <text:p/>
        </draw:line>
      </draw:g>
      <draw:frame presentation:style-name="Schlussfolie_20__2b__20_Ansprechpartner-title" draw:layer="backgroundobjects" svg:width="30.474cm" svg:height="3.18cm" svg:x="1.693cm" svg:y="0.76cm" presentation:class="title" presentation:placeholder="true">
        <draw:text-box/>
      </draw:frame>
      <presentation:notes style:page-layout-name="PM0">
        <draw:page-thumbnail presentation:style-name="Schlussfolie_20__2b__20_Ansprechpartner-title" draw:layer="backgroundobjects" svg:width="19.795cm" svg:height="11.136cm" svg:x="0.602cm" svg:y="2.257cm" presentation:class="page"/>
        <draw:frame presentation:style-name="Schlussfolie_20__2b__20_Ansprechpartner-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_32__20_spalter_20__2b__20_2_20_zlg._20_Titel" style:display-name="2 spalter + 2 zlg. Titel" style:page-layout-name="PM1" draw:style-name="Mdp1">
      <draw:line draw:name="Gerade Verbindung 13" draw:style-name="Mgr3" draw:text-style-name="MP5" draw:layer="backgroundobjects" svg:x1="0cm" svg:y1="5.335cm" svg:x2="-2.944cm" svg:y2="5.336cm">
        <text:p/>
      </draw:line>
      <draw:line draw:name="Gerade Verbindung 14" draw:style-name="Mgr3" draw:text-style-name="MP5" draw:layer="backgroundobjects" svg:x1="0cm" svg:y1="16.235cm" svg:x2="-2.944cm" svg:y2="16.236cm">
        <text:p/>
      </draw:line>
      <draw:g draw:name="Gruppieren 27">
        <draw:custom-shape draw:name="Freeform 27" draw:style-name="Mgr4" draw:text-style-name="MP6" draw:layer="layout" svg:width="0.265cm" svg:height="0.337cm" svg:x="30.007cm" svg:y="1.574cm">
          <text:p/>
          <draw:enhanced-geometry draw:mirror-horizontal="false" draw:mirror-vertical="false" svg:viewBox="0 0 0 0" drawooo:sub-view-size="934 1187" draw:text-areas="0 0 ?f42 ?f43" draw:type="ooxml-non-primitive" draw:enhanced-path="M 754 503 C 754 409 734 327 694 256 652 185 583 148 486 146 392 148 318 186 263 258 207 331 178 413 178 503 L 754 503 Z M 852 1122 C 746 1162 631 1186 518 1187 333 1183 199 1127 119 1016 40 908 0 767 2 594 3 417 50 274 137 165 222 57 336 2 480 0 638 3 753 59 826 167 895 274 934 405 934 562 934 647 934 647 934 647 177 647 177 647 177 647 184 773 209 849 273 928 336 1005 408 1038 528 1042 583 1044 642 1032 703 1012 763 992 818 968 853 947 L 852 1122 Z N">
            <draw:equation draw:name="f0" draw:formula="754*logwidth/934"/>
            <draw:equation draw:name="f1" draw:formula="503*logheight/1187"/>
            <draw:equation draw:name="f2" draw:formula="694*logwidth/934"/>
            <draw:equation draw:name="f3" draw:formula="256*logheight/1187"/>
            <draw:equation draw:name="f4" draw:formula="486*logwidth/934"/>
            <draw:equation draw:name="f5" draw:formula="146*logheight/1187"/>
            <draw:equation draw:name="f6" draw:formula="263*logwidth/934"/>
            <draw:equation draw:name="f7" draw:formula="258*logheight/1187"/>
            <draw:equation draw:name="f8" draw:formula="178*logwidth/934"/>
            <draw:equation draw:name="f9" draw:formula="503*logheight/1187"/>
            <draw:equation draw:name="f10" draw:formula="754*logwidth/934"/>
            <draw:equation draw:name="f11" draw:formula="503*logheight/1187"/>
            <draw:equation draw:name="f12" draw:formula="852*logwidth/934"/>
            <draw:equation draw:name="f13" draw:formula="1122*logheight/1187"/>
            <draw:equation draw:name="f14" draw:formula="518*logwidth/934"/>
            <draw:equation draw:name="f15" draw:formula="1187*logheight/1187"/>
            <draw:equation draw:name="f16" draw:formula="119*logwidth/934"/>
            <draw:equation draw:name="f17" draw:formula="1016*logheight/1187"/>
            <draw:equation draw:name="f18" draw:formula="2*logwidth/934"/>
            <draw:equation draw:name="f19" draw:formula="594*logheight/1187"/>
            <draw:equation draw:name="f20" draw:formula="137*logwidth/934"/>
            <draw:equation draw:name="f21" draw:formula="165*logheight/1187"/>
            <draw:equation draw:name="f22" draw:formula="480*logwidth/934"/>
            <draw:equation draw:name="f23" draw:formula="0*logheight/1187"/>
            <draw:equation draw:name="f24" draw:formula="826*logwidth/934"/>
            <draw:equation draw:name="f25" draw:formula="167*logheight/1187"/>
            <draw:equation draw:name="f26" draw:formula="934*logwidth/934"/>
            <draw:equation draw:name="f27" draw:formula="562*logheight/1187"/>
            <draw:equation draw:name="f28" draw:formula="934*logwidth/934"/>
            <draw:equation draw:name="f29" draw:formula="647*logheight/1187"/>
            <draw:equation draw:name="f30" draw:formula="177*logwidth/934"/>
            <draw:equation draw:name="f31" draw:formula="647*logheight/1187"/>
            <draw:equation draw:name="f32" draw:formula="273*logwidth/934"/>
            <draw:equation draw:name="f33" draw:formula="928*logheight/1187"/>
            <draw:equation draw:name="f34" draw:formula="528*logwidth/934"/>
            <draw:equation draw:name="f35" draw:formula="1042*logheight/1187"/>
            <draw:equation draw:name="f36" draw:formula="703*logwidth/934"/>
            <draw:equation draw:name="f37" draw:formula="1012*logheight/1187"/>
            <draw:equation draw:name="f38" draw:formula="853*logwidth/934"/>
            <draw:equation draw:name="f39" draw:formula="947*logheight/1187"/>
            <draw:equation draw:name="f40" draw:formula="852*logwidth/934"/>
            <draw:equation draw:name="f41" draw:formula="1122*logheight/1187"/>
            <draw:equation draw:name="f42" draw:formula="logwidth"/>
            <draw:equation draw:name="f43" draw:formula="logheight"/>
          </draw:enhanced-geometry>
        </draw:custom-shape>
        <draw:custom-shape draw:name="Freeform 28" draw:style-name="Mgr4" draw:text-style-name="MP6" draw:layer="layout" svg:width="0.274cm" svg:height="0.459cm" svg:x="30.333cm" svg:y="1.574cm">
          <text:p/>
          <draw:enhanced-geometry draw:mirror-horizontal="false" draw:mirror-vertical="false" svg:viewBox="0 0 0 0" drawooo:sub-view-size="965 1616" draw:text-areas="0 0 ?f62 ?f63" draw:type="ooxml-non-primitive" draw:enhanced-path="M 788 594 C 788 540 784 487 778 433 768 380 750 332 726 290 704 245 672 210 630 185 589 159 538 145 476 145 418 145 370 159 331 185 291 213 259 249 234 294 209 340 192 387 183 437 170 491 164 543 164 594 162 696 186 795 234 891 259 935 291 971 331 998 370 1027 418 1042 476 1042 538 1042 589 1027 630 998 672 971 704 937 726 895 750 850 768 800 778 747 784 695 788 644 788 594 Z M 0 27 C 164 27 164 27 164 27 156 193 156 193 156 193 166 178 160 189 177 161 194 136 217 113 244 88 273 63 307 44 347 25 388 9 438 0 497 0 662 2 785 59 858 169 929 276 965 415 965 590 965 759 928 900 852 1011 774 1121 658 1186 491 1186 339 1186 236 1128 164 1011 163 1616 163 1616 163 1616 0 1616 0 1616 0 1616 L 0 27 Z N">
            <draw:equation draw:name="f0" draw:formula="788*logwidth/965"/>
            <draw:equation draw:name="f1" draw:formula="594*logheight/1616"/>
            <draw:equation draw:name="f2" draw:formula="778*logwidth/965"/>
            <draw:equation draw:name="f3" draw:formula="433*logheight/1616"/>
            <draw:equation draw:name="f4" draw:formula="726*logwidth/965"/>
            <draw:equation draw:name="f5" draw:formula="290*logheight/1616"/>
            <draw:equation draw:name="f6" draw:formula="630*logwidth/965"/>
            <draw:equation draw:name="f7" draw:formula="185*logheight/1616"/>
            <draw:equation draw:name="f8" draw:formula="476*logwidth/965"/>
            <draw:equation draw:name="f9" draw:formula="145*logheight/1616"/>
            <draw:equation draw:name="f10" draw:formula="331*logwidth/965"/>
            <draw:equation draw:name="f11" draw:formula="185*logheight/1616"/>
            <draw:equation draw:name="f12" draw:formula="234*logwidth/965"/>
            <draw:equation draw:name="f13" draw:formula="294*logheight/1616"/>
            <draw:equation draw:name="f14" draw:formula="183*logwidth/965"/>
            <draw:equation draw:name="f15" draw:formula="437*logheight/1616"/>
            <draw:equation draw:name="f16" draw:formula="164*logwidth/965"/>
            <draw:equation draw:name="f17" draw:formula="594*logheight/1616"/>
            <draw:equation draw:name="f18" draw:formula="234*logwidth/965"/>
            <draw:equation draw:name="f19" draw:formula="891*logheight/1616"/>
            <draw:equation draw:name="f20" draw:formula="331*logwidth/965"/>
            <draw:equation draw:name="f21" draw:formula="998*logheight/1616"/>
            <draw:equation draw:name="f22" draw:formula="476*logwidth/965"/>
            <draw:equation draw:name="f23" draw:formula="1042*logheight/1616"/>
            <draw:equation draw:name="f24" draw:formula="630*logwidth/965"/>
            <draw:equation draw:name="f25" draw:formula="998*logheight/1616"/>
            <draw:equation draw:name="f26" draw:formula="726*logwidth/965"/>
            <draw:equation draw:name="f27" draw:formula="895*logheight/1616"/>
            <draw:equation draw:name="f28" draw:formula="778*logwidth/965"/>
            <draw:equation draw:name="f29" draw:formula="747*logheight/1616"/>
            <draw:equation draw:name="f30" draw:formula="788*logwidth/965"/>
            <draw:equation draw:name="f31" draw:formula="594*logheight/1616"/>
            <draw:equation draw:name="f32" draw:formula="0*logwidth/965"/>
            <draw:equation draw:name="f33" draw:formula="27*logheight/1616"/>
            <draw:equation draw:name="f34" draw:formula="164*logwidth/965"/>
            <draw:equation draw:name="f35" draw:formula="27*logheight/1616"/>
            <draw:equation draw:name="f36" draw:formula="156*logwidth/965"/>
            <draw:equation draw:name="f37" draw:formula="193*logheight/1616"/>
            <draw:equation draw:name="f38" draw:formula="177*logwidth/965"/>
            <draw:equation draw:name="f39" draw:formula="161*logheight/1616"/>
            <draw:equation draw:name="f40" draw:formula="244*logwidth/965"/>
            <draw:equation draw:name="f41" draw:formula="88*logheight/1616"/>
            <draw:equation draw:name="f42" draw:formula="347*logwidth/965"/>
            <draw:equation draw:name="f43" draw:formula="25*logheight/1616"/>
            <draw:equation draw:name="f44" draw:formula="497*logwidth/965"/>
            <draw:equation draw:name="f45" draw:formula="0*logheight/1616"/>
            <draw:equation draw:name="f46" draw:formula="858*logwidth/965"/>
            <draw:equation draw:name="f47" draw:formula="169*logheight/1616"/>
            <draw:equation draw:name="f48" draw:formula="965*logwidth/965"/>
            <draw:equation draw:name="f49" draw:formula="590*logheight/1616"/>
            <draw:equation draw:name="f50" draw:formula="852*logwidth/965"/>
            <draw:equation draw:name="f51" draw:formula="1011*logheight/1616"/>
            <draw:equation draw:name="f52" draw:formula="491*logwidth/965"/>
            <draw:equation draw:name="f53" draw:formula="1186*logheight/1616"/>
            <draw:equation draw:name="f54" draw:formula="164*logwidth/965"/>
            <draw:equation draw:name="f55" draw:formula="1011*logheight/1616"/>
            <draw:equation draw:name="f56" draw:formula="163*logwidth/965"/>
            <draw:equation draw:name="f57" draw:formula="1616*logheight/1616"/>
            <draw:equation draw:name="f58" draw:formula="0*logwidth/965"/>
            <draw:equation draw:name="f59" draw:formula="1616*logheight/1616"/>
            <draw:equation draw:name="f60" draw:formula="0*logwidth/965"/>
            <draw:equation draw:name="f61" draw:formula="27*logheight/1616"/>
            <draw:equation draw:name="f62" draw:formula="logwidth"/>
            <draw:equation draw:name="f63" draw:formula="logheight"/>
          </draw:enhanced-geometry>
        </draw:custom-shape>
        <draw:custom-shape draw:name="Freeform 29" draw:style-name="Mgr4" draw:text-style-name="MP6" draw:layer="layout" svg:width="0.299cm" svg:height="0.337cm" svg:x="31.11cm" svg:y="1.574cm">
          <text:p/>
          <draw:enhanced-geometry draw:mirror-horizontal="false" draw:mirror-vertical="false" svg:viewBox="0 0 0 0" drawooo:sub-view-size="1056 1189" draw:text-areas="0 0 ?f36 ?f37" draw:type="ooxml-non-primitive" draw:enhanced-path="M 174 595 C 174 722 204 827 266 910 324 997 412 1041 528 1042 644 1041 733 997 794 910 853 827 882 722 882 595 882 467 853 360 794 276 733 191 644 149 528 147 412 149 324 191 266 276 204 360 174 467 174 595 M 0 595 C 0 433 43 295 129 181 214 63 347 3 527 0 711 3 845 63 931 181 1014 295 1056 433 1056 595 1056 753 1014 891 931 1007 845 1125 711 1186 527 1189 347 1186 214 1125 129 1007 43 891 0 753 0 595 N">
            <draw:equation draw:name="f0" draw:formula="174*logwidth/1056"/>
            <draw:equation draw:name="f1" draw:formula="595*logheight/1189"/>
            <draw:equation draw:name="f2" draw:formula="266*logwidth/1056"/>
            <draw:equation draw:name="f3" draw:formula="910*logheight/1189"/>
            <draw:equation draw:name="f4" draw:formula="528*logwidth/1056"/>
            <draw:equation draw:name="f5" draw:formula="1042*logheight/1189"/>
            <draw:equation draw:name="f6" draw:formula="794*logwidth/1056"/>
            <draw:equation draw:name="f7" draw:formula="910*logheight/1189"/>
            <draw:equation draw:name="f8" draw:formula="882*logwidth/1056"/>
            <draw:equation draw:name="f9" draw:formula="595*logheight/1189"/>
            <draw:equation draw:name="f10" draw:formula="794*logwidth/1056"/>
            <draw:equation draw:name="f11" draw:formula="276*logheight/1189"/>
            <draw:equation draw:name="f12" draw:formula="528*logwidth/1056"/>
            <draw:equation draw:name="f13" draw:formula="147*logheight/1189"/>
            <draw:equation draw:name="f14" draw:formula="266*logwidth/1056"/>
            <draw:equation draw:name="f15" draw:formula="276*logheight/1189"/>
            <draw:equation draw:name="f16" draw:formula="174*logwidth/1056"/>
            <draw:equation draw:name="f17" draw:formula="595*logheight/1189"/>
            <draw:equation draw:name="f18" draw:formula="0*logwidth/1056"/>
            <draw:equation draw:name="f19" draw:formula="595*logheight/1189"/>
            <draw:equation draw:name="f20" draw:formula="129*logwidth/1056"/>
            <draw:equation draw:name="f21" draw:formula="181*logheight/1189"/>
            <draw:equation draw:name="f22" draw:formula="527*logwidth/1056"/>
            <draw:equation draw:name="f23" draw:formula="0*logheight/1189"/>
            <draw:equation draw:name="f24" draw:formula="931*logwidth/1056"/>
            <draw:equation draw:name="f25" draw:formula="181*logheight/1189"/>
            <draw:equation draw:name="f26" draw:formula="1056*logwidth/1056"/>
            <draw:equation draw:name="f27" draw:formula="595*logheight/1189"/>
            <draw:equation draw:name="f28" draw:formula="931*logwidth/1056"/>
            <draw:equation draw:name="f29" draw:formula="1007*logheight/1189"/>
            <draw:equation draw:name="f30" draw:formula="527*logwidth/1056"/>
            <draw:equation draw:name="f31" draw:formula="1189*logheight/1189"/>
            <draw:equation draw:name="f32" draw:formula="129*logwidth/1056"/>
            <draw:equation draw:name="f33" draw:formula="1007*logheight/1189"/>
            <draw:equation draw:name="f34" draw:formula="0*logwidth/1056"/>
            <draw:equation draw:name="f35" draw:formula="595*logheight/1189"/>
            <draw:equation draw:name="f36" draw:formula="logwidth"/>
            <draw:equation draw:name="f37" draw:formula="logheight"/>
          </draw:enhanced-geometry>
        </draw:custom-shape>
        <draw:custom-shape draw:name="Freeform 30" draw:style-name="Mgr4" draw:text-style-name="MP6" draw:layer="layout" svg:width="0.246cm" svg:height="0.452cm" svg:x="30.635cm" svg:y="1.458cm">
          <text:p/>
          <draw:enhanced-geometry draw:mirror-horizontal="false" draw:mirror-vertical="false" svg:viewBox="0 0 0 0" drawooo:sub-view-size="868 1594" draw:text-areas="0 0 ?f62 ?f63" draw:type="ooxml-non-primitive" draw:enhanced-path="M 21 1336 C 110 1406 230 1436 367 1436 464 1436 535 1415 599 1364 663 1313 691 1245 692 1140 691 1066 661 1016 590 965 559 939 522 915 480 892 438 868 396 846 353 823 310 798 268 772 227 745 185 718 146 688 113 656 38 591 2 505 0 410 2 287 48 184 143 110 232 39 356 2 492 0 531 0 577 3 630 9 683 18 753 35 804 55 774 221 774 221 774 221 701 184 599 158 489 158 450 158 415 161 378 168 341 176 312 188 278 210 248 229 226 250 207 284 186 318 177 355 177 404 177 440 185 467 206 497 225 527 250 551 281 574 315 598 351 620 392 642 432 665 473 688 517 713 608 756 691 815 758 881 792 913 820 955 841 999 859 1042 868 1095 868 1152 865 1302 813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3*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2*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7*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1" draw:style-name="Mgr4" draw:text-style-name="MP6" draw:layer="layout" svg:width="0.187cm" svg:height="0.42cm" svg:x="30.894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7 1327 477 1335 513 1335 582 1335 616 1318 651 1300 662 1445 662 1445 662 1445 646 1451 610 1461 582 1468 551 1475 512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2*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2" draw:style-name="Mgr4" draw:text-style-name="MP6" draw:layer="layout" svg:width="0.246cm" svg:height="0.452cm" svg:x="29.533cm" svg:y="1.458cm">
          <text:p/>
          <draw:enhanced-geometry draw:mirror-horizontal="false" draw:mirror-vertical="false" svg:viewBox="0 0 0 0" drawooo:sub-view-size="868 1594" draw:text-areas="0 0 ?f62 ?f63" draw:type="ooxml-non-primitive" draw:enhanced-path="M 21 1336 C 109 1406 230 1436 367 1436 463 1436 534 1415 599 1364 663 1313 690 1245 692 1140 690 1066 661 1016 590 965 558 939 522 915 480 892 438 868 396 846 352 823 310 798 267 772 227 745 185 718 146 688 113 656 38 591 1 505 0 410 1 287 48 184 143 110 232 39 356 2 491 0 531 0 577 3 630 9 683 18 753 35 804 55 774 221 774 221 774 221 701 184 599 158 489 158 450 158 415 161 378 168 341 176 312 188 278 210 248 229 226 250 206 284 186 318 177 355 177 404 177 440 185 467 206 497 225 527 249 551 281 574 315 598 351 620 392 642 432 665 473 688 517 713 607 756 691 815 758 881 791 913 820 955 841 999 859 1042 868 1095 868 1152 865 1302 812 1421 703 1492 600 1558 484 1594 359 1594 213 1590 88 1568 4 1523 L 21 1336 Z N">
            <draw:equation draw:name="f0" draw:formula="21*logwidth/868"/>
            <draw:equation draw:name="f1" draw:formula="1336*logheight/1594"/>
            <draw:equation draw:name="f2" draw:formula="367*logwidth/868"/>
            <draw:equation draw:name="f3" draw:formula="1436*logheight/1594"/>
            <draw:equation draw:name="f4" draw:formula="599*logwidth/868"/>
            <draw:equation draw:name="f5" draw:formula="1364*logheight/1594"/>
            <draw:equation draw:name="f6" draw:formula="692*logwidth/868"/>
            <draw:equation draw:name="f7" draw:formula="1140*logheight/1594"/>
            <draw:equation draw:name="f8" draw:formula="590*logwidth/868"/>
            <draw:equation draw:name="f9" draw:formula="965*logheight/1594"/>
            <draw:equation draw:name="f10" draw:formula="480*logwidth/868"/>
            <draw:equation draw:name="f11" draw:formula="892*logheight/1594"/>
            <draw:equation draw:name="f12" draw:formula="352*logwidth/868"/>
            <draw:equation draw:name="f13" draw:formula="823*logheight/1594"/>
            <draw:equation draw:name="f14" draw:formula="227*logwidth/868"/>
            <draw:equation draw:name="f15" draw:formula="745*logheight/1594"/>
            <draw:equation draw:name="f16" draw:formula="113*logwidth/868"/>
            <draw:equation draw:name="f17" draw:formula="656*logheight/1594"/>
            <draw:equation draw:name="f18" draw:formula="0*logwidth/868"/>
            <draw:equation draw:name="f19" draw:formula="410*logheight/1594"/>
            <draw:equation draw:name="f20" draw:formula="143*logwidth/868"/>
            <draw:equation draw:name="f21" draw:formula="110*logheight/1594"/>
            <draw:equation draw:name="f22" draw:formula="491*logwidth/868"/>
            <draw:equation draw:name="f23" draw:formula="0*logheight/1594"/>
            <draw:equation draw:name="f24" draw:formula="630*logwidth/868"/>
            <draw:equation draw:name="f25" draw:formula="9*logheight/1594"/>
            <draw:equation draw:name="f26" draw:formula="804*logwidth/868"/>
            <draw:equation draw:name="f27" draw:formula="55*logheight/1594"/>
            <draw:equation draw:name="f28" draw:formula="774*logwidth/868"/>
            <draw:equation draw:name="f29" draw:formula="221*logheight/1594"/>
            <draw:equation draw:name="f30" draw:formula="489*logwidth/868"/>
            <draw:equation draw:name="f31" draw:formula="158*logheight/1594"/>
            <draw:equation draw:name="f32" draw:formula="378*logwidth/868"/>
            <draw:equation draw:name="f33" draw:formula="168*logheight/1594"/>
            <draw:equation draw:name="f34" draw:formula="278*logwidth/868"/>
            <draw:equation draw:name="f35" draw:formula="210*logheight/1594"/>
            <draw:equation draw:name="f36" draw:formula="206*logwidth/868"/>
            <draw:equation draw:name="f37" draw:formula="284*logheight/1594"/>
            <draw:equation draw:name="f38" draw:formula="177*logwidth/868"/>
            <draw:equation draw:name="f39" draw:formula="404*logheight/1594"/>
            <draw:equation draw:name="f40" draw:formula="206*logwidth/868"/>
            <draw:equation draw:name="f41" draw:formula="497*logheight/1594"/>
            <draw:equation draw:name="f42" draw:formula="281*logwidth/868"/>
            <draw:equation draw:name="f43" draw:formula="574*logheight/1594"/>
            <draw:equation draw:name="f44" draw:formula="392*logwidth/868"/>
            <draw:equation draw:name="f45" draw:formula="642*logheight/1594"/>
            <draw:equation draw:name="f46" draw:formula="517*logwidth/868"/>
            <draw:equation draw:name="f47" draw:formula="713*logheight/1594"/>
            <draw:equation draw:name="f48" draw:formula="758*logwidth/868"/>
            <draw:equation draw:name="f49" draw:formula="881*logheight/1594"/>
            <draw:equation draw:name="f50" draw:formula="841*logwidth/868"/>
            <draw:equation draw:name="f51" draw:formula="999*logheight/1594"/>
            <draw:equation draw:name="f52" draw:formula="868*logwidth/868"/>
            <draw:equation draw:name="f53" draw:formula="1152*logheight/1594"/>
            <draw:equation draw:name="f54" draw:formula="703*logwidth/868"/>
            <draw:equation draw:name="f55" draw:formula="1492*logheight/1594"/>
            <draw:equation draw:name="f56" draw:formula="359*logwidth/868"/>
            <draw:equation draw:name="f57" draw:formula="1594*logheight/1594"/>
            <draw:equation draw:name="f58" draw:formula="4*logwidth/868"/>
            <draw:equation draw:name="f59" draw:formula="1523*logheight/1594"/>
            <draw:equation draw:name="f60" draw:formula="21*logwidth/868"/>
            <draw:equation draw:name="f61" draw:formula="1336*logheight/1594"/>
            <draw:equation draw:name="f62" draw:formula="logwidth"/>
            <draw:equation draw:name="f63" draw:formula="logheight"/>
          </draw:enhanced-geometry>
        </draw:custom-shape>
        <draw:custom-shape draw:name="Freeform 33" draw:style-name="Mgr4" draw:text-style-name="MP6" draw:layer="layout" svg:width="0.187cm" svg:height="0.42cm" svg:x="29.792cm" svg:y="1.491cm">
          <text:p/>
          <draw:enhanced-geometry draw:mirror-horizontal="false" draw:mirror-vertical="false" svg:viewBox="0 0 0 0" drawooo:sub-view-size="662 1479" draw:text-areas="0 0 ?f44 ?f45" draw:type="ooxml-non-primitive" draw:enhanced-path="M 630 465 C 381 465 381 465 381 465 381 1167 381 1167 381 1167 381 1218 392 1257 415 1291 436 1327 476 1335 513 1335 582 1335 616 1318 651 1300 662 1445 662 1445 662 1445 646 1451 610 1461 581 1468 551 1475 511 1479 476 1479 417 1479 368 1467 333 1446 300 1426 271 1396 254 1363 239 1329 228 1284 223 1241 219 1197 217 1147 217 1096 217 465 217 465 217 465 0 465 0 465 0 465 0 321 0 321 0 321 217 321 217 321 217 321 217 58 217 58 217 58 381 0 381 0 381 0 381 321 381 321 381 321 630 321 630 321 630 321 L 630 465 Z N">
            <draw:equation draw:name="f0" draw:formula="630*logwidth/662"/>
            <draw:equation draw:name="f1" draw:formula="465*logheight/1479"/>
            <draw:equation draw:name="f2" draw:formula="381*logwidth/662"/>
            <draw:equation draw:name="f3" draw:formula="465*logheight/1479"/>
            <draw:equation draw:name="f4" draw:formula="381*logwidth/662"/>
            <draw:equation draw:name="f5" draw:formula="1167*logheight/1479"/>
            <draw:equation draw:name="f6" draw:formula="415*logwidth/662"/>
            <draw:equation draw:name="f7" draw:formula="1291*logheight/1479"/>
            <draw:equation draw:name="f8" draw:formula="513*logwidth/662"/>
            <draw:equation draw:name="f9" draw:formula="1335*logheight/1479"/>
            <draw:equation draw:name="f10" draw:formula="651*logwidth/662"/>
            <draw:equation draw:name="f11" draw:formula="1300*logheight/1479"/>
            <draw:equation draw:name="f12" draw:formula="662*logwidth/662"/>
            <draw:equation draw:name="f13" draw:formula="1445*logheight/1479"/>
            <draw:equation draw:name="f14" draw:formula="581*logwidth/662"/>
            <draw:equation draw:name="f15" draw:formula="1468*logheight/1479"/>
            <draw:equation draw:name="f16" draw:formula="476*logwidth/662"/>
            <draw:equation draw:name="f17" draw:formula="1479*logheight/1479"/>
            <draw:equation draw:name="f18" draw:formula="333*logwidth/662"/>
            <draw:equation draw:name="f19" draw:formula="1446*logheight/1479"/>
            <draw:equation draw:name="f20" draw:formula="254*logwidth/662"/>
            <draw:equation draw:name="f21" draw:formula="1363*logheight/1479"/>
            <draw:equation draw:name="f22" draw:formula="223*logwidth/662"/>
            <draw:equation draw:name="f23" draw:formula="1241*logheight/1479"/>
            <draw:equation draw:name="f24" draw:formula="217*logwidth/662"/>
            <draw:equation draw:name="f25" draw:formula="1096*logheight/1479"/>
            <draw:equation draw:name="f26" draw:formula="217*logwidth/662"/>
            <draw:equation draw:name="f27" draw:formula="465*logheight/1479"/>
            <draw:equation draw:name="f28" draw:formula="0*logwidth/662"/>
            <draw:equation draw:name="f29" draw:formula="465*logheight/1479"/>
            <draw:equation draw:name="f30" draw:formula="0*logwidth/662"/>
            <draw:equation draw:name="f31" draw:formula="321*logheight/1479"/>
            <draw:equation draw:name="f32" draw:formula="217*logwidth/662"/>
            <draw:equation draw:name="f33" draw:formula="321*logheight/1479"/>
            <draw:equation draw:name="f34" draw:formula="217*logwidth/662"/>
            <draw:equation draw:name="f35" draw:formula="58*logheight/1479"/>
            <draw:equation draw:name="f36" draw:formula="381*logwidth/662"/>
            <draw:equation draw:name="f37" draw:formula="0*logheight/1479"/>
            <draw:equation draw:name="f38" draw:formula="381*logwidth/662"/>
            <draw:equation draw:name="f39" draw:formula="321*logheight/1479"/>
            <draw:equation draw:name="f40" draw:formula="630*logwidth/662"/>
            <draw:equation draw:name="f41" draw:formula="321*logheight/1479"/>
            <draw:equation draw:name="f42" draw:formula="630*logwidth/662"/>
            <draw:equation draw:name="f43" draw:formula="465*logheight/1479"/>
            <draw:equation draw:name="f44" draw:formula="logwidth"/>
            <draw:equation draw:name="f45" draw:formula="logheight"/>
          </draw:enhanced-geometry>
        </draw:custom-shape>
        <draw:custom-shape draw:name="Freeform 34" draw:style-name="Mgr4" draw:text-style-name="MP6" draw:layer="layout" svg:width="0.265cm" svg:height="0.337cm" svg:x="31.79cm" svg:y="1.574cm">
          <text:p/>
          <draw:enhanced-geometry draw:mirror-horizontal="false" draw:mirror-vertical="false" svg:viewBox="0 0 0 0" drawooo:sub-view-size="934 1188" draw:text-areas="0 0 ?f42 ?f43" draw:type="ooxml-non-primitive" draw:enhanced-path="M 755 503 C 755 409 735 327 694 257 652 186 583 149 487 146 392 149 318 186 263 259 207 332 179 413 179 503 L 755 503 Z M 853 1123 C 746 1163 631 1186 518 1188 334 1184 199 1127 119 1017 40 908 0 767 2 594 3 417 50 275 137 165 222 57 336 2 480 0 638 3 754 59 826 168 896 274 934 406 934 562 934 648 934 648 934 648 177 648 177 648 177 648 184 773 209 849 273 929 336 1006 409 1038 529 1042 584 1044 643 1032 703 1012 763 992 818 969 853 948 L 853 1123 Z N">
            <draw:equation draw:name="f0" draw:formula="755*logwidth/934"/>
            <draw:equation draw:name="f1" draw:formula="503*logheight/1188"/>
            <draw:equation draw:name="f2" draw:formula="694*logwidth/934"/>
            <draw:equation draw:name="f3" draw:formula="257*logheight/1188"/>
            <draw:equation draw:name="f4" draw:formula="487*logwidth/934"/>
            <draw:equation draw:name="f5" draw:formula="146*logheight/1188"/>
            <draw:equation draw:name="f6" draw:formula="263*logwidth/934"/>
            <draw:equation draw:name="f7" draw:formula="259*logheight/1188"/>
            <draw:equation draw:name="f8" draw:formula="179*logwidth/934"/>
            <draw:equation draw:name="f9" draw:formula="503*logheight/1188"/>
            <draw:equation draw:name="f10" draw:formula="755*logwidth/934"/>
            <draw:equation draw:name="f11" draw:formula="503*logheight/1188"/>
            <draw:equation draw:name="f12" draw:formula="853*logwidth/934"/>
            <draw:equation draw:name="f13" draw:formula="1123*logheight/1188"/>
            <draw:equation draw:name="f14" draw:formula="518*logwidth/934"/>
            <draw:equation draw:name="f15" draw:formula="1188*logheight/1188"/>
            <draw:equation draw:name="f16" draw:formula="119*logwidth/934"/>
            <draw:equation draw:name="f17" draw:formula="1017*logheight/1188"/>
            <draw:equation draw:name="f18" draw:formula="2*logwidth/934"/>
            <draw:equation draw:name="f19" draw:formula="594*logheight/1188"/>
            <draw:equation draw:name="f20" draw:formula="137*logwidth/934"/>
            <draw:equation draw:name="f21" draw:formula="165*logheight/1188"/>
            <draw:equation draw:name="f22" draw:formula="480*logwidth/934"/>
            <draw:equation draw:name="f23" draw:formula="0*logheight/1188"/>
            <draw:equation draw:name="f24" draw:formula="826*logwidth/934"/>
            <draw:equation draw:name="f25" draw:formula="168*logheight/1188"/>
            <draw:equation draw:name="f26" draw:formula="934*logwidth/934"/>
            <draw:equation draw:name="f27" draw:formula="562*logheight/1188"/>
            <draw:equation draw:name="f28" draw:formula="934*logwidth/934"/>
            <draw:equation draw:name="f29" draw:formula="648*logheight/1188"/>
            <draw:equation draw:name="f30" draw:formula="177*logwidth/934"/>
            <draw:equation draw:name="f31" draw:formula="648*logheight/1188"/>
            <draw:equation draw:name="f32" draw:formula="273*logwidth/934"/>
            <draw:equation draw:name="f33" draw:formula="929*logheight/1188"/>
            <draw:equation draw:name="f34" draw:formula="529*logwidth/934"/>
            <draw:equation draw:name="f35" draw:formula="1042*logheight/1188"/>
            <draw:equation draw:name="f36" draw:formula="703*logwidth/934"/>
            <draw:equation draw:name="f37" draw:formula="1012*logheight/1188"/>
            <draw:equation draw:name="f38" draw:formula="853*logwidth/934"/>
            <draw:equation draw:name="f39" draw:formula="948*logheight/1188"/>
            <draw:equation draw:name="f40" draw:formula="853*logwidth/934"/>
            <draw:equation draw:name="f41" draw:formula="1123*logheight/1188"/>
            <draw:equation draw:name="f42" draw:formula="logwidth"/>
            <draw:equation draw:name="f43" draw:formula="logheight"/>
          </draw:enhanced-geometry>
        </draw:custom-shape>
        <draw:custom-shape draw:name="Freeform 35" draw:style-name="Mgr4" draw:text-style-name="MP6" draw:layer="layout" svg:width="0.26cm" svg:height="0.336cm" svg:x="31.466cm" svg:y="1.575cm">
          <text:p/>
          <draw:enhanced-geometry draw:mirror-horizontal="false" draw:mirror-vertical="false" svg:viewBox="0 0 0 0" drawooo:sub-view-size="918 1186" draw:text-areas="0 0 ?f42 ?f43" draw:type="ooxml-non-primitive" draw:enhanced-path="M 9 307 C 9 220 6 117 0 27 165 27 165 27 165 27 165 192 165 192 165 192 178 166 173 178 191 151 208 124 230 101 256 79 284 55 320 35 361 22 403 9 461 0 518 0 656 1 767 48 827 129 885 209 918 322 918 449 918 1186 918 1186 918 1186 750 1186 750 1186 750 1186 750 484 750 484 750 484 750 376 733 299 694 236 650 175 577 148 497 148 379 147 300 186 249 271 223 311 204 355 193 402 182 451 177 496 177 546 177 1186 177 1186 177 1186 9 1186 9 1186 9 1186 L 9 307 Z N">
            <draw:equation draw:name="f0" draw:formula="9*logwidth/918"/>
            <draw:equation draw:name="f1" draw:formula="307*logheight/1186"/>
            <draw:equation draw:name="f2" draw:formula="0*logwidth/918"/>
            <draw:equation draw:name="f3" draw:formula="27*logheight/1186"/>
            <draw:equation draw:name="f4" draw:formula="165*logwidth/918"/>
            <draw:equation draw:name="f5" draw:formula="27*logheight/1186"/>
            <draw:equation draw:name="f6" draw:formula="165*logwidth/918"/>
            <draw:equation draw:name="f7" draw:formula="192*logheight/1186"/>
            <draw:equation draw:name="f8" draw:formula="191*logwidth/918"/>
            <draw:equation draw:name="f9" draw:formula="151*logheight/1186"/>
            <draw:equation draw:name="f10" draw:formula="256*logwidth/918"/>
            <draw:equation draw:name="f11" draw:formula="79*logheight/1186"/>
            <draw:equation draw:name="f12" draw:formula="361*logwidth/918"/>
            <draw:equation draw:name="f13" draw:formula="22*logheight/1186"/>
            <draw:equation draw:name="f14" draw:formula="518*logwidth/918"/>
            <draw:equation draw:name="f15" draw:formula="0*logheight/1186"/>
            <draw:equation draw:name="f16" draw:formula="827*logwidth/918"/>
            <draw:equation draw:name="f17" draw:formula="129*logheight/1186"/>
            <draw:equation draw:name="f18" draw:formula="918*logwidth/918"/>
            <draw:equation draw:name="f19" draw:formula="449*logheight/1186"/>
            <draw:equation draw:name="f20" draw:formula="918*logwidth/918"/>
            <draw:equation draw:name="f21" draw:formula="1186*logheight/1186"/>
            <draw:equation draw:name="f22" draw:formula="750*logwidth/918"/>
            <draw:equation draw:name="f23" draw:formula="1186*logheight/1186"/>
            <draw:equation draw:name="f24" draw:formula="750*logwidth/918"/>
            <draw:equation draw:name="f25" draw:formula="484*logheight/1186"/>
            <draw:equation draw:name="f26" draw:formula="694*logwidth/918"/>
            <draw:equation draw:name="f27" draw:formula="236*logheight/1186"/>
            <draw:equation draw:name="f28" draw:formula="497*logwidth/918"/>
            <draw:equation draw:name="f29" draw:formula="148*logheight/1186"/>
            <draw:equation draw:name="f30" draw:formula="249*logwidth/918"/>
            <draw:equation draw:name="f31" draw:formula="271*logheight/1186"/>
            <draw:equation draw:name="f32" draw:formula="193*logwidth/918"/>
            <draw:equation draw:name="f33" draw:formula="402*logheight/1186"/>
            <draw:equation draw:name="f34" draw:formula="177*logwidth/918"/>
            <draw:equation draw:name="f35" draw:formula="546*logheight/1186"/>
            <draw:equation draw:name="f36" draw:formula="177*logwidth/918"/>
            <draw:equation draw:name="f37" draw:formula="1186*logheight/1186"/>
            <draw:equation draw:name="f38" draw:formula="9*logwidth/918"/>
            <draw:equation draw:name="f39" draw:formula="1186*logheight/1186"/>
            <draw:equation draw:name="f40" draw:formula="9*logwidth/918"/>
            <draw:equation draw:name="f41" draw:formula="307*logheight/1186"/>
            <draw:equation draw:name="f42" draw:formula="logwidth"/>
            <draw:equation draw:name="f43" draw:formula="logheight"/>
          </draw:enhanced-geometry>
        </draw:custom-shape>
        <draw:g draw:name="Gruppieren 37">
          <draw:custom-shape draw:name="Freeform 36" draw:style-name="Mgr5" draw:text-style-name="MP7" draw:layer="layout" svg:width="0.231cm" svg:height="0.171cm" svg:x="31.853cm" svg:y="0.969cm">
            <text:p/>
            <draw:enhanced-geometry draw:mirror-horizontal="false" draw:mirror-vertical="false" svg:viewBox="0 0 0 0" drawooo:sub-view-size="815 604" draw:text-areas="0 0 ?f12 ?f13" draw:type="ooxml-non-primitive" draw:enhanced-path="M 815 149 C 684 70 536 13 377 0 372 0 372 0 372 0 136 1 0 275 148 459 192 513 242 561 297 604 395 387 584 219 815 149 N">
              <draw:equation draw:name="f0" draw:formula="815*logwidth/815"/>
              <draw:equation draw:name="f1" draw:formula="149*logheight/604"/>
              <draw:equation draw:name="f2" draw:formula="377*logwidth/815"/>
              <draw:equation draw:name="f3" draw:formula="0*logheight/604"/>
              <draw:equation draw:name="f4" draw:formula="372*logwidth/815"/>
              <draw:equation draw:name="f5" draw:formula="0*logheight/604"/>
              <draw:equation draw:name="f6" draw:formula="148*logwidth/815"/>
              <draw:equation draw:name="f7" draw:formula="459*logheight/604"/>
              <draw:equation draw:name="f8" draw:formula="297*logwidth/815"/>
              <draw:equation draw:name="f9" draw:formula="604*logheight/604"/>
              <draw:equation draw:name="f10" draw:formula="815*logwidth/815"/>
              <draw:equation draw:name="f11" draw:formula="149*logheight/604"/>
              <draw:equation draw:name="f12" draw:formula="logwidth"/>
              <draw:equation draw:name="f13" draw:formula="logheight"/>
            </draw:enhanced-geometry>
          </draw:custom-shape>
          <draw:custom-shape draw:name="Freeform 37" draw:style-name="Mgr5" draw:text-style-name="MP7" draw:layer="layout" svg:width="0.255cm" svg:height="0.167cm" svg:x="31.954cm" svg:y="1.025cm">
            <text:p/>
            <draw:enhanced-geometry draw:mirror-horizontal="false" draw:mirror-vertical="false" svg:viewBox="0 0 0 0" drawooo:sub-view-size="899 592" draw:text-areas="0 0 ?f12 ?f13" draw:type="ooxml-non-primitive" draw:enhanced-path="M 532 0 C 296 64 102 230 0 448 139 539 306 592 484 592 571 592 571 592 571 592 760 591 899 366 776 222 708 143 626 66 532 0 N">
              <draw:equation draw:name="f0" draw:formula="532*logwidth/899"/>
              <draw:equation draw:name="f1" draw:formula="0*logheight/592"/>
              <draw:equation draw:name="f2" draw:formula="0*logwidth/899"/>
              <draw:equation draw:name="f3" draw:formula="448*logheight/592"/>
              <draw:equation draw:name="f4" draw:formula="484*logwidth/899"/>
              <draw:equation draw:name="f5" draw:formula="592*logheight/592"/>
              <draw:equation draw:name="f6" draw:formula="571*logwidth/899"/>
              <draw:equation draw:name="f7" draw:formula="592*logheight/592"/>
              <draw:equation draw:name="f8" draw:formula="776*logwidth/899"/>
              <draw:equation draw:name="f9" draw:formula="222*logheight/592"/>
              <draw:equation draw:name="f10" draw:formula="532*logwidth/899"/>
              <draw:equation draw:name="f11" draw:formula="0*logheight/592"/>
              <draw:equation draw:name="f12" draw:formula="logwidth"/>
              <draw:equation draw:name="f13" draw:formula="logheight"/>
            </draw:enhanced-geometry>
          </draw:custom-shape>
          <draw:custom-shape draw:name="Freeform 38" draw:style-name="Mgr5" draw:text-style-name="MP7" draw:layer="layout" svg:width="0.489cm" svg:height="0.238cm" svg:x="32.353cm" svg:y="1.673cm">
            <text:p/>
            <draw:enhanced-geometry draw:mirror-horizontal="false" draw:mirror-vertical="false" svg:viewBox="0 0 0 0" drawooo:sub-view-size="1724 842" draw:text-areas="0 0 ?f12 ?f13" draw:type="ooxml-non-primitive" draw:enhanced-path="M 0 747 C 61 801 141 836 231 839 303 842 375 842 447 839 767 828 1074 767 1360 664 1638 564 1724 228 1551 0 1139 399 602 669 0 747 N">
              <draw:equation draw:name="f0" draw:formula="0*logwidth/1724"/>
              <draw:equation draw:name="f1" draw:formula="747*logheight/842"/>
              <draw:equation draw:name="f2" draw:formula="231*logwidth/1724"/>
              <draw:equation draw:name="f3" draw:formula="839*logheight/842"/>
              <draw:equation draw:name="f4" draw:formula="447*logwidth/1724"/>
              <draw:equation draw:name="f5" draw:formula="839*logheight/842"/>
              <draw:equation draw:name="f6" draw:formula="1360*logwidth/1724"/>
              <draw:equation draw:name="f7" draw:formula="664*logheight/842"/>
              <draw:equation draw:name="f8" draw:formula="1551*logwidth/1724"/>
              <draw:equation draw:name="f9" draw:formula="0*logheight/842"/>
              <draw:equation draw:name="f10" draw:formula="0*logwidth/1724"/>
              <draw:equation draw:name="f11" draw:formula="747*logheight/842"/>
              <draw:equation draw:name="f12" draw:formula="logwidth"/>
              <draw:equation draw:name="f13" draw:formula="logheight"/>
            </draw:enhanced-geometry>
          </draw:custom-shape>
          <draw:custom-shape draw:name="Freeform 39" draw:style-name="Mgr5" draw:text-style-name="MP7" draw:layer="layout" svg:width="0.461cm" svg:height="0.386cm" svg:x="32.315cm" svg:y="1.464cm">
            <text:p/>
            <draw:enhanced-geometry draw:mirror-horizontal="false" draw:mirror-vertical="false" svg:viewBox="0 0 0 0" drawooo:sub-view-size="1624 1360" draw:text-areas="0 0 ?f12 ?f13" draw:type="ooxml-non-primitive" draw:enhanced-path="M 1624 662 C 1501 524 1420 378 1290 257 1015 0 573 62 373 380 217 629 107 821 26 1102 0 1192 10 1283 46 1360 653 1302 1200 1047 1624 662 N">
              <draw:equation draw:name="f0" draw:formula="1624*logwidth/1624"/>
              <draw:equation draw:name="f1" draw:formula="662*logheight/1360"/>
              <draw:equation draw:name="f2" draw:formula="1290*logwidth/1624"/>
              <draw:equation draw:name="f3" draw:formula="257*logheight/1360"/>
              <draw:equation draw:name="f4" draw:formula="373*logwidth/1624"/>
              <draw:equation draw:name="f5" draw:formula="380*logheight/1360"/>
              <draw:equation draw:name="f6" draw:formula="26*logwidth/1624"/>
              <draw:equation draw:name="f7" draw:formula="1102*logheight/1360"/>
              <draw:equation draw:name="f8" draw:formula="46*logwidth/1624"/>
              <draw:equation draw:name="f9" draw:formula="1360*logheight/1360"/>
              <draw:equation draw:name="f10" draw:formula="1624*logwidth/1624"/>
              <draw:equation draw:name="f11" draw:formula="662*logheight/1360"/>
              <draw:equation draw:name="f12" draw:formula="logwidth"/>
              <draw:equation draw:name="f13" draw:formula="logheight"/>
            </draw:enhanced-geometry>
          </draw:custom-shape>
          <draw:custom-shape draw:name="Freeform 40" draw:style-name="Mgr5" draw:text-style-name="MP7" draw:layer="layout" svg:width="0.371cm" svg:height="0.204cm" svg:x="32.207cm" svg:y="1.118cm">
            <text:p/>
            <draw:enhanced-geometry draw:mirror-horizontal="false" draw:mirror-vertical="false" svg:viewBox="0 0 0 0" drawooo:sub-view-size="1307 722" draw:text-areas="0 0 ?f14 ?f15" draw:type="ooxml-non-primitive" draw:enhanced-path="M 243 671 C 368 684 754 722 1096 649 1185 630 1254 594 1307 536 1197 325 1022 153 809 49 710 0 594 0 497 51 277 166 102 353 0 579 30 613 96 655 243 671 N">
              <draw:equation draw:name="f0" draw:formula="243*logwidth/1307"/>
              <draw:equation draw:name="f1" draw:formula="671*logheight/722"/>
              <draw:equation draw:name="f2" draw:formula="1096*logwidth/1307"/>
              <draw:equation draw:name="f3" draw:formula="649*logheight/722"/>
              <draw:equation draw:name="f4" draw:formula="1307*logwidth/1307"/>
              <draw:equation draw:name="f5" draw:formula="536*logheight/722"/>
              <draw:equation draw:name="f6" draw:formula="809*logwidth/1307"/>
              <draw:equation draw:name="f7" draw:formula="49*logheight/722"/>
              <draw:equation draw:name="f8" draw:formula="497*logwidth/1307"/>
              <draw:equation draw:name="f9" draw:formula="51*logheight/722"/>
              <draw:equation draw:name="f10" draw:formula="0*logwidth/1307"/>
              <draw:equation draw:name="f11" draw:formula="579*logheight/722"/>
              <draw:equation draw:name="f12" draw:formula="243*logwidth/1307"/>
              <draw:equation draw:name="f13" draw:formula="671*logheight/722"/>
              <draw:equation draw:name="f14" draw:formula="logwidth"/>
              <draw:equation draw:name="f15" draw:formula="logheight"/>
            </draw:enhanced-geometry>
          </draw:custom-shape>
          <draw:custom-shape draw:name="Freeform 41" draw:style-name="Mgr5" draw:text-style-name="MP7" draw:layer="layout" svg:width="0.408cm" svg:height="0.092cm" svg:x="32.198cm" svg:y="1.296cm">
            <text:p/>
            <draw:enhanced-geometry draw:mirror-horizontal="false" draw:mirror-vertical="false" svg:viewBox="0 0 0 0" drawooo:sub-view-size="1439 326" draw:text-areas="0 0 ?f18 ?f19" draw:type="ooxml-non-primitive" draw:enhanced-path="M 1379 0 C 1333 59 1257 91 1096 123 717 198 379 157 263 140 90 116 32 85 0 60 2 133 52 200 128 221 381 289 647 326 922 326 1024 326 1124 320 1224 310 1355 297 1439 163 1394 39 1389 26 1384 13 1379 0 N">
              <draw:equation draw:name="f0" draw:formula="1379*logwidth/1439"/>
              <draw:equation draw:name="f1" draw:formula="0*logheight/326"/>
              <draw:equation draw:name="f2" draw:formula="1096*logwidth/1439"/>
              <draw:equation draw:name="f3" draw:formula="123*logheight/326"/>
              <draw:equation draw:name="f4" draw:formula="263*logwidth/1439"/>
              <draw:equation draw:name="f5" draw:formula="140*logheight/326"/>
              <draw:equation draw:name="f6" draw:formula="0*logwidth/1439"/>
              <draw:equation draw:name="f7" draw:formula="60*logheight/326"/>
              <draw:equation draw:name="f8" draw:formula="128*logwidth/1439"/>
              <draw:equation draw:name="f9" draw:formula="221*logheight/326"/>
              <draw:equation draw:name="f10" draw:formula="922*logwidth/1439"/>
              <draw:equation draw:name="f11" draw:formula="326*logheight/326"/>
              <draw:equation draw:name="f12" draw:formula="1224*logwidth/1439"/>
              <draw:equation draw:name="f13" draw:formula="310*logheight/326"/>
              <draw:equation draw:name="f14" draw:formula="1394*logwidth/1439"/>
              <draw:equation draw:name="f15" draw:formula="39*logheight/326"/>
              <draw:equation draw:name="f16" draw:formula="1379*logwidth/1439"/>
              <draw:equation draw:name="f17" draw:formula="0*logheight/326"/>
              <draw:equation draw:name="f18" draw:formula="logwidth"/>
              <draw:equation draw:name="f19" draw:formula="logheight"/>
            </draw:enhanced-geometry>
          </draw:custom-shape>
          <draw:custom-shape draw:name="Freeform 42" draw:style-name="Mgr5" draw:text-style-name="MP7" draw:layer="layout" svg:width="0.471cm" svg:height="0.351cm" svg:x="31.853cm" svg:y="2.349cm">
            <text:p/>
            <draw:enhanced-geometry draw:mirror-horizontal="false" draw:mirror-vertical="false" svg:viewBox="0 0 0 0" drawooo:sub-view-size="1658 1238" draw:text-areas="0 0 ?f16 ?f17" draw:type="ooxml-non-primitive" draw:enhanced-path="M 1428 469 C 1037 61 549 5 354 0 298 87 248 177 204 270 0 707 310 1212 792 1234 852 1237 913 1238 975 1235 1004 1234 1032 1233 1061 1231 1217 1219 1367 1176 1503 1106 1658 860 1582 633 1428 469 N">
              <draw:equation draw:name="f0" draw:formula="1428*logwidth/1658"/>
              <draw:equation draw:name="f1" draw:formula="469*logheight/1238"/>
              <draw:equation draw:name="f2" draw:formula="354*logwidth/1658"/>
              <draw:equation draw:name="f3" draw:formula="0*logheight/1238"/>
              <draw:equation draw:name="f4" draw:formula="204*logwidth/1658"/>
              <draw:equation draw:name="f5" draw:formula="270*logheight/1238"/>
              <draw:equation draw:name="f6" draw:formula="792*logwidth/1658"/>
              <draw:equation draw:name="f7" draw:formula="1234*logheight/1238"/>
              <draw:equation draw:name="f8" draw:formula="975*logwidth/1658"/>
              <draw:equation draw:name="f9" draw:formula="1235*logheight/1238"/>
              <draw:equation draw:name="f10" draw:formula="1061*logwidth/1658"/>
              <draw:equation draw:name="f11" draw:formula="1231*logheight/1238"/>
              <draw:equation draw:name="f12" draw:formula="1503*logwidth/1658"/>
              <draw:equation draw:name="f13" draw:formula="1106*logheight/1238"/>
              <draw:equation draw:name="f14" draw:formula="1428*logwidth/1658"/>
              <draw:equation draw:name="f15" draw:formula="469*logheight/1238"/>
              <draw:equation draw:name="f16" draw:formula="logwidth"/>
              <draw:equation draw:name="f17" draw:formula="logheight"/>
            </draw:enhanced-geometry>
          </draw:custom-shape>
          <draw:custom-shape draw:name="Freeform 43" draw:style-name="Mgr5" draw:text-style-name="MP7" draw:layer="layout" svg:width="0.501cm" svg:height="0.557cm" svg:x="31.974cm" svg:y="2.064cm">
            <text:p/>
            <draw:enhanced-geometry draw:mirror-horizontal="false" draw:mirror-vertical="false" svg:viewBox="0 0 0 0" drawooo:sub-view-size="1764 1961" draw:text-areas="0 0 ?f18 ?f19" draw:type="ooxml-non-primitive" draw:enhanced-path="M 1759 682 C 1744 272 1325 0 946 156 566 313 240 571 0 897 177 897 730 935 1166 1391 1307 1541 1386 1741 1298 1961 1356 1913 1410 1859 1458 1800 1460 1798 1462 1796 1464 1793 1621 1600 1717 1365 1743 1117 1759 975 1764 829 1759 682 N">
              <draw:equation draw:name="f0" draw:formula="1759*logwidth/1764"/>
              <draw:equation draw:name="f1" draw:formula="682*logheight/1961"/>
              <draw:equation draw:name="f2" draw:formula="946*logwidth/1764"/>
              <draw:equation draw:name="f3" draw:formula="156*logheight/1961"/>
              <draw:equation draw:name="f4" draw:formula="0*logwidth/1764"/>
              <draw:equation draw:name="f5" draw:formula="897*logheight/1961"/>
              <draw:equation draw:name="f6" draw:formula="1166*logwidth/1764"/>
              <draw:equation draw:name="f7" draw:formula="1391*logheight/1961"/>
              <draw:equation draw:name="f8" draw:formula="1298*logwidth/1764"/>
              <draw:equation draw:name="f9" draw:formula="1961*logheight/1961"/>
              <draw:equation draw:name="f10" draw:formula="1458*logwidth/1764"/>
              <draw:equation draw:name="f11" draw:formula="1800*logheight/1961"/>
              <draw:equation draw:name="f12" draw:formula="1464*logwidth/1764"/>
              <draw:equation draw:name="f13" draw:formula="1793*logheight/1961"/>
              <draw:equation draw:name="f14" draw:formula="1743*logwidth/1764"/>
              <draw:equation draw:name="f15" draw:formula="1117*logheight/1961"/>
              <draw:equation draw:name="f16" draw:formula="1759*logwidth/1764"/>
              <draw:equation draw:name="f17" draw:formula="682*logheight/1961"/>
              <draw:equation draw:name="f18" draw:formula="logwidth"/>
              <draw:equation draw:name="f19" draw:formula="logheight"/>
            </draw:enhanced-geometry>
          </draw:custom-shape>
        </draw:g>
      </draw:g>
      <draw:line draw:name="Gerade Verbindung 50" draw:style-name="Mgr3" draw:text-style-name="MP5" draw:layer="backgroundobjects" svg:x1="0cm" svg:y1="10.778cm" svg:x2="-2.944cm" svg:y2="10.779cm">
        <text:p/>
      </draw:line>
      <draw:line draw:name="Gerade Verbindung 2" draw:style-name="Mgr6" draw:text-style-name="MP5" draw:layer="backgroundobjects" svg:x1="16.933cm" svg:y1="17.463cm" svg:x2="16.934cm" svg:y2="17.941cm">
        <text:p/>
      </draw:line>
      <draw:line draw:name="Gerade Verbindung 52" draw:style-name="Mgr3" draw:text-style-name="MP5" draw:layer="backgroundobjects" svg:x1="1.511cm" svg:y1="0cm" svg:x2="1.512cm" svg:y2="-2cm">
        <text:p/>
      </draw:line>
      <draw:line draw:name="Gerade Verbindung 53" draw:style-name="Mgr3" draw:text-style-name="MP5" draw:layer="backgroundobjects" svg:x1="32.351cm" svg:y1="0cm" svg:x2="32.352cm" svg:y2="-2cm">
        <text:p/>
      </draw:line>
      <draw:line draw:name="Gerade Verbindung 46" draw:style-name="Mgr3" draw:text-style-name="MP5" draw:layer="backgroundobjects" svg:x1="16.931cm" svg:y1="0cm" svg:x2="16.932cm" svg:y2="-2cm">
        <text:p/>
      </draw:line>
      <draw:custom-shape draw:name="Textfeld 1" draw:style-name="Mgr7" draw:text-style-name="MP7" draw:layer="backgroundobjects" svg:width="3.224cm" svg:height="1.999cm" svg:x="1.511cm" svg:y="-2cm">
        <text:p text:style-name="MP8"><text:span text:style-name="MT2">Position </text:span><text:span text:style-name="MT2"><text:line-break/></text:span><text:span text:style-name="MT2">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7" draw:style-name="Mgr7" draw:text-style-name="MP7" draw:layer="backgroundobjects" svg:width="3.224cm" svg:height="1.999cm" svg:x="32.345cm" svg:y="-2cm">
        <text:p text:style-name="MP8"><text:span text:style-name="MT2">Position Hilfslinie</text:span><text:span text:style-name="MT2"><text:line-break/></text:span><text:span text:style-name="MT2">15,4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49" draw:style-name="Mgr7" draw:text-style-name="MP7" draw:layer="backgroundobjects" svg:width="3.224cm" svg:height="1.999cm" svg:x="16.933cm" svg:y="-2cm">
        <text:p text:style-name="MP8"><text:span text:style-name="MT2">Position </text:span><text:span text:style-name="MT2"><text:line-break/></text:span><text:span text:style-name="MT2">Hilfslinie</text:span><text:span text:style-name="MT2"><text:line-break/></text:span><text:span text:style-name="MT2">0,0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1" draw:style-name="Mgr8" draw:text-style-name="MP7" draw:layer="backgroundobjects" svg:width="3.224cm" svg:height="1.927cm" svg:x="-6.17cm" svg:y="4.372cm">
        <text:p text:style-name="MP9"><text:span text:style-name="MT2">Position </text:span><text:span text:style-name="MT2"><text:line-break/></text:span><text:span text:style-name="MT2">Hilfslinie</text:span><text:span text:style-name="MT2"><text:line-break/></text:span><text:span text:style-name="MT2">4,1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4" draw:style-name="Mgr8" draw:text-style-name="MP7" draw:layer="backgroundobjects" svg:width="3.224cm" svg:height="1.927cm" svg:x="-6.17cm" svg:y="9.809cm">
        <text:p text:style-name="MP9"><text:span text:style-name="MT2">Position </text:span><text:span text:style-name="MT2"><text:line-break/></text:span><text:span text:style-name="MT2">Hilfslinie</text:span><text:span text:style-name="MT2"><text:line-break/></text:span><text:span text:style-name="MT2">1,2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feld 55" draw:style-name="Mgr8" draw:text-style-name="MP7" draw:layer="backgroundobjects" svg:width="3.224cm" svg:height="1.927cm" svg:x="-6.17cm" svg:y="15.271cm">
        <text:p text:style-name="MP9"><text:span text:style-name="MT2">Position </text:span><text:span text:style-name="MT2"><text:line-break/></text:span><text:span text:style-name="MT2">Hilfslinie</text:span><text:span text:style-name="MT2"><text:line-break/></text:span><text:span text:style-name="MT2">6,7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presentation:style-name="Mpr22" draw:text-style-name="MP16" draw:layer="backgroundobjects" svg:width="26.631cm" svg:height="2.999cm" svg:x="1.5cm" svg:y="2.325cm" presentation:class="title" presentation:user-transformed="true">
        <draw:text-box>
          <text:p text:style-name="MP15"><text:span text:style-name="MT5">Textmasterformat </text:span><text:span text:style-name="MT5"><text:line-break/></text:span><text:span text:style-name="MT5">bearbeiten</text:span></text:p>
        </draw:text-box>
      </draw:frame>
      <draw:frame draw:name="Text Placeholder 7" presentation:style-name="Mpr23" draw:text-style-name="MP18" draw:layer="backgroundobjects" svg:width="26.631cm" svg:height="0.599cm" svg:x="1.5cm" svg:y="0.924cm" presentation:class="outline" presentation:user-transformed="true">
        <draw:text-box>
          <text:list text:style-name="ML2">
            <text:list-item>
              <text:p text:style-name="MP11"><text:span text:style-name="MT7">Formatvorlagen des Textmasters bearbeiten</text:span></text:p>
            </text:list-item>
          </text:list>
        </draw:text-box>
      </draw:frame>
      <draw:frame draw:name="Datumsplatzhalter 3" presentation:style-name="Mpr24" draw:text-style-name="MP20" draw:layer="backgroundobjects" svg:width="1.799cm" svg:height="0.853cm" svg:x="1.504cm" svg:y="17.276cm" presentation:class="date-time" presentation:user-transformed="true">
        <draw:text-box>
          <text:p text:style-name="MP19"><text:span text:style-name="MT13"><text:date style:data-style-name="D4" text:date-value="2018-08-24">24/08/2018</text:date></text:span></text:p>
        </draw:text-box>
      </draw:frame>
      <draw:frame draw:name="Fußzeilenplatzhalter 4" presentation:style-name="Mpr25" draw:text-style-name="MP20" draw:layer="backgroundobjects" svg:width="11.803cm" svg:height="0.853cm" svg:x="5.13cm" svg:y="17.276cm" presentation:class="footer" presentation:user-transformed="true">
        <draw:text-box>
          <text:p text:style-name="MP21"><text:span text:style-name="MT13">Fügen Sie hier Ihre Fußzeile ein</text:span></text:p>
        </draw:text-box>
      </draw:frame>
      <draw:frame draw:name="Foliennummernplatzhalter 5" presentation:style-name="Mpr24" draw:text-style-name="MP20" draw:layer="backgroundobjects" svg:width="1.799cm" svg:height="0.853cm" svg:x="30.56cm" svg:y="17.276cm" presentation:class="page-number" presentation:user-transformed="true">
        <draw:text-box>
          <text:p text:style-name="MP21"><text:span text:style-name="MT13"><text:page-number>&lt;number&gt;</text:page-number></text:span></text:p>
        </draw:text-box>
      </draw:frame>
      <draw:frame draw:name="Textplatzhalter 10" presentation:style-name="Mpr26" draw:text-style-name="MP22" draw:layer="backgroundobjects" svg:width="11.799cm" svg:height="0.849cm" svg:x="16.933cm" svg:y="17.276cm" presentation:class="outline" presentation:user-transformed="true">
        <draw:text-box>
          <text:p text:style-name="MP8"><text:span text:style-name="MT14">Quelle Einfügen</text:span></text:p>
        </draw:text-box>
      </draw:frame>
      <draw:frame draw:name="Content 1" presentation:style-name="Mpr27" draw:text-style-name="MP24" draw:layer="backgroundobjects" svg:width="14.799cm" svg:height="10.895cm" svg:x="1.504cm" svg:y="5.331cm" presentation:class="outline" presentation:user-transformed="true">
        <draw:text-box>
          <text:p text:style-name="MP8"><text:span text:style-name="MT10">Formatvorlagen des Textmasters bearbeiten</text:span></text:p>
          <text:list text:style-name="ML6">
            <text:list-item>
              <text:list>
                <text:list-item>
                  <text:p text:style-name="MP8"><text:span text:style-name="MT11">Zweite Ebene</text:span></text:p>
                </text:list-item>
              </text:list>
            </text:list-item>
          </text:list>
          <text:list text:style-name="ML7">
            <text:list-item>
              <text:list>
                <text:list-item>
                  <text:list>
                    <text:list-item>
                      <text:p text:style-name="MP8"><text:span text:style-name="MT15">Dritte Ebene</text:span></text:p>
                    </text:list-item>
                  </text:list>
                </text:list-item>
              </text:list>
            </text:list-item>
          </text:list>
          <text:list text:style-name="ML8">
            <text:list-item>
              <text:list>
                <text:list-item>
                  <text:list>
                    <text:list-item>
                      <text:list>
                        <text:list-item>
                          <text:p text:style-name="MP8"><text:span text:style-name="MT16">Vierte Ebene</text:span></text:p>
                        </text:list-item>
                      </text:list>
                    </text:list-item>
                  </text:list>
                </text:list-item>
              </text:list>
            </text:list-item>
          </text:list>
          <text:list text:style-name="ML9">
            <text:list-item>
              <text:list>
                <text:list-item>
                  <text:list>
                    <text:list-item>
                      <text:list>
                        <text:list-item>
                          <text:list>
                            <text:list-item>
                              <text:p text:style-name="MP8"><text:span text:style-name="MT16">Fünfte Ebene</text:span></text:p>
                            </text:list-item>
                          </text:list>
                        </text:list-item>
                      </text:list>
                    </text:list-item>
                  </text:list>
                </text:list-item>
              </text:list>
            </text:list-item>
          </text:list>
        </draw:text-box>
      </draw:frame>
      <draw:frame draw:name="Content 1" presentation:style-name="Mpr27" draw:text-style-name="MP24" draw:layer="backgroundobjects" svg:width="14.799cm" svg:height="10.895cm" svg:x="17.54cm" svg:y="5.331cm" presentation:class="outline" presentation:user-transformed="true">
        <draw:text-box>
          <text:p text:style-name="MP8"><text:span text:style-name="MT10">Formatvorlagen des Textmasters bearbeiten</text:span></text:p>
          <text:list text:style-name="ML6">
            <text:list-item>
              <text:list>
                <text:list-item>
                  <text:p text:style-name="MP8"><text:span text:style-name="MT11">Zweite Ebene</text:span></text:p>
                </text:list-item>
              </text:list>
            </text:list-item>
          </text:list>
          <text:list text:style-name="ML7">
            <text:list-item>
              <text:list>
                <text:list-item>
                  <text:list>
                    <text:list-item>
                      <text:p text:style-name="MP8"><text:span text:style-name="MT15">Dritte Ebene</text:span></text:p>
                    </text:list-item>
                  </text:list>
                </text:list-item>
              </text:list>
            </text:list-item>
          </text:list>
          <text:list text:style-name="ML8">
            <text:list-item>
              <text:list>
                <text:list-item>
                  <text:list>
                    <text:list-item>
                      <text:list>
                        <text:list-item>
                          <text:p text:style-name="MP8"><text:span text:style-name="MT16">Vierte Ebene</text:span></text:p>
                        </text:list-item>
                      </text:list>
                    </text:list-item>
                  </text:list>
                </text:list-item>
              </text:list>
            </text:list-item>
          </text:list>
          <text:list text:style-name="ML9">
            <text:list-item>
              <text:list>
                <text:list-item>
                  <text:list>
                    <text:list-item>
                      <text:list>
                        <text:list-item>
                          <text:list>
                            <text:list-item>
                              <text:p text:style-name="MP8"><text:span text:style-name="MT16">Fünfte Ebene</text:span></text:p>
                            </text:list-item>
                          </text:list>
                        </text:list-item>
                      </text:list>
                    </text:list-item>
                  </text:list>
                </text:list-item>
              </text:list>
            </text:list-item>
          </text:list>
        </draw:text-box>
      </draw:frame>
      <presentation:notes style:page-layout-name="PM0">
        <draw:page-thumbnail presentation:style-name="_32__20_spalter_20__2b__20_2_20_zlg._20_Titel-title" draw:layer="backgroundobjects" svg:width="19.795cm" svg:height="11.136cm" svg:x="0.602cm" svg:y="2.257cm" presentation:class="page"/>
        <draw:frame presentation:style-name="_32__20_spalter_20__2b__20_2_20_zlg._20_Titel-notes" draw:layer="backgroundobjects" svg:width="16.799cm" svg:height="13.364cm" svg:x="2.1cm" svg:y="14.107cm" presentation:class="notes" presentation:placeholder="true">
          <draw:text-box/>
        </draw:frame>
        <draw:frame presentation:style-name="Mpr28" draw:text-style-name="MP2" draw:layer="backgroundobjects" svg:width="9.113cm" svg:height="1.484cm" svg:x="0cm" svg:y="0cm" presentation:class="header">
          <draw:text-box>
            <text:p text:style-name="MP1"><text:span text:style-name="MT1"><presentation:header/></text:span></text:p>
          </draw:text-box>
        </draw:frame>
        <draw:frame presentation:style-name="Mpr28" draw:text-style-name="MP4" draw:layer="backgroundobjects" svg:width="9.113cm" svg:height="1.484cm" svg:x="11.886cm" svg:y="0cm" presentation:class="date-time">
          <draw:text-box>
            <text:p text:style-name="MP3"><text:span text:style-name="MT1"><presentation:date-time/></text:span></text:p>
          </draw:text-box>
        </draw:frame>
        <draw:frame presentation:style-name="Mpr29" draw:text-style-name="MP2" draw:layer="backgroundobjects" svg:width="9.113cm" svg:height="1.484cm" svg:x="0cm" svg:y="28.215cm" presentation:class="footer">
          <draw:text-box>
            <text:p text:style-name="MP1"><text:span text:style-name="MT1"><presentation:footer/></text:span></text:p>
          </draw:text-box>
        </draw:frame>
        <draw:frame presentation:style-name="Mpr2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PowerPoint-Präsentation</dc:title>
    <meta:initial-creator>Benjamin Raschka</meta:initial-creator>
    <meta:editing-cycles>10</meta:editing-cycles>
    <meta:creation-date>2017-03-17T09:32:58</meta:creation-date>
    <dc:date>2018-08-24T19:01:53.914185626</dc:date>
    <meta:editing-duration>PT3M26S</meta:editing-duration>
    <meta:generator>LibreOffice/6.0.3.2$Linux_X86_64 LibreOffice_project/00m0$Build-2</meta:generator>
    <meta:document-statistic meta:object-count="378"/>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0</meta:user-defined>
    <meta:user-defined meta:name="PresentationFormat" meta:value-type="string">Benutzerdefiniert</meta:user-defined>
    <meta:user-defined meta:name="ScaleCrop" meta:value-type="boolean">false</meta:user-defined>
    <meta:user-defined meta:name="ShareDoc" meta:value-type="boolean">false</meta:user-defined>
    <meta:user-defined meta:name="Slides" meta:value-type="float">6</meta:user-defined>
    <meta:template xlink:type="simple" xlink:actuate="onRequest" xlink:title="StSt Template 03-2017 Vorlage" xlink:href=""/>
  </office:meta>
</office:document-meta>
</file>